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519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2">
          <table:table-cell office:value-type="string">
            <text:p>Nom</text:p>
          </table:table-cell>
          <table:table-cell office:value-type="string">
            <text:p>Prenom</text:p>
          </table:table-cell>
          <table:table-cell office:value-type="string">
            <text:p>Poste</text:p>
          </table:table-cell>
          <table:table-cell office:value-type="string">
            <text:p>Photo</text:p>
          </table:table-cell>
          <table:table-cell office:value-type="string">
            <text:p>Equipe</text:p>
          </table:table-cell>
          <table:table-cell office:value-type="string">
            <text:p>Selection</text:p>
          </table:table-cell>
          <table:table-cell office:value-type="string">
            <text:p>Nationalite</text:p>
          </table:table-cell>
          <table:table-cell office:value-type="string">
            <text:p>Championnat</text:p>
          </table:table-cell>
        </table:table-row>
        <table:table-row table:style-name="ro2">
          <table:table-cell office:value-type="string">
            <text:p>Gotze</text:p>
          </table:table-cell>
          <table:table-cell office:value-type="string">
            <text:p>Mario</text:p>
          </table:table-cell>
          <table:table-cell office:value-type="string">
            <text:p>MOC</text:p>
          </table:table-cell>
          <table:table-cell office:value-type="string">
            <text:p>http://2015.sofifa.org/15/players/60/192318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obben</text:p>
          </table:table-cell>
          <table:table-cell office:value-type="string">
            <text:p>Arjen</text:p>
          </table:table-cell>
          <table:table-cell office:value-type="string">
            <text:p>MDR</text:p>
          </table:table-cell>
          <table:table-cell office:value-type="string">
            <text:p>http://2015.sofifa.org/15/players/60/9014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Pays-Ba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ewandowski</text:p>
          </table:table-cell>
          <table:table-cell office:value-type="string">
            <text:p>Robert</text:p>
          </table:table-cell>
          <table:table-cell office:value-type="string">
            <text:p>BU</text:p>
          </table:table-cell>
          <table:table-cell office:value-type="string">
            <text:p>http://2015.sofifa.org/15/players/60/188545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uller</text:p>
          </table:table-cell>
          <table:table-cell office:value-type="string">
            <text:p>Thomas</text:p>
          </table:table-cell>
          <table:table-cell office:value-type="string">
            <text:p>MDR</text:p>
          </table:table-cell>
          <table:table-cell office:value-type="string">
            <text:p>http://2015.sofifa.org/15/players/60/189596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laba</text:p>
          </table:table-cell>
          <table:table-cell office:value-type="string">
            <text:p>David</text:p>
          </table:table-cell>
          <table:table-cell office:value-type="string">
            <text:p>DG</text:p>
          </table:table-cell>
          <table:table-cell office:value-type="string">
            <text:p>http://2015.sofifa.org/15/players/60/197445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euer</text:p>
          </table:table-cell>
          <table:table-cell office:value-type="string">
            <text:p>Manuel</text:p>
          </table:table-cell>
          <table:table-cell office:value-type="string">
            <text:p>G</text:p>
          </table:table-cell>
          <table:table-cell office:value-type="string">
            <text:p>http://2015.sofifa.org/15/players/60/167495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Thiago</text:p>
          </table:table-cell>
          <table:table-cell office:value-type="string">
            <text:p>Alcantara</text:p>
          </table:table-cell>
          <table:table-cell office:value-type="string">
            <text:p>MC</text:p>
          </table:table-cell>
          <table:table-cell office:value-type="string">
            <text:p>http://2015.sofifa.org/15/players/60/189509.png</text:p>
          </table:table-cell>
          <table:table-cell office:value-type="string">
            <text:p>Bayern Munich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natia</text:p>
          </table:table-cell>
          <table:table-cell office:value-type="string">
            <text:p>Medhi</text:p>
          </table:table-cell>
          <table:table-cell office:value-type="string">
            <text:p>DC</text:p>
          </table:table-cell>
          <table:table-cell office:value-type="string">
            <text:p>http://2015.sofifa.org/15/players/60/177509.png</text:p>
          </table:table-cell>
          <table:table-cell office:value-type="string">
            <text:p>Bayern Munich</text:p>
          </table:table-cell>
          <table:table-cell/>
          <table:table-cell office:value-type="string">
            <text:p>Maroc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haqiri</text:p>
          </table:table-cell>
          <table:table-cell office:value-type="string">
            <text:p>Xherdan</text:p>
          </table:table-cell>
          <table:table-cell office:value-type="string">
            <text:p>MDR</text:p>
          </table:table-cell>
          <table:table-cell office:value-type="string">
            <text:p>http://2015.sofifa.org/15/players/60/193348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rnat</text:p>
          </table:table-cell>
          <table:table-cell office:value-type="string">
            <text:p>Juan</text:p>
          </table:table-cell>
          <table:table-cell office:value-type="string">
            <text:p>DG</text:p>
          </table:table-cell>
          <table:table-cell office:value-type="string">
            <text:p>http://2015.sofifa.org/15/players/60/205069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jbjerg</text:p>
          </table:table-cell>
          <table:table-cell office:value-type="string">
            <text:p>Pierre-Emile</text:p>
          </table:table-cell>
          <table:table-cell office:value-type="string">
            <text:p>MC</text:p>
          </table:table-cell>
          <table:table-cell office:value-type="string">
            <text:p>http://2015.sofifa.org/15/players/60/213648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Danemark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ahm</text:p>
          </table:table-cell>
          <table:table-cell office:value-type="string">
            <text:p>Philipp</text:p>
          </table:table-cell>
          <table:table-cell office:value-type="string">
            <text:p>MDC</text:p>
          </table:table-cell>
          <table:table-cell office:value-type="string">
            <text:p>http://2015.sofifa.org/15/players/60/121939.png</text:p>
          </table:table-cell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lonso</text:p>
          </table:table-cell>
          <table:table-cell office:value-type="string">
            <text:p>Xabi</text:p>
          </table:table-cell>
          <table:table-cell office:value-type="string">
            <text:p>MDC</text:p>
          </table:table-cell>
          <table:table-cell office:value-type="string">
            <text:p>http://2015.sofifa.org/15/players/60/45197.png</text:p>
          </table:table-cell>
          <table:table-cell office:value-type="string">
            <text:p>Bayern Munich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ibery</text:p>
          </table:table-cell>
          <table:table-cell office:value-type="string">
            <text:p>Franck</text:p>
          </table:table-cell>
          <table:table-cell office:value-type="string">
            <text:p>MG</text:p>
          </table:table-cell>
          <table:table-cell office:value-type="string">
            <text:p>http://2015.sofifa.org/15/players/60/156616.png</text:p>
          </table:table-cell>
          <table:table-cell office:value-type="string">
            <text:p>Bayern Munich</text:p>
          </table:table-cell>
          <table:table-cell/>
          <table:table-cell office:value-type="string">
            <text:p>Franc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oateng</text:p>
          </table:table-cell>
          <table:table-cell office:value-type="string">
            <text:p>Jerome</text:p>
          </table:table-cell>
          <table:table-cell office:value-type="string">
            <text:p>DC</text:p>
          </table:table-cell>
          <table:table-cell office:value-type="string">
            <text:p>http://2015.sofifa.org/15/players/60/183907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weinsteiger</text:p>
          </table:table-cell>
          <table:table-cell office:value-type="string">
            <text:p>Bastian</text:p>
          </table:table-cell>
          <table:table-cell office:value-type="string">
            <text:p>MC</text:p>
          </table:table-cell>
          <table:table-cell office:value-type="string">
            <text:p>http://2015.sofifa.org/15/players/60/121944.png</text:p>
          </table:table-cell>
          <table:table-cell office:value-type="string">
            <text:p>Bayern Munich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rtinez</text:p>
          </table:table-cell>
          <table:table-cell office:value-type="string">
            <text:p>Javi</text:p>
          </table:table-cell>
          <table:table-cell office:value-type="string">
            <text:p>DC</text:p>
          </table:table-cell>
          <table:table-cell office:value-type="string">
            <text:p>http://2015.sofifa.org/15/players/60/177610.png</text:p>
          </table:table-cell>
          <table:table-cell office:value-type="string">
            <text:p>Bayern Munich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ante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58625.png</text:p>
          </table:table-cell>
          <table:table-cell office:value-type="string">
            <text:p>Bayern Munich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ode</text:p>
          </table:table-cell>
          <table:table-cell office:value-type="string">
            <text:p>Sebastian</text:p>
          </table:table-cell>
          <table:table-cell office:value-type="string">
            <text:p>MDC</text:p>
          </table:table-cell>
          <table:table-cell office:value-type="string">
            <text:p>http://2015.sofifa.org/15/players/60/200215.png</text:p>
          </table:table-cell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izarro</text:p>
          </table:table-cell>
          <table:table-cell office:value-type="string">
            <text:p>Claudio</text:p>
          </table:table-cell>
          <table:table-cell office:value-type="string">
            <text:p>BU</text:p>
          </table:table-cell>
          <table:table-cell office:value-type="string">
            <text:p>http://2015.sofifa.org/15/players/60/25420.png</text:p>
          </table:table-cell>
          <table:table-cell office:value-type="string">
            <text:p>Bayern Munich</text:p>
          </table:table-cell>
          <table:table-cell office:value-type="string">
            <text:p>Perou</text:p>
          </table:table-cell>
          <table:table-cell office:value-type="string">
            <text:p>Perou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eine</text:p>
          </table:table-cell>
          <table:table-cell office:value-type="string">
            <text:p>Jose</text:p>
          </table:table-cell>
          <table:table-cell office:value-type="string">
            <text:p>G</text:p>
          </table:table-cell>
          <table:table-cell office:value-type="string">
            <text:p>http://2015.sofifa.org/15/players/60/24630.png</text:p>
          </table:table-cell>
          <table:table-cell office:value-type="string">
            <text:p>Bayern Munich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dstuber</text:p>
          </table:table-cell>
          <table:table-cell office:value-type="string">
            <text:p>Holger</text:p>
          </table:table-cell>
          <table:table-cell office:value-type="string">
            <text:p>DC</text:p>
          </table:table-cell>
          <table:table-cell office:value-type="string">
            <text:p>http://2015.sofifa.org/15/players/60/192620.png</text:p>
          </table:table-cell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afinha</text:p>
          </table:table-cell>
          <table:table-cell/>
          <table:table-cell office:value-type="string">
            <text:p>DD</text:p>
          </table:table-cell>
          <table:table-cell office:value-type="string">
            <text:p>http://2015.sofifa.org/15/players/60/168607.png</text:p>
          </table:table-cell>
          <table:table-cell office:value-type="string">
            <text:p>Bayern Munich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eiser</text:p>
          </table:table-cell>
          <table:table-cell office:value-type="string">
            <text:p>Mitchell</text:p>
          </table:table-cell>
          <table:table-cell office:value-type="string">
            <text:p>MDR</text:p>
          </table:table-cell>
          <table:table-cell office:value-type="string">
            <text:p>http://2015.sofifa.org/15/players/60/206591.png</text:p>
          </table:table-cell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audino</text:p>
          </table:table-cell>
          <table:table-cell office:value-type="string">
            <text:p>Gianluca</text:p>
          </table:table-cell>
          <table:table-cell office:value-type="string">
            <text:p>MC</text:p>
          </table:table-cell>
          <table:table-cell office:value-type="string">
            <text:p>http://2015.sofifa.org/15/players/60/224925.png</text:p>
          </table:table-cell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urt</text:p>
          </table:table-cell>
          <table:table-cell office:value-type="string">
            <text:p>Sinan</text:p>
          </table:table-cell>
          <table:table-cell office:value-type="string">
            <text:p>MG</text:p>
          </table:table-cell>
          <table:table-cell/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eihrauch</text:p>
          </table:table-cell>
          <table:table-cell office:value-type="string">
            <text:p>Patrick</text:p>
          </table:table-cell>
          <table:table-cell office:value-type="string">
            <text:p>AT</text:p>
          </table:table-cell>
          <table:table-cell office:value-type="string">
            <text:p>http://2015.sofifa.org/15/players/60/210020.png</text:p>
          </table:table-cell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arke</text:p>
          </table:table-cell>
          <table:table-cell office:value-type="string">
            <text:p>Tom</text:p>
          </table:table-cell>
          <table:table-cell office:value-type="string">
            <text:p>G</text:p>
          </table:table-cell>
          <table:table-cell office:value-type="string">
            <text:p>http://2015.sofifa.org/15/players/60/107713.png</text:p>
          </table:table-cell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oll</text:p>
          </table:table-cell>
          <table:table-cell office:value-type="string">
            <text:p>Lucas-Julian</text:p>
          </table:table-cell>
          <table:table-cell office:value-type="string">
            <text:p>MOC</text:p>
          </table:table-cell>
          <table:table-cell/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ingerle</text:p>
          </table:table-cell>
          <table:table-cell office:value-type="string">
            <text:p>Leopold</text:p>
          </table:table-cell>
          <table:table-cell office:value-type="string">
            <text:p>G</text:p>
          </table:table-cell>
          <table:table-cell office:value-type="string">
            <text:p>http://2015.sofifa.org/15/players/60/222546.png</text:p>
          </table:table-cell>
          <table:table-cell office:value-type="string">
            <text:p>Bayern Muni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eus</text:p>
          </table:table-cell>
          <table:table-cell office:value-type="string">
            <text:p>Marco</text:p>
          </table:table-cell>
          <table:table-cell office:value-type="string">
            <text:p>MG</text:p>
          </table:table-cell>
          <table:table-cell office:value-type="string">
            <text:p>http://2015.sofifa.org/15/players/60/188350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Immobile</text:p>
          </table:table-cell>
          <table:table-cell office:value-type="string">
            <text:p>Ciro</text:p>
          </table:table-cell>
          <table:table-cell office:value-type="string">
            <text:p>BU</text:p>
          </table:table-cell>
          <table:table-cell office:value-type="string">
            <text:p>http://2015.sofifa.org/15/players/60/192387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Ital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undogan</text:p>
          </table:table-cell>
          <table:table-cell office:value-type="string">
            <text:p>Ilkay</text:p>
          </table:table-cell>
          <table:table-cell office:value-type="string">
            <text:p>MC</text:p>
          </table:table-cell>
          <table:table-cell office:value-type="string">
            <text:p>http://2015.sofifa.org/15/players/60/186942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ubameyang</text:p>
          </table:table-cell>
          <table:table-cell office:value-type="string">
            <text:p>Pierre-Emerick</text:p>
          </table:table-cell>
          <table:table-cell office:value-type="string">
            <text:p>MDR</text:p>
          </table:table-cell>
          <table:table-cell office:value-type="string">
            <text:p>http://2015.sofifa.org/15/players/60/188567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Gab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ummels</text:p>
          </table:table-cell>
          <table:table-cell office:value-type="string">
            <text:p>Mats</text:p>
          </table:table-cell>
          <table:table-cell office:value-type="string">
            <text:p>DC</text:p>
          </table:table-cell>
          <table:table-cell office:value-type="string">
            <text:p>http://2015.sofifa.org/15/players/60/178603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inter</text:p>
          </table:table-cell>
          <table:table-cell office:value-type="string">
            <text:p>Matthias</text:p>
          </table:table-cell>
          <table:table-cell office:value-type="string">
            <text:p>DC</text:p>
          </table:table-cell>
          <table:table-cell office:value-type="string">
            <text:p>http://2015.sofifa.org/15/players/60/207862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agawa</text:p>
          </table:table-cell>
          <table:table-cell office:value-type="string">
            <text:p>Shinji</text:p>
          </table:table-cell>
          <table:table-cell office:value-type="string">
            <text:p>MOC</text:p>
          </table:table-cell>
          <table:table-cell office:value-type="string">
            <text:p>http://2015.sofifa.org/15/players/60/189358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urm</text:p>
          </table:table-cell>
          <table:table-cell office:value-type="string">
            <text:p>Erik</text:p>
          </table:table-cell>
          <table:table-cell office:value-type="string">
            <text:p>DG</text:p>
          </table:table-cell>
          <table:table-cell office:value-type="string">
            <text:p>http://2015.sofifa.org/15/players/60/207920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amos</text:p>
          </table:table-cell>
          <table:table-cell office:value-type="string">
            <text:p>Adrian</text:p>
          </table:table-cell>
          <table:table-cell office:value-type="string">
            <text:p>BU</text:p>
          </table:table-cell>
          <table:table-cell office:value-type="string">
            <text:p>http://2015.sofifa.org/15/players/60/176619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Colom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iszczek</text:p>
          </table:table-cell>
          <table:table-cell office:value-type="string">
            <text:p>Lukasz</text:p>
          </table:table-cell>
          <table:table-cell office:value-type="string">
            <text:p>DD</text:p>
          </table:table-cell>
          <table:table-cell office:value-type="string">
            <text:p>http://2015.sofifa.org/15/players/60/173771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okratis</text:p>
          </table:table-cell>
          <table:table-cell office:value-type="string">
            <text:p>Papastathopoulos</text:p>
          </table:table-cell>
          <table:table-cell office:value-type="string">
            <text:p>DC</text:p>
          </table:table-cell>
          <table:table-cell office:value-type="string">
            <text:p>http://2015.sofifa.org/15/players/60/172879.png</text:p>
          </table:table-cell>
          <table:table-cell office:value-type="string">
            <text:p>BV 09 Borussia Dortmund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laszczykowski</text:p>
          </table:table-cell>
          <table:table-cell office:value-type="string">
            <text:p>Jakub</text:p>
          </table:table-cell>
          <table:table-cell office:value-type="string">
            <text:p>MDR</text:p>
          </table:table-cell>
          <table:table-cell office:value-type="string">
            <text:p>http://2015.sofifa.org/15/players/60/164994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khitaryan</text:p>
          </table:table-cell>
          <table:table-cell office:value-type="string">
            <text:p>Henrikh</text:p>
          </table:table-cell>
          <table:table-cell office:value-type="string">
            <text:p>MOC</text:p>
          </table:table-cell>
          <table:table-cell office:value-type="string">
            <text:p>http://2015.sofifa.org/15/players/60/192883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rmen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rr</text:p>
          </table:table-cell>
          <table:table-cell office:value-type="string">
            <text:p>Marian</text:p>
          </table:table-cell>
          <table:table-cell office:value-type="string">
            <text:p>DC</text:p>
          </table:table-cell>
          <table:table-cell office:value-type="string">
            <text:p>http://2015.sofifa.org/15/players/60/212628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ubotic</text:p>
          </table:table-cell>
          <table:table-cell office:value-type="string">
            <text:p>Neven</text:p>
          </table:table-cell>
          <table:table-cell office:value-type="string">
            <text:p>DC</text:p>
          </table:table-cell>
          <table:table-cell office:value-type="string">
            <text:p>http://2015.sofifa.org/15/players/60/183556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nder</text:p>
          </table:table-cell>
          <table:table-cell office:value-type="string">
            <text:p>Sven</text:p>
          </table:table-cell>
          <table:table-cell office:value-type="string">
            <text:p>MDC</text:p>
          </table:table-cell>
          <table:table-cell office:value-type="string">
            <text:p>http://2015.sofifa.org/15/players/60/177458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hin</text:p>
          </table:table-cell>
          <table:table-cell office:value-type="string">
            <text:p>Nuri</text:p>
          </table:table-cell>
          <table:table-cell office:value-type="string">
            <text:p>MC</text:p>
          </table:table-cell>
          <table:table-cell office:value-type="string">
            <text:p>http://2015.sofifa.org/15/players/60/170797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ojic</text:p>
          </table:table-cell>
          <table:table-cell office:value-type="string">
            <text:p>Milos</text:p>
          </table:table-cell>
          <table:table-cell office:value-type="string">
            <text:p>MC</text:p>
          </table:table-cell>
          <table:table-cell office:value-type="string">
            <text:p>http://2015.sofifa.org/15/players/60/221838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i</text:p>
          </table:table-cell>
          <table:table-cell office:value-type="string">
            <text:p>Dong Won</text:p>
          </table:table-cell>
          <table:table-cell office:value-type="string">
            <text:p>MOC</text:p>
          </table:table-cell>
          <table:table-cell office:value-type="string">
            <text:p>http://2015.sofifa.org/15/players/60/199266.png</text:p>
          </table:table-cell>
          <table:table-cell office:value-type="string">
            <text:p>BV 09 Borussia Dortmund</text:p>
          </table:table-cell>
          <table:table-cell office:value-type="string">
            <text:p>Coree du Sud</text:p>
          </table:table-cell>
          <table:table-cell office:value-type="string">
            <text:p>Coree du Sud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rosskreutz</text:p>
          </table:table-cell>
          <table:table-cell office:value-type="string">
            <text:p>Kevin</text:p>
          </table:table-cell>
          <table:table-cell office:value-type="string">
            <text:p>DD</text:p>
          </table:table-cell>
          <table:table-cell office:value-type="string">
            <text:p>http://2015.sofifa.org/15/players/60/188352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melzer</text:p>
          </table:table-cell>
          <table:table-cell office:value-type="string">
            <text:p>Marcel</text:p>
          </table:table-cell>
          <table:table-cell office:value-type="string">
            <text:p>DG</text:p>
          </table:table-cell>
          <table:table-cell office:value-type="string">
            <text:p>http://2015.sofifa.org/15/players/60/188802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eidenfeller</text:p>
          </table:table-cell>
          <table:table-cell office:value-type="string">
            <text:p>Roman</text:p>
          </table:table-cell>
          <table:table-cell office:value-type="string">
            <text:p>G</text:p>
          </table:table-cell>
          <table:table-cell office:value-type="string">
            <text:p>http://2015.sofifa.org/15/players/60/2196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ehl</text:p>
          </table:table-cell>
          <table:table-cell office:value-type="string">
            <text:p>Sebastian</text:p>
          </table:table-cell>
          <table:table-cell office:value-type="string">
            <text:p>MDC</text:p>
          </table:table-cell>
          <table:table-cell office:value-type="string">
            <text:p>http://2015.sofifa.org/15/players/60/5485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angerak</text:p>
          </table:table-cell>
          <table:table-cell office:value-type="string">
            <text:p>Mitchell</text:p>
          </table:table-cell>
          <table:table-cell office:value-type="string">
            <text:p>G</text:p>
          </table:table-cell>
          <table:table-cell office:value-type="string">
            <text:p>http://2015.sofifa.org/15/players/60/182435.png</text:p>
          </table:table-cell>
          <table:table-cell office:value-type="string">
            <text:p>BV 09 Borussia Dortmund</text:p>
          </table:table-cell>
          <table:table-cell table:number-columns-repeated="2" office:value-type="string">
            <text:p>Austral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mini</text:p>
          </table:table-cell>
          <table:table-cell office:value-type="string">
            <text:p>Mustafa</text:p>
          </table:table-cell>
          <table:table-cell office:value-type="string">
            <text:p>MC</text:p>
          </table:table-cell>
          <table:table-cell office:value-type="string">
            <text:p>http://2015.sofifa.org/15/players/60/199002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ustral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irch</text:p>
          </table:table-cell>
          <table:table-cell office:value-type="string">
            <text:p>Oliver</text:p>
          </table:table-cell>
          <table:table-cell office:value-type="string">
            <text:p>MDC</text:p>
          </table:table-cell>
          <table:table-cell office:value-type="string">
            <text:p>http://2015.sofifa.org/15/players/60/122048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ruoka</text:p>
          </table:table-cell>
          <table:table-cell office:value-type="string">
            <text:p>Mitsuro</text:p>
          </table:table-cell>
          <table:table-cell office:value-type="string">
            <text:p>MOC</text:p>
          </table:table-cell>
          <table:table-cell office:value-type="string">
            <text:p>http://2015.sofifa.org/15/players/60/225205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rnschuh</text:p>
          </table:table-cell>
          <table:table-cell office:value-type="string">
            <text:p>Marc</text:p>
          </table:table-cell>
          <table:table-cell office:value-type="string">
            <text:p>DD</text:p>
          </table:table-cell>
          <table:table-cell office:value-type="string">
            <text:p>http://2015.sofifa.org/15/players/60/190826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lomerovic</text:p>
          </table:table-cell>
          <table:table-cell office:value-type="string">
            <text:p>Zlatan</text:p>
          </table:table-cell>
          <table:table-cell office:value-type="string">
            <text:p>G</text:p>
          </table:table-cell>
          <table:table-cell office:value-type="string">
            <text:p>http://2015.sofifa.org/15/players/60/208764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ndowski</text:p>
          </table:table-cell>
          <table:table-cell office:value-type="string">
            <text:p>Jannik</text:p>
          </table:table-cell>
          <table:table-cell office:value-type="string">
            <text:p>DG</text:p>
          </table:table-cell>
          <table:table-cell office:value-type="string">
            <text:p>http://2015.sofifa.org/15/players/60/216535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arder</text:p>
          </table:table-cell>
          <table:table-cell office:value-type="string">
            <text:p>Tammo</text:p>
          </table:table-cell>
          <table:table-cell office:value-type="string">
            <text:p>MG</text:p>
          </table:table-cell>
          <table:table-cell office:value-type="string">
            <text:p>http://2015.sofifa.org/15/players/60/222270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arey</text:p>
          </table:table-cell>
          <table:table-cell office:value-type="string">
            <text:p>Khaled</text:p>
          </table:table-cell>
          <table:table-cell office:value-type="string">
            <text:p>DD</text:p>
          </table:table-cell>
          <table:table-cell office:value-type="string">
            <text:p>http://2015.sofifa.org/15/players/60/225206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yau</text:p>
          </table:table-cell>
          <table:table-cell office:value-type="string">
            <text:p>Joseph-Claude</text:p>
          </table:table-cell>
          <table:table-cell office:value-type="string">
            <text:p>MG</text:p>
          </table:table-cell>
          <table:table-cell office:value-type="string">
            <text:p>http://2015.sofifa.org/15/players/60/207892.png</text:p>
          </table:table-cell>
          <table:table-cell office:value-type="string">
            <text:p>BV 09 Borussia Dortmund</text:p>
          </table:table-cell>
          <table:table-cell/>
          <table:table-cell office:value-type="string">
            <text:p>Etats-Uni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azard</text:p>
          </table:table-cell>
          <table:table-cell office:value-type="string">
            <text:p>Thorgan</text:p>
          </table:table-cell>
          <table:table-cell office:value-type="string">
            <text:p>MOC</text:p>
          </table:table-cell>
          <table:table-cell office:value-type="string">
            <text:p>http://2015.sofifa.org/15/players/60/203486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Belgi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ramer</text:p>
          </table:table-cell>
          <table:table-cell office:value-type="string">
            <text:p>Christoph</text:p>
          </table:table-cell>
          <table:table-cell office:value-type="string">
            <text:p>MDC</text:p>
          </table:table-cell>
          <table:table-cell office:value-type="string">
            <text:p>http://2015.sofifa.org/15/players/60/204024.png</text:p>
          </table:table-cell>
          <table:table-cell office:value-type="string">
            <text:p>Borussia Monchengladbach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Xhaka</text:p>
          </table:table-cell>
          <table:table-cell office:value-type="string">
            <text:p>Granit</text:p>
          </table:table-cell>
          <table:table-cell office:value-type="string">
            <text:p>MC</text:p>
          </table:table-cell>
          <table:table-cell office:value-type="string">
            <text:p>http://2015.sofifa.org/15/players/60/199503.png</text:p>
          </table:table-cell>
          <table:table-cell office:value-type="string">
            <text:p>Borussia Monchengladbach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ahn</text:p>
          </table:table-cell>
          <table:table-cell office:value-type="string">
            <text:p>Andre</text:p>
          </table:table-cell>
          <table:table-cell office:value-type="string">
            <text:p>MDR</text:p>
          </table:table-cell>
          <table:table-cell office:value-type="string">
            <text:p>http://2015.sofifa.org/15/players/60/211862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errmann</text:p>
          </table:table-cell>
          <table:table-cell office:value-type="string">
            <text:p>Patrick</text:p>
          </table:table-cell>
          <table:table-cell office:value-type="string">
            <text:p>MDR</text:p>
          </table:table-cell>
          <table:table-cell office:value-type="string">
            <text:p>http://2015.sofifa.org/15/players/60/198077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affael</text:p>
          </table:table-cell>
          <table:table-cell/>
          <table:table-cell office:value-type="string">
            <text:p>AT</text:p>
          </table:table-cell>
          <table:table-cell office:value-type="string">
            <text:p>http://2015.sofifa.org/15/players/60/144622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ruse</text:p>
          </table:table-cell>
          <table:table-cell office:value-type="string">
            <text:p>Max</text:p>
          </table:table-cell>
          <table:table-cell office:value-type="string">
            <text:p>AT</text:p>
          </table:table-cell>
          <table:table-cell office:value-type="string">
            <text:p>http://2015.sofifa.org/15/players/60/183574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ommer</text:p>
          </table:table-cell>
          <table:table-cell office:value-type="string">
            <text:p>Yann</text:p>
          </table:table-cell>
          <table:table-cell office:value-type="string">
            <text:p>G</text:p>
          </table:table-cell>
          <table:table-cell office:value-type="string">
            <text:p>http://2015.sofifa.org/15/players/60/177683.png</text:p>
          </table:table-cell>
          <table:table-cell office:value-type="string">
            <text:p>Borussia Monchengladbach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rgota</text:p>
          </table:table-cell>
          <table:table-cell office:value-type="string">
            <text:p>Branimir</text:p>
          </table:table-cell>
          <table:table-cell office:value-type="string">
            <text:p>AT</text:p>
          </table:table-cell>
          <table:table-cell office:value-type="string">
            <text:p>http://2015.sofifa.org/15/players/60/209504.png</text:p>
          </table:table-cell>
          <table:table-cell office:value-type="string">
            <text:p>Borussia Monchengladbach</text:p>
          </table:table-cell>
          <table:table-cell office:value-type="string">
            <text:p>Suede</text:p>
          </table:table-cell>
          <table:table-cell office:value-type="string">
            <text:p>Sued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ohnson</text:p>
          </table:table-cell>
          <table:table-cell office:value-type="string">
            <text:p>Fabian</text:p>
          </table:table-cell>
          <table:table-cell office:value-type="string">
            <text:p>DD</text:p>
          </table:table-cell>
          <table:table-cell office:value-type="string">
            <text:p>http://2015.sofifa.org/15/players/60/177159.png</text:p>
          </table:table-cell>
          <table:table-cell office:value-type="string">
            <text:p>Borussia Monchengladbach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ominguez</text:p>
          </table:table-cell>
          <table:table-cell office:value-type="string">
            <text:p>Alvaro</text:p>
          </table:table-cell>
          <table:table-cell office:value-type="string">
            <text:p>DC</text:p>
          </table:table-cell>
          <table:table-cell office:value-type="string">
            <text:p>http://2015.sofifa.org/15/players/60/190150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Traore</text:p>
          </table:table-cell>
          <table:table-cell office:value-type="string">
            <text:p>Ibrahima</text:p>
          </table:table-cell>
          <table:table-cell office:value-type="string">
            <text:p>MG</text:p>
          </table:table-cell>
          <table:table-cell office:value-type="string">
            <text:p>http://2015.sofifa.org/15/players/60/183909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Guine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ordtveit</text:p>
          </table:table-cell>
          <table:table-cell office:value-type="string">
            <text:p>Havard</text:p>
          </table:table-cell>
          <table:table-cell office:value-type="string">
            <text:p>MDC</text:p>
          </table:table-cell>
          <table:table-cell office:value-type="string">
            <text:p>http://2015.sofifa.org/15/players/60/182888.png</text:p>
          </table:table-cell>
          <table:table-cell office:value-type="string">
            <text:p>Borussia Monchengladbach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laswich</text:p>
          </table:table-cell>
          <table:table-cell office:value-type="string">
            <text:p>Janis</text:p>
          </table:table-cell>
          <table:table-cell office:value-type="string">
            <text:p>G</text:p>
          </table:table-cell>
          <table:table-cell office:value-type="string">
            <text:p>http://2015.sofifa.org/15/players/60/204092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endt</text:p>
          </table:table-cell>
          <table:table-cell office:value-type="string">
            <text:p>Oscar</text:p>
          </table:table-cell>
          <table:table-cell office:value-type="string">
            <text:p>DG</text:p>
          </table:table-cell>
          <table:table-cell office:value-type="string">
            <text:p>http://2015.sofifa.org/15/players/60/144429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Sued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ranzl</text:p>
          </table:table-cell>
          <table:table-cell office:value-type="string">
            <text:p>Martin</text:p>
          </table:table-cell>
          <table:table-cell office:value-type="string">
            <text:p>DC</text:p>
          </table:table-cell>
          <table:table-cell office:value-type="string">
            <text:p>http://2015.sofifa.org/15/players/60/1611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aerms</text:p>
          </table:table-cell>
          <table:table-cell office:value-type="string">
            <text:p>Filip</text:p>
          </table:table-cell>
          <table:table-cell office:value-type="string">
            <text:p>DG</text:p>
          </table:table-cell>
          <table:table-cell office:value-type="string">
            <text:p>http://2015.sofifa.org/15/players/60/125071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Belgi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orb</text:p>
          </table:table-cell>
          <table:table-cell office:value-type="string">
            <text:p>Julian</text:p>
          </table:table-cell>
          <table:table-cell office:value-type="string">
            <text:p>DD</text:p>
          </table:table-cell>
          <table:table-cell office:value-type="string">
            <text:p>http://2015.sofifa.org/15/players/60/204307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antschke</text:p>
          </table:table-cell>
          <table:table-cell office:value-type="string">
            <text:p>Tony</text:p>
          </table:table-cell>
          <table:table-cell office:value-type="string">
            <text:p>DC</text:p>
          </table:table-cell>
          <table:table-cell office:value-type="string">
            <text:p>http://2015.sofifa.org/15/players/60/190520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rouwers</text:p>
          </table:table-cell>
          <table:table-cell office:value-type="string">
            <text:p>Roel</text:p>
          </table:table-cell>
          <table:table-cell office:value-type="string">
            <text:p>DC</text:p>
          </table:table-cell>
          <table:table-cell office:value-type="string">
            <text:p>http://2015.sofifa.org/15/players/60/138532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Pays-Ba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randenburger</text:p>
          </table:table-cell>
          <table:table-cell office:value-type="string">
            <text:p>Nico</text:p>
          </table:table-cell>
          <table:table-cell office:value-type="string">
            <text:p>MC</text:p>
          </table:table-cell>
          <table:table-cell office:value-type="string">
            <text:p>http://2015.sofifa.org/15/players/60/212383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eimeroth</text:p>
          </table:table-cell>
          <table:table-cell office:value-type="string">
            <text:p>Christofer</text:p>
          </table:table-cell>
          <table:table-cell office:value-type="string">
            <text:p>G</text:p>
          </table:table-cell>
          <table:table-cell office:value-type="string">
            <text:p>http://2015.sofifa.org/15/players/60/115888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immermann</text:p>
          </table:table-cell>
          <table:table-cell office:value-type="string">
            <text:p>Matthias</text:p>
          </table:table-cell>
          <table:table-cell office:value-type="string">
            <text:p>DD</text:p>
          </table:table-cell>
          <table:table-cell office:value-type="string">
            <text:p>http://2015.sofifa.org/15/players/60/192567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ahoud</text:p>
          </table:table-cell>
          <table:table-cell office:value-type="string">
            <text:p>Mahmoud</text:p>
          </table:table-cell>
          <table:table-cell office:value-type="string">
            <text:p>MDC</text:p>
          </table:table-cell>
          <table:table-cell office:value-type="string">
            <text:p>http://2015.sofifa.org/15/players/60/218339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rx</text:p>
          </table:table-cell>
          <table:table-cell office:value-type="string">
            <text:p>Thorben</text:p>
          </table:table-cell>
          <table:table-cell office:value-type="string">
            <text:p>MDC</text:p>
          </table:table-cell>
          <table:table-cell office:value-type="string">
            <text:p>http://2015.sofifa.org/15/players/60/45721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ero</text:p>
          </table:table-cell>
          <table:table-cell office:value-type="string">
            <text:p>Joel</text:p>
          </table:table-cell>
          <table:table-cell office:value-type="string">
            <text:p>DC</text:p>
          </table:table-cell>
          <table:table-cell office:value-type="string">
            <text:p>http://2015.sofifa.org/15/players/60/216654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Finland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ulz</text:p>
          </table:table-cell>
          <table:table-cell office:value-type="string">
            <text:p>Marvin</text:p>
          </table:table-cell>
          <table:table-cell office:value-type="string">
            <text:p>DC</text:p>
          </table:table-cell>
          <table:table-cell office:value-type="string">
            <text:p>http://2015.sofifa.org/15/players/60/223756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itter</text:p>
          </table:table-cell>
          <table:table-cell office:value-type="string">
            <text:p>Marlon</text:p>
          </table:table-cell>
          <table:table-cell office:value-type="string">
            <text:p>MOC</text:p>
          </table:table-cell>
          <table:table-cell office:value-type="string">
            <text:p>http://2015.sofifa.org/15/players/60/223755.png</text:p>
          </table:table-cell>
          <table:table-cell office:value-type="string">
            <text:p>Borussia Monchengladbach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ehmedi</text:p>
          </table:table-cell>
          <table:table-cell office:value-type="string">
            <text:p>Admir</text:p>
          </table:table-cell>
          <table:table-cell office:value-type="string">
            <text:p>AT</text:p>
          </table:table-cell>
          <table:table-cell office:value-type="string">
            <text:p>http://2015.sofifa.org/15/players/60/188770.png</text:p>
          </table:table-cell>
          <table:table-cell office:value-type="string">
            <text:p>SC Fribourg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urki</text:p>
          </table:table-cell>
          <table:table-cell office:value-type="string">
            <text:p>Roman</text:p>
          </table:table-cell>
          <table:table-cell office:value-type="string">
            <text:p>G</text:p>
          </table:table-cell>
          <table:table-cell office:value-type="string">
            <text:p>http://2015.sofifa.org/15/players/60/189117.png</text:p>
          </table:table-cell>
          <table:table-cell office:value-type="string">
            <text:p>SC Fribourg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unter</text:p>
          </table:table-cell>
          <table:table-cell office:value-type="string">
            <text:p>Christian</text:p>
          </table:table-cell>
          <table:table-cell office:value-type="string">
            <text:p>DG</text:p>
          </table:table-cell>
          <table:table-cell office:value-type="string">
            <text:p>http://2015.sofifa.org/15/players/60/209846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arida</text:p>
          </table:table-cell>
          <table:table-cell office:value-type="string">
            <text:p>Vladimir</text:p>
          </table:table-cell>
          <table:table-cell office:value-type="string">
            <text:p>MC</text:p>
          </table:table-cell>
          <table:table-cell office:value-type="string">
            <text:p>http://2015.sofifa.org/15/players/60/201262.png</text:p>
          </table:table-cell>
          <table:table-cell office:value-type="string">
            <text:p>SC Fribourg</text:p>
          </table:table-cell>
          <table:table-cell office:value-type="string">
            <text:p>Republique Tcheque</text:p>
          </table:table-cell>
          <table:table-cell office:value-type="string">
            <text:p>Republique Tche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empf</text:p>
          </table:table-cell>
          <table:table-cell office:value-type="string">
            <text:p>Marc-Oliver</text:p>
          </table:table-cell>
          <table:table-cell office:value-type="string">
            <text:p>DC</text:p>
          </table:table-cell>
          <table:table-cell office:value-type="string">
            <text:p>http://2015.sofifa.org/15/players/60/210719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itrovic</text:p>
          </table:table-cell>
          <table:table-cell office:value-type="string">
            <text:p>Stefan</text:p>
          </table:table-cell>
          <table:table-cell office:value-type="string">
            <text:p>DC</text:p>
          </table:table-cell>
          <table:table-cell office:value-type="string">
            <text:p>http://2015.sofifa.org/15/players/60/209547.png</text:p>
          </table:table-cell>
          <table:table-cell office:value-type="string">
            <text:p>SC Fribourg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mid</text:p>
          </table:table-cell>
          <table:table-cell office:value-type="string">
            <text:p>Jonathan</text:p>
          </table:table-cell>
          <table:table-cell office:value-type="string">
            <text:p>MDR</text:p>
          </table:table-cell>
          <table:table-cell office:value-type="string">
            <text:p>http://2015.sofifa.org/15/players/60/201982.png</text:p>
          </table:table-cell>
          <table:table-cell office:value-type="string">
            <text:p>SC Fribourg</text:p>
          </table:table-cell>
          <table:table-cell/>
          <table:table-cell office:value-type="string">
            <text:p>Franc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iether</text:p>
          </table:table-cell>
          <table:table-cell office:value-type="string">
            <text:p>Sascha</text:p>
          </table:table-cell>
          <table:table-cell office:value-type="string">
            <text:p>DD</text:p>
          </table:table-cell>
          <table:table-cell office:value-type="string">
            <text:p>http://2015.sofifa.org/15/players/60/111206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hilipp</text:p>
          </table:table-cell>
          <table:table-cell office:value-type="string">
            <text:p>Maximilian</text:p>
          </table:table-cell>
          <table:table-cell office:value-type="string">
            <text:p>AT</text:p>
          </table:table-cell>
          <table:table-cell office:value-type="string">
            <text:p>http://2015.sofifa.org/15/players/60/216497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rmas</text:p>
          </table:table-cell>
          <table:table-cell office:value-type="string">
            <text:p>Pavel</text:p>
          </table:table-cell>
          <table:table-cell office:value-type="string">
            <text:p>DC</text:p>
          </table:table-cell>
          <table:table-cell office:value-type="string">
            <text:p>http://2015.sofifa.org/15/players/60/180942.png</text:p>
          </table:table-cell>
          <table:table-cell office:value-type="string">
            <text:p>SC Fribourg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laus</text:p>
          </table:table-cell>
          <table:table-cell office:value-type="string">
            <text:p>Felix</text:p>
          </table:table-cell>
          <table:table-cell office:value-type="string">
            <text:p>MDR</text:p>
          </table:table-cell>
          <table:table-cell office:value-type="string">
            <text:p>http://2015.sofifa.org/15/players/60/202088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Torrejon</text:p>
          </table:table-cell>
          <table:table-cell office:value-type="string">
            <text:p>Marc</text:p>
          </table:table-cell>
          <table:table-cell office:value-type="string">
            <text:p>DC</text:p>
          </table:table-cell>
          <table:table-cell office:value-type="string">
            <text:p>http://2015.sofifa.org/15/players/60/173179.png</text:p>
          </table:table-cell>
          <table:table-cell office:value-type="string">
            <text:p>SC Fribourg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org</text:p>
          </table:table-cell>
          <table:table-cell office:value-type="string">
            <text:p>Oliver</text:p>
          </table:table-cell>
          <table:table-cell office:value-type="string">
            <text:p>DD</text:p>
          </table:table-cell>
          <table:table-cell office:value-type="string">
            <text:p>http://2015.sofifa.org/15/players/60/201016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ujdza</text:p>
          </table:table-cell>
          <table:table-cell office:value-type="string">
            <text:p>Mensur</text:p>
          </table:table-cell>
          <table:table-cell office:value-type="string">
            <text:p>DD</text:p>
          </table:table-cell>
          <table:table-cell office:value-type="string">
            <text:p>http://2015.sofifa.org/15/players/60/192754.png</text:p>
          </table:table-cell>
          <table:table-cell office:value-type="string">
            <text:p>SC Fribourg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uede</text:p>
          </table:table-cell>
          <table:table-cell office:value-type="string">
            <text:p>Karim</text:p>
          </table:table-cell>
          <table:table-cell office:value-type="string">
            <text:p>BU</text:p>
          </table:table-cell>
          <table:table-cell office:value-type="string">
            <text:p>http://2015.sofifa.org/15/players/60/177036.png</text:p>
          </table:table-cell>
          <table:table-cell office:value-type="string">
            <text:p>SC Fribourg</text:p>
          </table:table-cell>
          <table:table-cell/>
          <table:table-cell office:value-type="string">
            <text:p>Slova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hn</text:p>
          </table:table-cell>
          <table:table-cell office:value-type="string">
            <text:p>Immanuel</text:p>
          </table:table-cell>
          <table:table-cell office:value-type="string">
            <text:p>DC</text:p>
          </table:table-cell>
          <table:table-cell office:value-type="string">
            <text:p>http://2015.sofifa.org/15/players/60/205588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ullien</text:p>
          </table:table-cell>
          <table:table-cell office:value-type="string">
            <text:p>Christopher</text:p>
          </table:table-cell>
          <table:table-cell office:value-type="string">
            <text:p>DC</text:p>
          </table:table-cell>
          <table:table-cell office:value-type="string">
            <text:p>http://2015.sofifa.org/15/players/60/208615.png</text:p>
          </table:table-cell>
          <table:table-cell office:value-type="string">
            <text:p>SC Fribourg</text:p>
          </table:table-cell>
          <table:table-cell/>
          <table:table-cell office:value-type="string">
            <text:p>Franc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ielitz</text:p>
          </table:table-cell>
          <table:table-cell office:value-type="string">
            <text:p>Sebastian</text:p>
          </table:table-cell>
          <table:table-cell office:value-type="string">
            <text:p>G</text:p>
          </table:table-cell>
          <table:table-cell office:value-type="string">
            <text:p>http://2015.sofifa.org/15/players/60/193312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uster</text:p>
          </table:table-cell>
          <table:table-cell office:value-type="string">
            <text:p>Julian</text:p>
          </table:table-cell>
          <table:table-cell office:value-type="string">
            <text:p>MDC</text:p>
          </table:table-cell>
          <table:table-cell office:value-type="string">
            <text:p>http://2015.sofifa.org/15/players/60/177520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rantz</text:p>
          </table:table-cell>
          <table:table-cell office:value-type="string">
            <text:p>Mike</text:p>
          </table:table-cell>
          <table:table-cell office:value-type="string">
            <text:p>MDC</text:p>
          </table:table-cell>
          <table:table-cell office:value-type="string">
            <text:p>http://2015.sofifa.org/15/players/60/190671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ahin</text:p>
          </table:table-cell>
          <table:table-cell office:value-type="string">
            <text:p>Dani</text:p>
          </table:table-cell>
          <table:table-cell office:value-type="string">
            <text:p>BU</text:p>
          </table:table-cell>
          <table:table-cell office:value-type="string">
            <text:p>http://2015.sofifa.org/15/players/60/192645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tz</text:p>
          </table:table-cell>
          <table:table-cell office:value-type="string">
            <text:p>Daniel</text:p>
          </table:table-cell>
          <table:table-cell office:value-type="string">
            <text:p>G</text:p>
          </table:table-cell>
          <table:table-cell office:value-type="string">
            <text:p>http://2015.sofifa.org/15/players/60/199803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erk</text:p>
          </table:table-cell>
          <table:table-cell office:value-type="string">
            <text:p>Sebastian</text:p>
          </table:table-cell>
          <table:table-cell office:value-type="string">
            <text:p>MG</text:p>
          </table:table-cell>
          <table:table-cell office:value-type="string">
            <text:p>http://2015.sofifa.org/15/players/60/212249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fler</text:p>
          </table:table-cell>
          <table:table-cell office:value-type="string">
            <text:p>Nicolas</text:p>
          </table:table-cell>
          <table:table-cell office:value-type="string">
            <text:p>MDC</text:p>
          </table:table-cell>
          <table:table-cell office:value-type="string">
            <text:p>http://2015.sofifa.org/15/players/60/199897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reis</text:p>
          </table:table-cell>
          <table:table-cell office:value-type="string">
            <text:p>Sebastian</text:p>
          </table:table-cell>
          <table:table-cell office:value-type="string">
            <text:p>BU</text:p>
          </table:table-cell>
          <table:table-cell office:value-type="string">
            <text:p>http://2015.sofifa.org/15/players/60/165176.png</text:p>
          </table:table-cell>
          <table:table-cell office:value-type="string">
            <text:p>SC Fri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ulechner</text:p>
          </table:table-cell>
          <table:table-cell office:value-type="string">
            <text:p>Philipp</text:p>
          </table:table-cell>
          <table:table-cell office:value-type="string">
            <text:p>BU</text:p>
          </table:table-cell>
          <table:table-cell office:value-type="string">
            <text:p>http://2015.sofifa.org/15/players/60/216186.png</text:p>
          </table:table-cell>
          <table:table-cell office:value-type="string">
            <text:p>SC Fribourg</text:p>
          </table:table-cell>
          <table:table-cell/>
          <table:table-cell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anko</text:p>
          </table:table-cell>
          <table:table-cell office:value-type="string">
            <text:p>Caleb</text:p>
          </table:table-cell>
          <table:table-cell office:value-type="string">
            <text:p>MDC</text:p>
          </table:table-cell>
          <table:table-cell office:value-type="string">
            <text:p>http://2015.sofifa.org/15/players/60/216501.png</text:p>
          </table:table-cell>
          <table:table-cell office:value-type="string">
            <text:p>SC Fribourg</text:p>
          </table:table-cell>
          <table:table-cell/>
          <table:table-cell office:value-type="string">
            <text:p>Etats-Uni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erger</text:p>
          </table:table-cell>
          <table:table-cell office:value-type="string">
            <text:p>Denis</text:p>
          </table:table-cell>
          <table:table-cell office:value-type="string">
            <text:p>DG</text:p>
          </table:table-cell>
          <table:table-cell/>
          <table:table-cell office:value-type="string">
            <text:p>SC Fribourg</text:p>
          </table:table-cell>
          <table:table-cell/>
          <table:table-cell office:value-type="string">
            <text:p>Sloven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asogga</text:p>
          </table:table-cell>
          <table:table-cell office:value-type="string">
            <text:p>Pierre-Michel</text:p>
          </table:table-cell>
          <table:table-cell office:value-type="string">
            <text:p>BU</text:p>
          </table:table-cell>
          <table:table-cell office:value-type="string">
            <text:p>http://2015.sofifa.org/15/players/60/198196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reen</text:p>
          </table:table-cell>
          <table:table-cell office:value-type="string">
            <text:p>Julian</text:p>
          </table:table-cell>
          <table:table-cell office:value-type="string">
            <text:p>AID</text:p>
          </table:table-cell>
          <table:table-cell office:value-type="string">
            <text:p>http://2015.sofifa.org/15/players/60/212192.png</text:p>
          </table:table-cell>
          <table:table-cell office:value-type="string">
            <text:p>Hambourg SV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ltby</text:p>
          </table:table-cell>
          <table:table-cell office:value-type="string">
            <text:p>Lewis</text:p>
          </table:table-cell>
          <table:table-cell office:value-type="string">
            <text:p>MOC</text:p>
          </table:table-cell>
          <table:table-cell office:value-type="string">
            <text:p>http://2015.sofifa.org/15/players/60/188154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van der Vaart</text:p>
          </table:table-cell>
          <table:table-cell office:value-type="string">
            <text:p>Rafael</text:p>
          </table:table-cell>
          <table:table-cell office:value-type="string">
            <text:p>MOC</text:p>
          </table:table-cell>
          <table:table-cell office:value-type="string">
            <text:p>http://2015.sofifa.org/15/players/60/45574.png</text:p>
          </table:table-cell>
          <table:table-cell office:value-type="string">
            <text:p>Hambourg SV</text:p>
          </table:table-cell>
          <table:table-cell/>
          <table:table-cell office:value-type="string">
            <text:p>Pays-Ba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hrami</text:p>
          </table:table-cell>
          <table:table-cell office:value-type="string">
            <text:p>Valon</text:p>
          </table:table-cell>
          <table:table-cell office:value-type="string">
            <text:p>MDC</text:p>
          </table:table-cell>
          <table:table-cell office:value-type="string">
            <text:p>http://2015.sofifa.org/15/players/60/161805.png</text:p>
          </table:table-cell>
          <table:table-cell office:value-type="string">
            <text:p>Hambourg SV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dler</text:p>
          </table:table-cell>
          <table:table-cell office:value-type="string">
            <text:p>Rene</text:p>
          </table:table-cell>
          <table:table-cell office:value-type="string">
            <text:p>G</text:p>
          </table:table-cell>
          <table:table-cell office:value-type="string">
            <text:p>http://2015.sofifa.org/15/players/60/121933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leber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208895.png</text:p>
          </table:table-cell>
          <table:table-cell office:value-type="string">
            <text:p>Hambourg SV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uller</text:p>
          </table:table-cell>
          <table:table-cell office:value-type="string">
            <text:p>Nicolai</text:p>
          </table:table-cell>
          <table:table-cell office:value-type="string">
            <text:p>MDR</text:p>
          </table:table-cell>
          <table:table-cell office:value-type="string">
            <text:p>http://2015.sofifa.org/15/players/60/183871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ansen</text:p>
          </table:table-cell>
          <table:table-cell office:value-type="string">
            <text:p>Marcell</text:p>
          </table:table-cell>
          <table:table-cell office:value-type="string">
            <text:p>DG</text:p>
          </table:table-cell>
          <table:table-cell office:value-type="string">
            <text:p>http://2015.sofifa.org/15/players/60/164493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jourou</text:p>
          </table:table-cell>
          <table:table-cell office:value-type="string">
            <text:p>Johan</text:p>
          </table:table-cell>
          <table:table-cell office:value-type="string">
            <text:p>DC</text:p>
          </table:table-cell>
          <table:table-cell office:value-type="string">
            <text:p>http://2015.sofifa.org/15/players/60/162893.png</text:p>
          </table:table-cell>
          <table:table-cell office:value-type="string">
            <text:p>Hambourg SV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rslan</text:p>
          </table:table-cell>
          <table:table-cell office:value-type="string">
            <text:p>Tolgay</text:p>
          </table:table-cell>
          <table:table-cell office:value-type="string">
            <text:p>MC</text:p>
          </table:table-cell>
          <table:table-cell office:value-type="string">
            <text:p>http://2015.sofifa.org/15/players/60/190761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iekmeier</text:p>
          </table:table-cell>
          <table:table-cell office:value-type="string">
            <text:p>Dennis</text:p>
          </table:table-cell>
          <table:table-cell office:value-type="string">
            <text:p>DD</text:p>
          </table:table-cell>
          <table:table-cell office:value-type="string">
            <text:p>http://2015.sofifa.org/15/players/60/189388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ister</text:p>
          </table:table-cell>
          <table:table-cell office:value-type="string">
            <text:p>Maximilian</text:p>
          </table:table-cell>
          <table:table-cell office:value-type="string">
            <text:p>MDR</text:p>
          </table:table-cell>
          <table:table-cell office:value-type="string">
            <text:p>http://2015.sofifa.org/15/players/60/193426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Ilicevic</text:p>
          </table:table-cell>
          <table:table-cell office:value-type="string">
            <text:p>Ivo</text:p>
          </table:table-cell>
          <table:table-cell office:value-type="string">
            <text:p>MG</text:p>
          </table:table-cell>
          <table:table-cell office:value-type="string">
            <text:p>http://2015.sofifa.org/15/players/60/177398.png</text:p>
          </table:table-cell>
          <table:table-cell office:value-type="string">
            <text:p>Hambourg SV</text:p>
          </table:table-cell>
          <table:table-cell/>
          <table:table-cell office:value-type="string">
            <text:p>Croat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udnevs</text:p>
          </table:table-cell>
          <table:table-cell office:value-type="string">
            <text:p>Artjoms</text:p>
          </table:table-cell>
          <table:table-cell office:value-type="string">
            <text:p>BU</text:p>
          </table:table-cell>
          <table:table-cell office:value-type="string">
            <text:p>http://2015.sofifa.org/15/players/60/192302.png</text:p>
          </table:table-cell>
          <table:table-cell office:value-type="string">
            <text:p>Hambourg SV</text:p>
          </table:table-cell>
          <table:table-cell/>
          <table:table-cell office:value-type="string">
            <text:p>Letton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robny</text:p>
          </table:table-cell>
          <table:table-cell office:value-type="string">
            <text:p>Jaroslav</text:p>
          </table:table-cell>
          <table:table-cell office:value-type="string">
            <text:p>G</text:p>
          </table:table-cell>
          <table:table-cell office:value-type="string">
            <text:p>http://2015.sofifa.org/15/players/60/150278.png</text:p>
          </table:table-cell>
          <table:table-cell office:value-type="string">
            <text:p>Hambourg SV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ajkovic</text:p>
          </table:table-cell>
          <table:table-cell office:value-type="string">
            <text:p>Slobodan</text:p>
          </table:table-cell>
          <table:table-cell office:value-type="string">
            <text:p>DC</text:p>
          </table:table-cell>
          <table:table-cell office:value-type="string">
            <text:p>http://2015.sofifa.org/15/players/60/183606.png</text:p>
          </table:table-cell>
          <table:table-cell office:value-type="string">
            <text:p>Hambourg SV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ieber</text:p>
          </table:table-cell>
          <table:table-cell office:value-type="string">
            <text:p>Zoltan</text:p>
          </table:table-cell>
          <table:table-cell office:value-type="string">
            <text:p>MDR</text:p>
          </table:table-cell>
          <table:table-cell office:value-type="string">
            <text:p>http://2015.sofifa.org/15/players/60/179712.png</text:p>
          </table:table-cell>
          <table:table-cell office:value-type="string">
            <text:p>Hambourg SV</text:p>
          </table:table-cell>
          <table:table-cell table:number-columns-repeated="2" office:value-type="string">
            <text:p>Hongr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estermann</text:p>
          </table:table-cell>
          <table:table-cell office:value-type="string">
            <text:p>Heiko</text:p>
          </table:table-cell>
          <table:table-cell office:value-type="string">
            <text:p>DC</text:p>
          </table:table-cell>
          <table:table-cell office:value-type="string">
            <text:p>http://2015.sofifa.org/15/players/60/52270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acar</text:p>
          </table:table-cell>
          <table:table-cell office:value-type="string">
            <text:p>Gojko</text:p>
          </table:table-cell>
          <table:table-cell office:value-type="string">
            <text:p>MDC</text:p>
          </table:table-cell>
          <table:table-cell office:value-type="string">
            <text:p>http://2015.sofifa.org/15/players/60/186687.png</text:p>
          </table:table-cell>
          <table:table-cell office:value-type="string">
            <text:p>Hambourg SV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iracek</text:p>
          </table:table-cell>
          <table:table-cell office:value-type="string">
            <text:p>Petr</text:p>
          </table:table-cell>
          <table:table-cell office:value-type="string">
            <text:p>MG</text:p>
          </table:table-cell>
          <table:table-cell office:value-type="string">
            <text:p>http://2015.sofifa.org/15/players/60/190873.png</text:p>
          </table:table-cell>
          <table:table-cell office:value-type="string">
            <text:p>Hambourg SV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strzolek</text:p>
          </table:table-cell>
          <table:table-cell office:value-type="string">
            <text:p>Matthias</text:p>
          </table:table-cell>
          <table:table-cell office:value-type="string">
            <text:p>DG</text:p>
          </table:table-cell>
          <table:table-cell office:value-type="string">
            <text:p>http://2015.sofifa.org/15/players/60/202115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einmann</text:p>
          </table:table-cell>
          <table:table-cell office:value-type="string">
            <text:p>Matti</text:p>
          </table:table-cell>
          <table:table-cell office:value-type="string">
            <text:p>MC</text:p>
          </table:table-cell>
          <table:table-cell office:value-type="string">
            <text:p>http://2015.sofifa.org/15/players/60/210698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afiu</text:p>
          </table:table-cell>
          <table:table-cell office:value-type="string">
            <text:p>Valmir</text:p>
          </table:table-cell>
          <table:table-cell office:value-type="string">
            <text:p>AT</text:p>
          </table:table-cell>
          <table:table-cell office:value-type="string">
            <text:p>http://2015.sofifa.org/15/players/60/213800.png</text:p>
          </table:table-cell>
          <table:table-cell office:value-type="string">
            <text:p>Hambourg SV</text:p>
          </table:table-cell>
          <table:table-cell/>
          <table:table-cell office:value-type="string">
            <text:p>Macedo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otz</text:p>
          </table:table-cell>
          <table:table-cell office:value-type="string">
            <text:p>Ashton</text:p>
          </table:table-cell>
          <table:table-cell office:value-type="string">
            <text:p>DD</text:p>
          </table:table-cell>
          <table:table-cell office:value-type="string">
            <text:p>http://2015.sofifa.org/15/players/60/208945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ung</text:p>
          </table:table-cell>
          <table:table-cell office:value-type="string">
            <text:p>Gideon</text:p>
          </table:table-cell>
          <table:table-cell office:value-type="string">
            <text:p>MDC</text:p>
          </table:table-cell>
          <table:table-cell office:value-type="string">
            <text:p>http://2015.sofifa.org/15/players/60/223751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uller</text:p>
          </table:table-cell>
          <table:table-cell office:value-type="string">
            <text:p>Philipp</text:p>
          </table:table-cell>
          <table:table-cell office:value-type="string">
            <text:p>AID</text:p>
          </table:table-cell>
          <table:table-cell office:value-type="string">
            <text:p>http://2015.sofifa.org/15/players/60/224090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runst</text:p>
          </table:table-cell>
          <table:table-cell office:value-type="string">
            <text:p>Alexander</text:p>
          </table:table-cell>
          <table:table-cell office:value-type="string">
            <text:p>G</text:p>
          </table:table-cell>
          <table:table-cell office:value-type="string">
            <text:p>http://2015.sofifa.org/15/players/60/223925.png</text:p>
          </table:table-cell>
          <table:table-cell office:value-type="string">
            <text:p>Hambourg SV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igerci</text:p>
          </table:table-cell>
          <table:table-cell office:value-type="string">
            <text:p>Tolcay</text:p>
          </table:table-cell>
          <table:table-cell office:value-type="string">
            <text:p>MOC</text:p>
          </table:table-cell>
          <table:table-cell office:value-type="string">
            <text:p>http://2015.sofifa.org/15/players/60/224518.png</text:p>
          </table:table-cell>
          <table:table-cell office:value-type="string">
            <text:p>Hambourg SV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alas</text:p>
          </table:table-cell>
          <table:table-cell office:value-type="string">
            <text:p>Tomas</text:p>
          </table:table-cell>
          <table:table-cell office:value-type="string">
            <text:p>DC</text:p>
          </table:table-cell>
          <table:table-cell office:value-type="string">
            <text:p>http://2015.sofifa.org/15/players/60/201122.png</text:p>
          </table:table-cell>
          <table:table-cell office:value-type="string">
            <text:p>1. FC Cologne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inne</text:p>
          </table:table-cell>
          <table:table-cell office:value-type="string">
            <text:p>Bard</text:p>
          </table:table-cell>
          <table:table-cell office:value-type="string">
            <text:p>BU</text:p>
          </table:table-cell>
          <table:table-cell office:value-type="string">
            <text:p>http://2015.sofifa.org/15/players/60/209264.png</text:p>
          </table:table-cell>
          <table:table-cell office:value-type="string">
            <text:p>1. FC Cologne</text:p>
          </table:table-cell>
          <table:table-cell/>
          <table:table-cell office:value-type="string">
            <text:p>Norveg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rm</text:p>
          </table:table-cell>
          <table:table-cell office:value-type="string">
            <text:p>Timo</text:p>
          </table:table-cell>
          <table:table-cell office:value-type="string">
            <text:p>G</text:p>
          </table:table-cell>
          <table:table-cell office:value-type="string">
            <text:p>http://2015.sofifa.org/15/players/60/200316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elmes</text:p>
          </table:table-cell>
          <table:table-cell office:value-type="string">
            <text:p>Patrick</text:p>
          </table:table-cell>
          <table:table-cell office:value-type="string">
            <text:p>BU</text:p>
          </table:table-cell>
          <table:table-cell office:value-type="string">
            <text:p>http://2015.sofifa.org/15/players/60/167237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erhardt</text:p>
          </table:table-cell>
          <table:table-cell office:value-type="string">
            <text:p>Yannick</text:p>
          </table:table-cell>
          <table:table-cell office:value-type="string">
            <text:p>MC</text:p>
          </table:table-cell>
          <table:table-cell office:value-type="string">
            <text:p>http://2015.sofifa.org/15/players/60/212245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eszko</text:p>
          </table:table-cell>
          <table:table-cell office:value-type="string">
            <text:p>Slawomir</text:p>
          </table:table-cell>
          <table:table-cell office:value-type="string">
            <text:p>MG</text:p>
          </table:table-cell>
          <table:table-cell office:value-type="string">
            <text:p>http://2015.sofifa.org/15/players/60/148564.png</text:p>
          </table:table-cell>
          <table:table-cell office:value-type="string">
            <text:p>1. FC Cologne</text:p>
          </table:table-cell>
          <table:table-cell/>
          <table:table-cell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Vogt</text:p>
          </table:table-cell>
          <table:table-cell office:value-type="string">
            <text:p>Kevin</text:p>
          </table:table-cell>
          <table:table-cell office:value-type="string">
            <text:p>MDC</text:p>
          </table:table-cell>
          <table:table-cell office:value-type="string">
            <text:p>http://2015.sofifa.org/15/players/60/192641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Ujah</text:p>
          </table:table-cell>
          <table:table-cell office:value-type="string">
            <text:p>Anthony</text:p>
          </table:table-cell>
          <table:table-cell office:value-type="string">
            <text:p>BU</text:p>
          </table:table-cell>
          <table:table-cell office:value-type="string">
            <text:p>http://2015.sofifa.org/15/players/60/198554.png</text:p>
          </table:table-cell>
          <table:table-cell office:value-type="string">
            <text:p>1. FC Cologne</text:p>
          </table:table-cell>
          <table:table-cell/>
          <table:table-cell office:value-type="string">
            <text:p>Nigeria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oller</text:p>
          </table:table-cell>
          <table:table-cell office:value-type="string">
            <text:p>Simon</text:p>
          </table:table-cell>
          <table:table-cell office:value-type="string">
            <text:p>BU</text:p>
          </table:table-cell>
          <table:table-cell office:value-type="string">
            <text:p>http://2015.sofifa.org/15/players/60/198554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recko</text:p>
          </table:table-cell>
          <table:table-cell office:value-type="string">
            <text:p>Miso</text:p>
          </table:table-cell>
          <table:table-cell office:value-type="string">
            <text:p>DD</text:p>
          </table:table-cell>
          <table:table-cell office:value-type="string">
            <text:p>http://2015.sofifa.org/15/players/60/158444.png</text:p>
          </table:table-cell>
          <table:table-cell office:value-type="string">
            <text:p>1. FC Cologne</text:p>
          </table:table-cell>
          <table:table-cell office:value-type="string">
            <text:p>Slovenie</text:p>
          </table:table-cell>
          <table:table-cell office:value-type="string">
            <text:p>Sloven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immer</text:p>
          </table:table-cell>
          <table:table-cell office:value-type="string">
            <text:p>Kevin</text:p>
          </table:table-cell>
          <table:table-cell office:value-type="string">
            <text:p>DC</text:p>
          </table:table-cell>
          <table:table-cell office:value-type="string">
            <text:p>http://2015.sofifa.org/15/players/60/209997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tuschyk</text:p>
          </table:table-cell>
          <table:table-cell office:value-type="string">
            <text:p>Adam</text:p>
          </table:table-cell>
          <table:table-cell office:value-type="string">
            <text:p>MDC</text:p>
          </table:table-cell>
          <table:table-cell office:value-type="string">
            <text:p>http://2015.sofifa.org/15/players/60/192471.png</text:p>
          </table:table-cell>
          <table:table-cell office:value-type="string">
            <text:p>1. FC Cologne</text:p>
          </table:table-cell>
          <table:table-cell/>
          <table:table-cell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roh</text:p>
          </table:table-cell>
          <table:table-cell office:value-type="string">
            <text:p>Dominic</text:p>
          </table:table-cell>
          <table:table-cell office:value-type="string">
            <text:p>DC</text:p>
          </table:table-cell>
          <table:table-cell office:value-type="string">
            <text:p>http://2015.sofifa.org/15/players/60/190670.png</text:p>
          </table:table-cell>
          <table:table-cell office:value-type="string">
            <text:p>1. FC Cologne</text:p>
          </table:table-cell>
          <table:table-cell office:value-type="string">
            <text:p>Slovenie</text:p>
          </table:table-cell>
          <table:table-cell office:value-type="string">
            <text:p>Sloven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isse</text:p>
          </table:table-cell>
          <table:table-cell office:value-type="string">
            <text:p>Marcel</text:p>
          </table:table-cell>
          <table:table-cell office:value-type="string">
            <text:p>MDR</text:p>
          </table:table-cell>
          <table:table-cell office:value-type="string">
            <text:p>http://2015.sofifa.org/15/players/60/189234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sako</text:p>
          </table:table-cell>
          <table:table-cell office:value-type="string">
            <text:p>Yuya</text:p>
          </table:table-cell>
          <table:table-cell office:value-type="string">
            <text:p>BU</text:p>
          </table:table-cell>
          <table:table-cell office:value-type="string">
            <text:p>http://2015.sofifa.org/15/players/60/191565.png</text:p>
          </table:table-cell>
          <table:table-cell office:value-type="string">
            <text:p>1. FC Cologne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alfar</text:p>
          </table:table-cell>
          <table:table-cell office:value-type="string">
            <text:p>Daniel</text:p>
          </table:table-cell>
          <table:table-cell office:value-type="string">
            <text:p>MG</text:p>
          </table:table-cell>
          <table:table-cell office:value-type="string">
            <text:p>http://2015.sofifa.org/15/players/60/175996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vraj</text:p>
          </table:table-cell>
          <table:table-cell office:value-type="string">
            <text:p>Mergim</text:p>
          </table:table-cell>
          <table:table-cell office:value-type="string">
            <text:p>DC</text:p>
          </table:table-cell>
          <table:table-cell office:value-type="string">
            <text:p>http://2015.sofifa.org/15/players/60/182713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ban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roker</text:p>
          </table:table-cell>
          <table:table-cell office:value-type="string">
            <text:p>Thomas</text:p>
          </table:table-cell>
          <table:table-cell office:value-type="string">
            <text:p>MG</text:p>
          </table:table-cell>
          <table:table-cell office:value-type="string">
            <text:p>http://2015.sofifa.org/15/players/60/158667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vento</text:p>
          </table:table-cell>
          <table:table-cell office:value-type="string">
            <text:p>Dusan</text:p>
          </table:table-cell>
          <table:table-cell office:value-type="string">
            <text:p>DG</text:p>
          </table:table-cell>
          <table:table-cell office:value-type="string">
            <text:p>http://2015.sofifa.org/15/players/60/181274.png</text:p>
          </table:table-cell>
          <table:table-cell office:value-type="string">
            <text:p>1. FC Cologne</text:p>
          </table:table-cell>
          <table:table-cell/>
          <table:table-cell office:value-type="string">
            <text:p>Slova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lkowski</text:p>
          </table:table-cell>
          <table:table-cell office:value-type="string">
            <text:p>Pawel</text:p>
          </table:table-cell>
          <table:table-cell office:value-type="string">
            <text:p>DD</text:p>
          </table:table-cell>
          <table:table-cell office:value-type="string">
            <text:p>http://2015.sofifa.org/15/players/60/204687.png</text:p>
          </table:table-cell>
          <table:table-cell office:value-type="string">
            <text:p>1. FC Cologne</text:p>
          </table:table-cell>
          <table:table-cell table:number-columns-repeated="2"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essler</text:p>
          </table:table-cell>
          <table:table-cell office:value-type="string">
            <text:p>Thomas</text:p>
          </table:table-cell>
          <table:table-cell office:value-type="string">
            <text:p>G</text:p>
          </table:table-cell>
          <table:table-cell office:value-type="string">
            <text:p>http://2015.sofifa.org/15/players/60/158657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olobart</text:p>
          </table:table-cell>
          <table:table-cell office:value-type="string">
            <text:p>Roman</text:p>
          </table:table-cell>
          <table:table-cell office:value-type="string">
            <text:p>DC</text:p>
          </table:table-cell>
          <table:table-cell office:value-type="string">
            <text:p>http://2015.sofifa.org/15/players/60/194080.png</text:p>
          </table:table-cell>
          <table:table-cell office:value-type="string">
            <text:p>1. FC Cologne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ehmann</text:p>
          </table:table-cell>
          <table:table-cell office:value-type="string">
            <text:p>Matthias</text:p>
          </table:table-cell>
          <table:table-cell office:value-type="string">
            <text:p>MDC</text:p>
          </table:table-cell>
          <table:table-cell office:value-type="string">
            <text:p>http://2015.sofifa.org/15/players/60/52498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agasawa</text:p>
          </table:table-cell>
          <table:table-cell office:value-type="string">
            <text:p>Kazuki</text:p>
          </table:table-cell>
          <table:table-cell office:value-type="string">
            <text:p>MDR</text:p>
          </table:table-cell>
          <table:table-cell office:value-type="string">
            <text:p>http://2015.sofifa.org/15/players/60/221425.png</text:p>
          </table:table-cell>
          <table:table-cell office:value-type="string">
            <text:p>1. FC Cologne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ector</text:p>
          </table:table-cell>
          <table:table-cell office:value-type="string">
            <text:p>Jonas</text:p>
          </table:table-cell>
          <table:table-cell office:value-type="string">
            <text:p>DG</text:p>
          </table:table-cell>
          <table:table-cell office:value-type="string">
            <text:p>http://2015.sofifa.org/15/players/60/208334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uten</text:p>
          </table:table-cell>
          <table:table-cell office:value-type="string">
            <text:p>Marcel</text:p>
          </table:table-cell>
          <table:table-cell office:value-type="string">
            <text:p>G</text:p>
          </table:table-cell>
          <table:table-cell office:value-type="string">
            <text:p>http://2015.sofifa.org/15/players/60/209987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ueto</text:p>
          </table:table-cell>
          <table:table-cell office:value-type="string">
            <text:p>Lucas</text:p>
          </table:table-cell>
          <table:table-cell office:value-type="string">
            <text:p>AIG</text:p>
          </table:table-cell>
          <table:table-cell office:value-type="string">
            <text:p>http://2015.sofifa.org/15/players/60/224335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esenholer</text:p>
          </table:table-cell>
          <table:table-cell office:value-type="string">
            <text:p>Daniel</text:p>
          </table:table-cell>
          <table:table-cell office:value-type="string">
            <text:p>G</text:p>
          </table:table-cell>
          <table:table-cell office:value-type="string">
            <text:p>http://2015.sofifa.org/15/players/60/222484.png</text:p>
          </table:table-cell>
          <table:table-cell office:value-type="string">
            <text:p>1. FC Cologn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randt</text:p>
          </table:table-cell>
          <table:table-cell office:value-type="string">
            <text:p>Julian</text:p>
          </table:table-cell>
          <table:table-cell office:value-type="string">
            <text:p>AIG</text:p>
          </table:table-cell>
          <table:table-cell office:value-type="string">
            <text:p>http://2015.sofifa.org/15/players/60/212194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alhanoglu</text:p>
          </table:table-cell>
          <table:table-cell office:value-type="string">
            <text:p>Hakan</text:p>
          </table:table-cell>
          <table:table-cell office:value-type="string">
            <text:p>MOC</text:p>
          </table:table-cell>
          <table:table-cell office:value-type="string">
            <text:p>http://2015.sofifa.org/15/players/60/208128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ztunali</text:p>
          </table:table-cell>
          <table:table-cell office:value-type="string">
            <text:p>Levin</text:p>
          </table:table-cell>
          <table:table-cell office:value-type="string">
            <text:p>MDC</text:p>
          </table:table-cell>
          <table:table-cell office:value-type="string">
            <text:p>http://2015.sofifa.org/15/players/60/213134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on</text:p>
          </table:table-cell>
          <table:table-cell office:value-type="string">
            <text:p>Heung Min</text:p>
          </table:table-cell>
          <table:table-cell office:value-type="string">
            <text:p>AIG</text:p>
          </table:table-cell>
          <table:table-cell office:value-type="string">
            <text:p>http://2015.sofifa.org/15/players/60/200104.png</text:p>
          </table:table-cell>
          <table:table-cell office:value-type="string">
            <text:p>TSV Bayer 04 Leverkusen</text:p>
          </table:table-cell>
          <table:table-cell office:value-type="string">
            <text:p>Coree du Sud</text:p>
          </table:table-cell>
          <table:table-cell office:value-type="string">
            <text:p>Coree du Sud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apadopoulos</text:p>
          </table:table-cell>
          <table:table-cell office:value-type="string">
            <text:p>Kyriakos</text:p>
          </table:table-cell>
          <table:table-cell office:value-type="string">
            <text:p>DC</text:p>
          </table:table-cell>
          <table:table-cell office:value-type="string">
            <text:p>http://2015.sofifa.org/15/players/60/184477.png</text:p>
          </table:table-cell>
          <table:table-cell office:value-type="string">
            <text:p>TSV Bayer 04 Leverkusen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eno</text:p>
          </table:table-cell>
          <table:table-cell office:value-type="string">
            <text:p>Bernd</text:p>
          </table:table-cell>
          <table:table-cell office:value-type="string">
            <text:p>G</text:p>
          </table:table-cell>
          <table:table-cell office:value-type="string">
            <text:p>http://2015.sofifa.org/15/players/60/192563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llarabi</text:p>
          </table:table-cell>
          <table:table-cell office:value-type="string">
            <text:p>Karim</text:p>
          </table:table-cell>
          <table:table-cell office:value-type="string">
            <text:p>MDR</text:p>
          </table:table-cell>
          <table:table-cell office:value-type="string">
            <text:p>http://2015.sofifa.org/15/players/60/202857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rmic</text:p>
          </table:table-cell>
          <table:table-cell office:value-type="string">
            <text:p>Josip</text:p>
          </table:table-cell>
          <table:table-cell office:value-type="string">
            <text:p>BU</text:p>
          </table:table-cell>
          <table:table-cell office:value-type="string">
            <text:p>http://2015.sofifa.org/15/players/60/198504.png</text:p>
          </table:table-cell>
          <table:table-cell office:value-type="string">
            <text:p>TSV Bayer 04 Leverkusen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nder</text:p>
          </table:table-cell>
          <table:table-cell office:value-type="string">
            <text:p>Lars</text:p>
          </table:table-cell>
          <table:table-cell office:value-type="string">
            <text:p>MC</text:p>
          </table:table-cell>
          <table:table-cell office:value-type="string">
            <text:p>http://2015.sofifa.org/15/players/60/177457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edvaj</text:p>
          </table:table-cell>
          <table:table-cell office:value-type="string">
            <text:p>Tin</text:p>
          </table:table-cell>
          <table:table-cell office:value-type="string">
            <text:p>DD</text:p>
          </table:table-cell>
          <table:table-cell office:value-type="string">
            <text:p>http://2015.sofifa.org/15/players/60/215930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Croat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iessling</text:p>
          </table:table-cell>
          <table:table-cell office:value-type="string">
            <text:p>Stefan</text:p>
          </table:table-cell>
          <table:table-cell office:value-type="string">
            <text:p>BU</text:p>
          </table:table-cell>
          <table:table-cell office:value-type="string">
            <text:p>http://2015.sofifa.org/15/players/60/137262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Toprak</text:p>
          </table:table-cell>
          <table:table-cell office:value-type="string">
            <text:p>Omer</text:p>
          </table:table-cell>
          <table:table-cell office:value-type="string">
            <text:p>DC</text:p>
          </table:table-cell>
          <table:table-cell office:value-type="string">
            <text:p>http://2015.sofifa.org/15/players/60/185239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astro</text:p>
          </table:table-cell>
          <table:table-cell office:value-type="string">
            <text:p>Gonzalo</text:p>
          </table:table-cell>
          <table:table-cell office:value-type="string">
            <text:p>MC</text:p>
          </table:table-cell>
          <table:table-cell office:value-type="string">
            <text:p>http://2015.sofifa.org/15/players/60/167431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einartz</text:p>
          </table:table-cell>
          <table:table-cell office:value-type="string">
            <text:p>Stefan</text:p>
          </table:table-cell>
          <table:table-cell office:value-type="string">
            <text:p>MDC</text:p>
          </table:table-cell>
          <table:table-cell office:value-type="string">
            <text:p>http://2015.sofifa.org/15/players/60/189246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ruse</text:p>
          </table:table-cell>
          <table:table-cell office:value-type="string">
            <text:p>Robbie</text:p>
          </table:table-cell>
          <table:table-cell office:value-type="string">
            <text:p>MDR</text:p>
          </table:table-cell>
          <table:table-cell office:value-type="string">
            <text:p>http://2015.sofifa.org/15/players/60/182440.png</text:p>
          </table:table-cell>
          <table:table-cell office:value-type="string">
            <text:p>TSV Bayer 04 Leverkusen</text:p>
          </table:table-cell>
          <table:table-cell table:number-columns-repeated="2" office:value-type="string">
            <text:p>Austral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pahic</text:p>
          </table:table-cell>
          <table:table-cell office:value-type="string">
            <text:p>Emir</text:p>
          </table:table-cell>
          <table:table-cell office:value-type="string">
            <text:p>DC</text:p>
          </table:table-cell>
          <table:table-cell office:value-type="string">
            <text:p>http://2015.sofifa.org/15/players/60/141200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onati</text:p>
          </table:table-cell>
          <table:table-cell office:value-type="string">
            <text:p>Giulio</text:p>
          </table:table-cell>
          <table:table-cell office:value-type="string">
            <text:p>DD</text:p>
          </table:table-cell>
          <table:table-cell office:value-type="string">
            <text:p>http://2015.sofifa.org/15/players/60/197786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Ital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olfes</text:p>
          </table:table-cell>
          <table:table-cell office:value-type="string">
            <text:p>Simon</text:p>
          </table:table-cell>
          <table:table-cell office:value-type="string">
            <text:p>MDC</text:p>
          </table:table-cell>
          <table:table-cell office:value-type="string">
            <text:p>http://2015.sofifa.org/15/players/60/121122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endell</text:p>
          </table:table-cell>
          <table:table-cell/>
          <table:table-cell office:value-type="string">
            <text:p>DG</text:p>
          </table:table-cell>
          <table:table-cell office:value-type="string">
            <text:p>http://2015.sofifa.org/15/players/60/216466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oenish</text:p>
          </table:table-cell>
          <table:table-cell office:value-type="string">
            <text:p>Sebastian</text:p>
          </table:table-cell>
          <table:table-cell office:value-type="string">
            <text:p>DG</text:p>
          </table:table-cell>
          <table:table-cell office:value-type="string">
            <text:p>http://2015.sofifa.org/15/players/60/176688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ilbert</text:p>
          </table:table-cell>
          <table:table-cell office:value-type="string">
            <text:p>Roberto</text:p>
          </table:table-cell>
          <table:table-cell office:value-type="string">
            <text:p>DD</text:p>
          </table:table-cell>
          <table:table-cell office:value-type="string">
            <text:p>http://2015.sofifa.org/15/players/60/176688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resic</text:p>
          </table:table-cell>
          <table:table-cell office:value-type="string">
            <text:p>Dario</text:p>
          </table:table-cell>
          <table:table-cell office:value-type="string">
            <text:p>G</text:p>
          </table:table-cell>
          <table:table-cell office:value-type="string">
            <text:p>http://2015.sofifa.org/15/players/60/137637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Croat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Yelldell</text:p>
          </table:table-cell>
          <table:table-cell office:value-type="string">
            <text:p>David</text:p>
          </table:table-cell>
          <table:table-cell office:value-type="string">
            <text:p>G</text:p>
          </table:table-cell>
          <table:table-cell office:value-type="string">
            <text:p>http://2015.sofifa.org/15/players/60/162927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Etats-Uni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Yurchenko</text:p>
          </table:table-cell>
          <table:table-cell office:value-type="string">
            <text:p>Vladen</text:p>
          </table:table-cell>
          <table:table-cell office:value-type="string">
            <text:p>MOC</text:p>
          </table:table-cell>
          <table:table-cell office:value-type="string">
            <text:p>http://2015.sofifa.org/15/players/60/223759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Ukra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omb</text:p>
          </table:table-cell>
          <table:table-cell office:value-type="string">
            <text:p>Nicklas</text:p>
          </table:table-cell>
          <table:table-cell office:value-type="string">
            <text:p>G</text:p>
          </table:table-cell>
          <table:table-cell office:value-type="string">
            <text:p>http://2015.sofifa.org/15/players/60/210366.png</text:p>
          </table:table-cell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rey</text:p>
          </table:table-cell>
          <table:table-cell office:value-type="string">
            <text:p>Marlon</text:p>
          </table:table-cell>
          <table:table-cell office:value-type="string">
            <text:p>MDC</text:p>
          </table:table-cell>
          <table:table-cell/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oeder</text:p>
          </table:table-cell>
          <table:table-cell office:value-type="string">
            <text:p>Lukas</text:p>
          </table:table-cell>
          <table:table-cell office:value-type="string">
            <text:p>DC</text:p>
          </table:table-cell>
          <table:table-cell/>
          <table:table-cell office:value-type="string">
            <text:p>TSV Bayer 04 Leverkuse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eyer</text:p>
          </table:table-cell>
          <table:table-cell office:value-type="string">
            <text:p>Maximilian</text:p>
          </table:table-cell>
          <table:table-cell office:value-type="string">
            <text:p>MOC</text:p>
          </table:table-cell>
          <table:table-cell office:value-type="string">
            <text:p>http://2015.sofifa.org/15/players/60/212150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raxler</text:p>
          </table:table-cell>
          <table:table-cell office:value-type="string">
            <text:p>Julian</text:p>
          </table:table-cell>
          <table:table-cell office:value-type="string">
            <text:p>MG</text:p>
          </table:table-cell>
          <table:table-cell office:value-type="string">
            <text:p>http://2015.sofifa.org/15/players/60/202166.png</text:p>
          </table:table-cell>
          <table:table-cell office:value-type="string">
            <text:p>FC Schalke 04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oretzka</text:p>
          </table:table-cell>
          <table:table-cell office:value-type="string">
            <text:p>Leon</text:p>
          </table:table-cell>
          <table:table-cell office:value-type="string">
            <text:p>MDR</text:p>
          </table:table-cell>
          <table:table-cell office:value-type="string">
            <text:p>http://2015.sofifa.org/15/players/60/209658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untelaar</text:p>
          </table:table-cell>
          <table:table-cell office:value-type="string">
            <text:p>Klaas-Jan</text:p>
          </table:table-cell>
          <table:table-cell office:value-type="string">
            <text:p>BU</text:p>
          </table:table-cell>
          <table:table-cell office:value-type="string">
            <text:p>http://2015.sofifa.org/15/players/60/148803.png</text:p>
          </table:table-cell>
          <table:table-cell office:value-type="string">
            <text:p>FC Schalke 04</text:p>
          </table:table-cell>
          <table:table-cell table:number-columns-repeated="2" office:value-type="string">
            <text:p>Pays-Ba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oateng</text:p>
          </table:table-cell>
          <table:table-cell office:value-type="string">
            <text:p>Kevin-Prince</text:p>
          </table:table-cell>
          <table:table-cell office:value-type="string">
            <text:p>MC</text:p>
          </table:table-cell>
          <table:table-cell office:value-type="string">
            <text:p>http://2015.sofifa.org/15/players/60/173909.png</text:p>
          </table:table-cell>
          <table:table-cell office:value-type="string">
            <text:p>FC Schalke 04</text:p>
          </table:table-cell>
          <table:table-cell/>
          <table:table-cell office:value-type="string">
            <text:p>Ghana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yhan</text:p>
          </table:table-cell>
          <table:table-cell office:value-type="string">
            <text:p>Kaan</text:p>
          </table:table-cell>
          <table:table-cell office:value-type="string">
            <text:p>DC</text:p>
          </table:table-cell>
          <table:table-cell office:value-type="string">
            <text:p>http://2015.sofifa.org/15/players/60/207790.png</text:p>
          </table:table-cell>
          <table:table-cell office:value-type="string">
            <text:p>FC Schalke 04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wedes</text:p>
          </table:table-cell>
          <table:table-cell office:value-type="string">
            <text:p>Benedikt</text:p>
          </table:table-cell>
          <table:table-cell office:value-type="string">
            <text:p>DC</text:p>
          </table:table-cell>
          <table:table-cell office:value-type="string">
            <text:p>http://2015.sofifa.org/15/players/60/179784.png</text:p>
          </table:table-cell>
          <table:table-cell office:value-type="string">
            <text:p>FC Schalke 04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vdijaj</text:p>
          </table:table-cell>
          <table:table-cell office:value-type="string">
            <text:p>Donis</text:p>
          </table:table-cell>
          <table:table-cell office:value-type="string">
            <text:p>BU</text:p>
          </table:table-cell>
          <table:table-cell office:value-type="string">
            <text:p>http://2015.sofifa.org/15/players/60/221896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ban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arfan</text:p>
          </table:table-cell>
          <table:table-cell office:value-type="string">
            <text:p>Jefferson</text:p>
          </table:table-cell>
          <table:table-cell office:value-type="string">
            <text:p>MDR</text:p>
          </table:table-cell>
          <table:table-cell office:value-type="string">
            <text:p>http://2015.sofifa.org/15/players/60/158133.png</text:p>
          </table:table-cell>
          <table:table-cell office:value-type="string">
            <text:p>FC Schalke 04</text:p>
          </table:table-cell>
          <table:table-cell/>
          <table:table-cell office:value-type="string">
            <text:p>Perou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tip</text:p>
          </table:table-cell>
          <table:table-cell office:value-type="string">
            <text:p>Joel</text:p>
          </table:table-cell>
          <table:table-cell office:value-type="string">
            <text:p>DC</text:p>
          </table:table-cell>
          <table:table-cell office:value-type="string">
            <text:p>http://2015.sofifa.org/15/players/60/197061.png</text:p>
          </table:table-cell>
          <table:table-cell office:value-type="string">
            <text:p>FC Schalke 04</text:p>
          </table:table-cell>
          <table:table-cell table:number-columns-repeated="2" office:value-type="string">
            <text:p>Camerou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houpo-Moting</text:p>
          </table:table-cell>
          <table:table-cell office:value-type="string">
            <text:p>Eric Maxim</text:p>
          </table:table-cell>
          <table:table-cell office:value-type="string">
            <text:p>MG</text:p>
          </table:table-cell>
          <table:table-cell office:value-type="string">
            <text:p>http://2015.sofifa.org/15/players/60/183569.png</text:p>
          </table:table-cell>
          <table:table-cell office:value-type="string">
            <text:p>FC Schalke 04</text:p>
          </table:table-cell>
          <table:table-cell table:number-columns-repeated="2" office:value-type="string">
            <text:p>Camerou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m</text:p>
          </table:table-cell>
          <table:table-cell office:value-type="string">
            <text:p>Sidney</text:p>
          </table:table-cell>
          <table:table-cell office:value-type="string">
            <text:p>AID</text:p>
          </table:table-cell>
          <table:table-cell office:value-type="string">
            <text:p>http://2015.sofifa.org/15/players/60/177934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ntana</text:p>
          </table:table-cell>
          <table:table-cell office:value-type="string">
            <text:p>Felipe</text:p>
          </table:table-cell>
          <table:table-cell office:value-type="string">
            <text:p>DC</text:p>
          </table:table-cell>
          <table:table-cell office:value-type="string">
            <text:p>http://2015.sofifa.org/15/players/60/176957.png</text:p>
          </table:table-cell>
          <table:table-cell office:value-type="string">
            <text:p>FC Schalke 04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uchs</text:p>
          </table:table-cell>
          <table:table-cell office:value-type="string">
            <text:p>Christian</text:p>
          </table:table-cell>
          <table:table-cell office:value-type="string">
            <text:p>DG</text:p>
          </table:table-cell>
          <table:table-cell office:value-type="string">
            <text:p>http://2015.sofifa.org/15/players/60/139313.png</text:p>
          </table:table-cell>
          <table:table-cell office:value-type="string">
            <text:p>FC Schalke 04</text:p>
          </table:table-cell>
          <table:table-cell table:number-columns-repeated="2"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olasinac</text:p>
          </table:table-cell>
          <table:table-cell office:value-type="string">
            <text:p>Sead</text:p>
          </table:table-cell>
          <table:table-cell office:value-type="string">
            <text:p>DG</text:p>
          </table:table-cell>
          <table:table-cell office:value-type="string">
            <text:p>http://2015.sofifa.org/15/players/60/207993.png</text:p>
          </table:table-cell>
          <table:table-cell office:value-type="string">
            <text:p>FC Schalke 04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irchhoff</text:p>
          </table:table-cell>
          <table:table-cell office:value-type="string">
            <text:p>Jan</text:p>
          </table:table-cell>
          <table:table-cell office:value-type="string">
            <text:p>DC</text:p>
          </table:table-cell>
          <table:table-cell office:value-type="string">
            <text:p>http://2015.sofifa.org/15/players/60/190752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Uchida</text:p>
          </table:table-cell>
          <table:table-cell office:value-type="string">
            <text:p>Atsuto</text:p>
          </table:table-cell>
          <table:table-cell office:value-type="string">
            <text:p>DD</text:p>
          </table:table-cell>
          <table:table-cell office:value-type="string">
            <text:p>http://2015.sofifa.org/15/players/60/191541.png</text:p>
          </table:table-cell>
          <table:table-cell office:value-type="string">
            <text:p>FC Schalke 04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ogo</text:p>
          </table:table-cell>
          <table:table-cell office:value-type="string">
            <text:p>Dennis</text:p>
          </table:table-cell>
          <table:table-cell office:value-type="string">
            <text:p>DG</text:p>
          </table:table-cell>
          <table:table-cell office:value-type="string">
            <text:p>http://2015.sofifa.org/15/players/60/164491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ger</text:p>
          </table:table-cell>
          <table:table-cell office:value-type="string">
            <text:p>Marco</text:p>
          </table:table-cell>
          <table:table-cell office:value-type="string">
            <text:p>MDC</text:p>
          </table:table-cell>
          <table:table-cell office:value-type="string">
            <text:p>http://2015.sofifa.org/15/players/60/198113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ahrmann</text:p>
          </table:table-cell>
          <table:table-cell office:value-type="string">
            <text:p>Ralf</text:p>
          </table:table-cell>
          <table:table-cell office:value-type="string">
            <text:p>G</text:p>
          </table:table-cell>
          <table:table-cell office:value-type="string">
            <text:p>http://2015.sofifa.org/15/players/60/179783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rnetta</text:p>
          </table:table-cell>
          <table:table-cell office:value-type="string">
            <text:p>Tranquillo</text:p>
          </table:table-cell>
          <table:table-cell office:value-type="string">
            <text:p>MG</text:p>
          </table:table-cell>
          <table:table-cell office:value-type="string">
            <text:p>http://2015.sofifa.org/15/players/60/52752.png</text:p>
          </table:table-cell>
          <table:table-cell office:value-type="string">
            <text:p>FC Schalke 04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eustadter</text:p>
          </table:table-cell>
          <table:table-cell office:value-type="string">
            <text:p>Roman</text:p>
          </table:table-cell>
          <table:table-cell office:value-type="string">
            <text:p>MDC</text:p>
          </table:table-cell>
          <table:table-cell office:value-type="string">
            <text:p>http://2015.sofifa.org/15/players/60/186296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iefer</text:p>
          </table:table-cell>
          <table:table-cell office:value-type="string">
            <text:p>Fabian</text:p>
          </table:table-cell>
          <table:table-cell office:value-type="string">
            <text:p>G</text:p>
          </table:table-cell>
          <table:table-cell office:value-type="string">
            <text:p>http://2015.sofifa.org/15/players/60/193222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basi</text:p>
          </table:table-cell>
          <table:table-cell office:value-type="string">
            <text:p>Chinedu</text:p>
          </table:table-cell>
          <table:table-cell office:value-type="string">
            <text:p>MDR</text:p>
          </table:table-cell>
          <table:table-cell office:value-type="string">
            <text:p>http://2015.sofifa.org/15/players/60/164478.png</text:p>
          </table:table-cell>
          <table:table-cell office:value-type="string">
            <text:p>FC Schalke 04</text:p>
          </table:table-cell>
          <table:table-cell/>
          <table:table-cell office:value-type="string">
            <text:p>Nigeria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riedrich</text:p>
          </table:table-cell>
          <table:table-cell office:value-type="string">
            <text:p>Marvin</text:p>
          </table:table-cell>
          <table:table-cell office:value-type="string">
            <text:p>DC</text:p>
          </table:table-cell>
          <table:table-cell office:value-type="string">
            <text:p>http://2015.sofifa.org/15/players/60/222493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lemens</text:p>
          </table:table-cell>
          <table:table-cell office:value-type="string">
            <text:p>Christian</text:p>
          </table:table-cell>
          <table:table-cell office:value-type="string">
            <text:p>MG</text:p>
          </table:table-cell>
          <table:table-cell office:value-type="string">
            <text:p>http://2015.sofifa.org/15/players/60/193098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ne</text:p>
          </table:table-cell>
          <table:table-cell office:value-type="string">
            <text:p>Leroy</text:p>
          </table:table-cell>
          <table:table-cell office:value-type="string">
            <text:p>MOC</text:p>
          </table:table-cell>
          <table:table-cell office:value-type="string">
            <text:p>http://2015.sofifa.org/15/players/60/222492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etklo</text:p>
          </table:table-cell>
          <table:table-cell office:value-type="string">
            <text:p>Christian</text:p>
          </table:table-cell>
          <table:table-cell office:value-type="string">
            <text:p>G</text:p>
          </table:table-cell>
          <table:table-cell office:value-type="string">
            <text:p>http://2015.sofifa.org/15/players/60/114126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obottka</text:p>
          </table:table-cell>
          <table:table-cell office:value-type="string">
            <text:p>Marcel</text:p>
          </table:table-cell>
          <table:table-cell office:value-type="string">
            <text:p>MDC</text:p>
          </table:table-cell>
          <table:table-cell office:value-type="string">
            <text:p>http://2015.sofifa.org/15/players/60/221753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lingenburg</text:p>
          </table:table-cell>
          <table:table-cell office:value-type="string">
            <text:p>Rene</text:p>
          </table:table-cell>
          <table:table-cell office:value-type="string">
            <text:p>MDR</text:p>
          </table:table-cell>
          <table:table-cell office:value-type="string">
            <text:p>http://2015.sofifa.org/15/players/60/212481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ellenreuther</text:p>
          </table:table-cell>
          <table:table-cell office:value-type="string">
            <text:p>Timon</text:p>
          </table:table-cell>
          <table:table-cell office:value-type="string">
            <text:p>G</text:p>
          </table:table-cell>
          <table:table-cell office:value-type="string">
            <text:p>http://2015.sofifa.org/15/players/60/223686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Itter</text:p>
          </table:table-cell>
          <table:table-cell office:value-type="string">
            <text:p>Pascal</text:p>
          </table:table-cell>
          <table:table-cell office:value-type="string">
            <text:p>DD</text:p>
          </table:table-cell>
          <table:table-cell office:value-type="string">
            <text:p>http://2015.sofifa.org/15/players/60/212241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orgmann</text:p>
          </table:table-cell>
          <table:table-cell office:value-type="string">
            <text:p>Axel</text:p>
          </table:table-cell>
          <table:table-cell office:value-type="string">
            <text:p>DG</text:p>
          </table:table-cell>
          <table:table-cell office:value-type="string">
            <text:p>http://2015.sofifa.org/15/players/60/224661.png</text:p>
          </table:table-cell>
          <table:table-cell office:value-type="string">
            <text:p>FC Schalke 04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erner</text:p>
          </table:table-cell>
          <table:table-cell office:value-type="string">
            <text:p>Timo</text:p>
          </table:table-cell>
          <table:table-cell office:value-type="string">
            <text:p>MG</text:p>
          </table:table-cell>
          <table:table-cell office:value-type="string">
            <text:p>http://2015.sofifa.org/15/players/60/212188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udiger</text:p>
          </table:table-cell>
          <table:table-cell office:value-type="string">
            <text:p>Antonio</text:p>
          </table:table-cell>
          <table:table-cell office:value-type="string">
            <text:p>DC</text:p>
          </table:table-cell>
          <table:table-cell office:value-type="string">
            <text:p>http://2015.sofifa.org/15/players/60/205452.png</text:p>
          </table:table-cell>
          <table:table-cell office:value-type="string">
            <text:p>VfB Stuttgart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eitner</text:p>
          </table:table-cell>
          <table:table-cell office:value-type="string">
            <text:p>Moritz</text:p>
          </table:table-cell>
          <table:table-cell office:value-type="string">
            <text:p>MC</text:p>
          </table:table-cell>
          <table:table-cell office:value-type="string">
            <text:p>http://2015.sofifa.org/15/players/60/200857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omeu</text:p>
          </table:table-cell>
          <table:table-cell office:value-type="string">
            <text:p>Oriol</text:p>
          </table:table-cell>
          <table:table-cell office:value-type="string">
            <text:p>MDC</text:p>
          </table:table-cell>
          <table:table-cell office:value-type="string">
            <text:p>http://2015.sofifa.org/15/players/60/199576.png</text:p>
          </table:table-cell>
          <table:table-cell office:value-type="string">
            <text:p>VfB Stuttgart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xim</text:p>
          </table:table-cell>
          <table:table-cell office:value-type="string">
            <text:p>Alexandru</text:p>
          </table:table-cell>
          <table:table-cell office:value-type="string">
            <text:p>MOC</text:p>
          </table:table-cell>
          <table:table-cell office:value-type="string">
            <text:p>http://2015.sofifa.org/15/players/60/211061.png</text:p>
          </table:table-cell>
          <table:table-cell office:value-type="string">
            <text:p>VfB Stuttgart</text:p>
          </table:table-cell>
          <table:table-cell table:number-columns-repeated="2" office:value-type="string">
            <text:p>Rouman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Ibisevic</text:p>
          </table:table-cell>
          <table:table-cell office:value-type="string">
            <text:p>Vedad</text:p>
          </table:table-cell>
          <table:table-cell office:value-type="string">
            <text:p>BU</text:p>
          </table:table-cell>
          <table:table-cell office:value-type="string">
            <text:p>http://2015.sofifa.org/15/players/60/162369.png</text:p>
          </table:table-cell>
          <table:table-cell office:value-type="string">
            <text:p>VfB Stuttgart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inczek</text:p>
          </table:table-cell>
          <table:table-cell office:value-type="string">
            <text:p>Daniel</text:p>
          </table:table-cell>
          <table:table-cell office:value-type="string">
            <text:p>BU</text:p>
          </table:table-cell>
          <table:table-cell office:value-type="string">
            <text:p>http://2015.sofifa.org/15/players/60/192445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Ulreich</text:p>
          </table:table-cell>
          <table:table-cell office:value-type="string">
            <text:p>Sven</text:p>
          </table:table-cell>
          <table:table-cell office:value-type="string">
            <text:p>G</text:p>
          </table:table-cell>
          <table:table-cell office:value-type="string">
            <text:p>http://2015.sofifa.org/15/players/60/186569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ostic</text:p>
          </table:table-cell>
          <table:table-cell office:value-type="string">
            <text:p>Filip</text:p>
          </table:table-cell>
          <table:table-cell office:value-type="string">
            <text:p>AIG</text:p>
          </table:table-cell>
          <table:table-cell office:value-type="string">
            <text:p>http://2015.sofifa.org/15/players/60/208574.png</text:p>
          </table:table-cell>
          <table:table-cell office:value-type="string">
            <text:p>VfB Stuttgart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arnik</text:p>
          </table:table-cell>
          <table:table-cell office:value-type="string">
            <text:p>Martin</text:p>
          </table:table-cell>
          <table:table-cell office:value-type="string">
            <text:p>MDR</text:p>
          </table:table-cell>
          <table:table-cell office:value-type="string">
            <text:p>http://2015.sofifa.org/15/players/60/177666.png</text:p>
          </table:table-cell>
          <table:table-cell office:value-type="string">
            <text:p>VfB Stuttgart</text:p>
          </table:table-cell>
          <table:table-cell table:number-columns-repeated="2"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kai</text:p>
          </table:table-cell>
          <table:table-cell office:value-type="string">
            <text:p>Gotoku</text:p>
          </table:table-cell>
          <table:table-cell office:value-type="string">
            <text:p>DG</text:p>
          </table:table-cell>
          <table:table-cell office:value-type="string">
            <text:p>http://2015.sofifa.org/15/players/60/207472.png</text:p>
          </table:table-cell>
          <table:table-cell office:value-type="string">
            <text:p>VfB Stuttgart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bdellaoue</text:p>
          </table:table-cell>
          <table:table-cell office:value-type="string">
            <text:p>Mohammed</text:p>
          </table:table-cell>
          <table:table-cell office:value-type="string">
            <text:p>BU</text:p>
          </table:table-cell>
          <table:table-cell office:value-type="string">
            <text:p>http://2015.sofifa.org/15/players/60/184010.png</text:p>
          </table:table-cell>
          <table:table-cell office:value-type="string">
            <text:p>VfB Stuttgart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entner</text:p>
          </table:table-cell>
          <table:table-cell office:value-type="string">
            <text:p>Christian</text:p>
          </table:table-cell>
          <table:table-cell office:value-type="string">
            <text:p>MC</text:p>
          </table:table-cell>
          <table:table-cell office:value-type="string">
            <text:p>http://2015.sofifa.org/15/players/60/158856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ruezo</text:p>
          </table:table-cell>
          <table:table-cell office:value-type="string">
            <text:p>Carlos</text:p>
          </table:table-cell>
          <table:table-cell office:value-type="string">
            <text:p>MDC</text:p>
          </table:table-cell>
          <table:table-cell office:value-type="string">
            <text:p>http://2015.sofifa.org/15/players/60/221860.png</text:p>
          </table:table-cell>
          <table:table-cell office:value-type="string">
            <text:p>VfB Stuttgart</text:p>
          </table:table-cell>
          <table:table-cell office:value-type="string">
            <text:p>Equateur</text:p>
          </table:table-cell>
          <table:table-cell office:value-type="string">
            <text:p>Equateur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idavi</text:p>
          </table:table-cell>
          <table:table-cell office:value-type="string">
            <text:p>Daniel</text:p>
          </table:table-cell>
          <table:table-cell office:value-type="string">
            <text:p>MOC</text:p>
          </table:table-cell>
          <table:table-cell office:value-type="string">
            <text:p>http://2015.sofifa.org/15/players/60/193886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lein</text:p>
          </table:table-cell>
          <table:table-cell office:value-type="string">
            <text:p>Florian</text:p>
          </table:table-cell>
          <table:table-cell office:value-type="string">
            <text:p>DD</text:p>
          </table:table-cell>
          <table:table-cell office:value-type="string">
            <text:p>http://2015.sofifa.org/15/players/60/161857.png</text:p>
          </table:table-cell>
          <table:table-cell office:value-type="string">
            <text:p>VfB Stuttgart</text:p>
          </table:table-cell>
          <table:table-cell table:number-columns-repeated="2"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rarer</text:p>
          </table:table-cell>
          <table:table-cell office:value-type="string">
            <text:p>Sercan</text:p>
          </table:table-cell>
          <table:table-cell office:value-type="string">
            <text:p>MDR</text:p>
          </table:table-cell>
          <table:table-cell office:value-type="string">
            <text:p>http://2015.sofifa.org/15/players/60/189077.png</text:p>
          </table:table-cell>
          <table:table-cell office:value-type="string">
            <text:p>VfB Stuttgart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waab</text:p>
          </table:table-cell>
          <table:table-cell office:value-type="string">
            <text:p>Daniel</text:p>
          </table:table-cell>
          <table:table-cell office:value-type="string">
            <text:p>DC</text:p>
          </table:table-cell>
          <table:table-cell office:value-type="string">
            <text:p>http://2015.sofifa.org/15/players/60/183426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ausch</text:p>
          </table:table-cell>
          <table:table-cell office:value-type="string">
            <text:p>Konstantin</text:p>
          </table:table-cell>
          <table:table-cell office:value-type="string">
            <text:p>DG</text:p>
          </table:table-cell>
          <table:table-cell office:value-type="string">
            <text:p>http://2015.sofifa.org/15/players/60/186274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lzhauser</text:p>
          </table:table-cell>
          <table:table-cell office:value-type="string">
            <text:p>Raphael</text:p>
          </table:table-cell>
          <table:table-cell office:value-type="string">
            <text:p>MC</text:p>
          </table:table-cell>
          <table:table-cell office:value-type="string">
            <text:p>http://2015.sofifa.org/15/players/60/204493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aggui</text:p>
          </table:table-cell>
          <table:table-cell office:value-type="string">
            <text:p>Karim</text:p>
          </table:table-cell>
          <table:table-cell office:value-type="string">
            <text:p>DC</text:p>
          </table:table-cell>
          <table:table-cell office:value-type="string">
            <text:p>http://2015.sofifa.org/15/players/60/156256.png</text:p>
          </table:table-cell>
          <table:table-cell office:value-type="string">
            <text:p>VfB Stuttgart</text:p>
          </table:table-cell>
          <table:table-cell/>
          <table:table-cell office:value-type="string">
            <text:p>Tunis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lousek</text:p>
          </table:table-cell>
          <table:table-cell office:value-type="string">
            <text:p>Adam</text:p>
          </table:table-cell>
          <table:table-cell office:value-type="string">
            <text:p>MG</text:p>
          </table:table-cell>
          <table:table-cell office:value-type="string">
            <text:p>http://2015.sofifa.org/15/players/60/181205.png</text:p>
          </table:table-cell>
          <table:table-cell office:value-type="string">
            <text:p>VfB Stuttgart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irschbaum</text:p>
          </table:table-cell>
          <table:table-cell office:value-type="string">
            <text:p>Thorsten</text:p>
          </table:table-cell>
          <table:table-cell office:value-type="string">
            <text:p>G</text:p>
          </table:table-cell>
          <table:table-cell office:value-type="string">
            <text:p>http://2015.sofifa.org/15/players/60/182743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Vlachodimos</text:p>
          </table:table-cell>
          <table:table-cell office:value-type="string">
            <text:p>Odisseas</text:p>
          </table:table-cell>
          <table:table-cell office:value-type="string">
            <text:p>G</text:p>
          </table:table-cell>
          <table:table-cell office:value-type="string">
            <text:p>http://2015.sofifa.org/15/players/60/211990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iedermeier</text:p>
          </table:table-cell>
          <table:table-cell office:value-type="string">
            <text:p>Georg</text:p>
          </table:table-cell>
          <table:table-cell office:value-type="string">
            <text:p>DC</text:p>
          </table:table-cell>
          <table:table-cell office:value-type="string">
            <text:p>http://2015.sofifa.org/15/players/60/189922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Yalcin</text:p>
          </table:table-cell>
          <table:table-cell office:value-type="string">
            <text:p>Robin</text:p>
          </table:table-cell>
          <table:table-cell office:value-type="string">
            <text:p>MDC</text:p>
          </table:table-cell>
          <table:table-cell office:value-type="string">
            <text:p>http://2015.sofifa.org/15/players/60/211987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rko</text:p>
          </table:table-cell>
          <table:table-cell office:value-type="string">
            <text:p>Erich</text:p>
          </table:table-cell>
          <table:table-cell office:value-type="string">
            <text:p>MG</text:p>
          </table:table-cell>
          <table:table-cell office:value-type="string">
            <text:p>http://2015.sofifa.org/15/players/60/212000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wene</text:p>
          </table:table-cell>
          <table:table-cell office:value-type="string">
            <text:p>Philipp</text:p>
          </table:table-cell>
          <table:table-cell office:value-type="string">
            <text:p>DD</text:p>
          </table:table-cell>
          <table:table-cell office:value-type="string">
            <text:p>http://2015.sofifa.org/15/players/60/216275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eibold</text:p>
          </table:table-cell>
          <table:table-cell office:value-type="string">
            <text:p>Tim</text:p>
          </table:table-cell>
          <table:table-cell office:value-type="string">
            <text:p>DG</text:p>
          </table:table-cell>
          <table:table-cell office:value-type="string">
            <text:p>http://2015.sofifa.org/15/players/60/221201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umgartl</text:p>
          </table:table-cell>
          <table:table-cell office:value-type="string">
            <text:p>Timo</text:p>
          </table:table-cell>
          <table:table-cell office:value-type="string">
            <text:p>DC</text:p>
          </table:table-cell>
          <table:table-cell office:value-type="string">
            <text:p>http://2015.sofifa.org/15/players/60/223641.png</text:p>
          </table:table-cell>
          <table:table-cell office:value-type="string">
            <text:p>VfB Stuttga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ajrovic</text:p>
          </table:table-cell>
          <table:table-cell office:value-type="string">
            <text:p>Izet</text:p>
          </table:table-cell>
          <table:table-cell office:value-type="string">
            <text:p>MDR</text:p>
          </table:table-cell>
          <table:table-cell office:value-type="string">
            <text:p>http://2015.sofifa.org/15/players/60/193780.png</text:p>
          </table:table-cell>
          <table:table-cell office:value-type="string">
            <text:p>Werder Breme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elke</text:p>
          </table:table-cell>
          <table:table-cell office:value-type="string">
            <text:p>Davie</text:p>
          </table:table-cell>
          <table:table-cell office:value-type="string">
            <text:p>BU</text:p>
          </table:table-cell>
          <table:table-cell office:value-type="string">
            <text:p>http://2015.sofifa.org/15/players/60/212626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Elia</text:p>
          </table:table-cell>
          <table:table-cell office:value-type="string">
            <text:p>Eljero</text:p>
          </table:table-cell>
          <table:table-cell office:value-type="string">
            <text:p>MG</text:p>
          </table:table-cell>
          <table:table-cell office:value-type="string">
            <text:p>http://2015.sofifa.org/15/players/60/172049.png</text:p>
          </table:table-cell>
          <table:table-cell office:value-type="string">
            <text:p>Werder Breme</text:p>
          </table:table-cell>
          <table:table-cell/>
          <table:table-cell office:value-type="string">
            <text:p>Pays-Ba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aldirola</text:p>
          </table:table-cell>
          <table:table-cell office:value-type="string">
            <text:p>Luca</text:p>
          </table:table-cell>
          <table:table-cell office:value-type="string">
            <text:p>DC</text:p>
          </table:table-cell>
          <table:table-cell office:value-type="string">
            <text:p>http://2015.sofifa.org/15/players/60/199776.png</text:p>
          </table:table-cell>
          <table:table-cell office:value-type="string">
            <text:p>Werder Breme</text:p>
          </table:table-cell>
          <table:table-cell/>
          <table:table-cell office:value-type="string">
            <text:p>Ital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roos</text:p>
          </table:table-cell>
          <table:table-cell office:value-type="string">
            <text:p>Felix</text:p>
          </table:table-cell>
          <table:table-cell office:value-type="string">
            <text:p>MDC</text:p>
          </table:table-cell>
          <table:table-cell office:value-type="string">
            <text:p>http://2015.sofifa.org/15/players/60/191066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i Santo</text:p>
          </table:table-cell>
          <table:table-cell office:value-type="string">
            <text:p>Franco</text:p>
          </table:table-cell>
          <table:table-cell office:value-type="string">
            <text:p>BU</text:p>
          </table:table-cell>
          <table:table-cell office:value-type="string">
            <text:p>http://2015.sofifa.org/15/players/60/186405.png</text:p>
          </table:table-cell>
          <table:table-cell office:value-type="string">
            <text:p>Werder Breme</text:p>
          </table:table-cell>
          <table:table-cell/>
          <table:table-cell office:value-type="string">
            <text:p>Argent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braniak</text:p>
          </table:table-cell>
          <table:table-cell office:value-type="string">
            <text:p>Ludovic</text:p>
          </table:table-cell>
          <table:table-cell office:value-type="string">
            <text:p>MOC</text:p>
          </table:table-cell>
          <table:table-cell office:value-type="string">
            <text:p>http://2015.sofifa.org/15/players/60/138066.png</text:p>
          </table:table-cell>
          <table:table-cell office:value-type="string">
            <text:p>Werder Breme</text:p>
          </table:table-cell>
          <table:table-cell/>
          <table:table-cell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unuzovic</text:p>
          </table:table-cell>
          <table:table-cell office:value-type="string">
            <text:p>Zlatko</text:p>
          </table:table-cell>
          <table:table-cell office:value-type="string">
            <text:p>MC</text:p>
          </table:table-cell>
          <table:table-cell office:value-type="string">
            <text:p>http://2015.sofifa.org/15/players/60/173474.png</text:p>
          </table:table-cell>
          <table:table-cell office:value-type="string">
            <text:p>Werder Breme</text:p>
          </table:table-cell>
          <table:table-cell table:number-columns-repeated="2"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etersen</text:p>
          </table:table-cell>
          <table:table-cell office:value-type="string">
            <text:p>Nils</text:p>
          </table:table-cell>
          <table:table-cell office:value-type="string">
            <text:p>BU</text:p>
          </table:table-cell>
          <table:table-cell office:value-type="string">
            <text:p>http://2015.sofifa.org/15/players/60/183580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rodl</text:p>
          </table:table-cell>
          <table:table-cell office:value-type="string">
            <text:p>Sebastian</text:p>
          </table:table-cell>
          <table:table-cell office:value-type="string">
            <text:p>DC</text:p>
          </table:table-cell>
          <table:table-cell office:value-type="string">
            <text:p>http://2015.sofifa.org/15/players/60/177578.png</text:p>
          </table:table-cell>
          <table:table-cell office:value-type="string">
            <text:p>Werder Breme</text:p>
          </table:table-cell>
          <table:table-cell table:number-columns-repeated="2"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ycicek</text:p>
          </table:table-cell>
          <table:table-cell office:value-type="string">
            <text:p>Levent</text:p>
          </table:table-cell>
          <table:table-cell office:value-type="string">
            <text:p>MOC</text:p>
          </table:table-cell>
          <table:table-cell office:value-type="string">
            <text:p>http://2015.sofifa.org/15/players/60/209988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Yildirim</text:p>
          </table:table-cell>
          <table:table-cell office:value-type="string">
            <text:p>Ozkan</text:p>
          </table:table-cell>
          <table:table-cell office:value-type="string">
            <text:p>MOC</text:p>
          </table:table-cell>
          <table:table-cell office:value-type="string">
            <text:p>http://2015.sofifa.org/15/players/60/204436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ukimya</text:p>
          </table:table-cell>
          <table:table-cell office:value-type="string">
            <text:p>Assani</text:p>
          </table:table-cell>
          <table:table-cell office:value-type="string">
            <text:p>DC</text:p>
          </table:table-cell>
          <table:table-cell office:value-type="string">
            <text:p>http://2015.sofifa.org/15/players/60/184852.png</text:p>
          </table:table-cell>
          <table:table-cell office:value-type="string">
            <text:p>Werder Breme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alvez</text:p>
          </table:table-cell>
          <table:table-cell office:value-type="string">
            <text:p>Alejandro</text:p>
          </table:table-cell>
          <table:table-cell office:value-type="string">
            <text:p>DC</text:p>
          </table:table-cell>
          <table:table-cell office:value-type="string">
            <text:p>http://2015.sofifa.org/15/players/60/199487.png</text:p>
          </table:table-cell>
          <table:table-cell office:value-type="string">
            <text:p>Werder Breme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ritz</text:p>
          </table:table-cell>
          <table:table-cell office:value-type="string">
            <text:p>Clemens</text:p>
          </table:table-cell>
          <table:table-cell office:value-type="string">
            <text:p>DD</text:p>
          </table:table-cell>
          <table:table-cell office:value-type="string">
            <text:p>http://2015.sofifa.org/15/players/60/101336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arcia</text:p>
          </table:table-cell>
          <table:table-cell office:value-type="string">
            <text:p>Santiago</text:p>
          </table:table-cell>
          <table:table-cell office:value-type="string">
            <text:p>DG</text:p>
          </table:table-cell>
          <table:table-cell office:value-type="string">
            <text:p>http://2015.sofifa.org/15/players/60/200278.png</text:p>
          </table:table-cell>
          <table:table-cell office:value-type="string">
            <text:p>Werder Breme</text:p>
          </table:table-cell>
          <table:table-cell/>
          <table:table-cell office:value-type="string">
            <text:p>Argent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usic</text:p>
          </table:table-cell>
          <table:table-cell office:value-type="string">
            <text:p>Raif</text:p>
          </table:table-cell>
          <table:table-cell office:value-type="string">
            <text:p>G</text:p>
          </table:table-cell>
          <table:table-cell office:value-type="string">
            <text:p>http://2015.sofifa.org/15/players/60/222695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ebre Selassie</text:p>
          </table:table-cell>
          <table:table-cell office:value-type="string">
            <text:p>Theodor</text:p>
          </table:table-cell>
          <table:table-cell office:value-type="string">
            <text:p>MDR</text:p>
          </table:table-cell>
          <table:table-cell office:value-type="string">
            <text:p>http://2015.sofifa.org/15/players/60/186330.png</text:p>
          </table:table-cell>
          <table:table-cell office:value-type="string">
            <text:p>Werder Breme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kiadi</text:p>
          </table:table-cell>
          <table:table-cell office:value-type="string">
            <text:p>Cedric</text:p>
          </table:table-cell>
          <table:table-cell office:value-type="string">
            <text:p>MDC</text:p>
          </table:table-cell>
          <table:table-cell office:value-type="string">
            <text:p>http://2015.sofifa.org/15/players/60/53815.png</text:p>
          </table:table-cell>
          <table:table-cell office:value-type="string">
            <text:p>Werder Breme</text:p>
          </table:table-cell>
          <table:table-cell/>
          <table:table-cell office:value-type="string">
            <text:p>Republique Democratique du Congo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rtels</text:p>
          </table:table-cell>
          <table:table-cell office:value-type="string">
            <text:p>Fin</text:p>
          </table:table-cell>
          <table:table-cell office:value-type="string">
            <text:p>MG</text:p>
          </table:table-cell>
          <table:table-cell office:value-type="string">
            <text:p>http://2015.sofifa.org/15/players/60/183332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rebinger</text:p>
          </table:table-cell>
          <table:table-cell office:value-type="string">
            <text:p>Richard</text:p>
          </table:table-cell>
          <table:table-cell office:value-type="string">
            <text:p>G</text:p>
          </table:table-cell>
          <table:table-cell office:value-type="string">
            <text:p>http://2015.sofifa.org/15/players/60/209990.png</text:p>
          </table:table-cell>
          <table:table-cell office:value-type="string">
            <text:p>Werder Breme</text:p>
          </table:table-cell>
          <table:table-cell/>
          <table:table-cell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olf</text:p>
          </table:table-cell>
          <table:table-cell office:value-type="string">
            <text:p>Raphael</text:p>
          </table:table-cell>
          <table:table-cell office:value-type="string">
            <text:p>G</text:p>
          </table:table-cell>
          <table:table-cell office:value-type="string">
            <text:p>http://2015.sofifa.org/15/players/60/186941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rgfrede</text:p>
          </table:table-cell>
          <table:table-cell office:value-type="string">
            <text:p>Philipp</text:p>
          </table:table-cell>
          <table:table-cell office:value-type="string">
            <text:p>MDC</text:p>
          </table:table-cell>
          <table:table-cell office:value-type="string">
            <text:p>http://2015.sofifa.org/15/players/60/193311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ander</text:p>
          </table:table-cell>
          <table:table-cell office:value-type="string">
            <text:p>Luca-Milan</text:p>
          </table:table-cell>
          <table:table-cell office:value-type="string">
            <text:p>DD</text:p>
          </table:table-cell>
          <table:table-cell office:value-type="string">
            <text:p>http://2015.sofifa.org/15/players/60/222773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orenzen</text:p>
          </table:table-cell>
          <table:table-cell office:value-type="string">
            <text:p>Melvyn</text:p>
          </table:table-cell>
          <table:table-cell office:value-type="string">
            <text:p>BU</text:p>
          </table:table-cell>
          <table:table-cell/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usch</text:p>
          </table:table-cell>
          <table:table-cell office:value-type="string">
            <text:p>Marnon</text:p>
          </table:table-cell>
          <table:table-cell office:value-type="string">
            <text:p>DD</text:p>
          </table:table-cell>
          <table:table-cell/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von Haacke</text:p>
          </table:table-cell>
          <table:table-cell office:value-type="string">
            <text:p>Julian</text:p>
          </table:table-cell>
          <table:table-cell office:value-type="string">
            <text:p>MDC</text:p>
          </table:table-cell>
          <table:table-cell office:value-type="string">
            <text:p>http://2015.sofifa.org/15/players/60/220558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using</text:p>
          </table:table-cell>
          <table:table-cell office:value-type="string">
            <text:p>Oliver</text:p>
          </table:table-cell>
          <table:table-cell office:value-type="string">
            <text:p>DC</text:p>
          </table:table-cell>
          <table:table-cell office:value-type="string">
            <text:p>http://2015.sofifa.org/15/players/60/222521.png</text:p>
          </table:table-cell>
          <table:table-cell office:value-type="string">
            <text:p>Werder Breme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ocker</text:p>
          </table:table-cell>
          <table:table-cell office:value-type="string">
            <text:p>Valentin</text:p>
          </table:table-cell>
          <table:table-cell office:value-type="string">
            <text:p>MG</text:p>
          </table:table-cell>
          <table:table-cell office:value-type="string">
            <text:p>http://2015.sofifa.org/15/players/60/183187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onny</text:p>
          </table:table-cell>
          <table:table-cell/>
          <table:table-cell office:value-type="string">
            <text:p>MOC</text:p>
          </table:table-cell>
          <table:table-cell office:value-type="string">
            <text:p>http://2015.sofifa.org/15/players/60/169126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alou</text:p>
          </table:table-cell>
          <table:table-cell office:value-type="string">
            <text:p>Salomon</text:p>
          </table:table-cell>
          <table:table-cell office:value-type="string">
            <text:p>BU</text:p>
          </table:table-cell>
          <table:table-cell office:value-type="string">
            <text:p>http://2015.sofifa.org/15/players/60/158232.png</text:p>
          </table:table-cell>
          <table:table-cell office:value-type="string">
            <text:p>Hertha BSC Berlin</text:p>
          </table:table-cell>
          <table:table-cell table:number-columns-repeated="2" office:value-type="string">
            <text:p>Cote d'Ivoir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rooks</text:p>
          </table:table-cell>
          <table:table-cell office:value-type="string">
            <text:p>John</text:p>
          </table:table-cell>
          <table:table-cell office:value-type="string">
            <text:p>DC</text:p>
          </table:table-cell>
          <table:table-cell office:value-type="string">
            <text:p>http://2015.sofifa.org/15/players/60/204082.png</text:p>
          </table:table-cell>
          <table:table-cell office:value-type="string">
            <text:p>Hertha BSC Berlin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eitinga</text:p>
          </table:table-cell>
          <table:table-cell office:value-type="string">
            <text:p>John</text:p>
          </table:table-cell>
          <table:table-cell office:value-type="string">
            <text:p>DC</text:p>
          </table:table-cell>
          <table:table-cell office:value-type="string">
            <text:p>http://2015.sofifa.org/15/players/60/49425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Pays-Ba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ieber</text:p>
          </table:table-cell>
          <table:table-cell office:value-type="string">
            <text:p>Julian</text:p>
          </table:table-cell>
          <table:table-cell office:value-type="string">
            <text:p>BU</text:p>
          </table:table-cell>
          <table:table-cell office:value-type="string">
            <text:p>http://2015.sofifa.org/15/players/60/190664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ulz</text:p>
          </table:table-cell>
          <table:table-cell office:value-type="string">
            <text:p>Nico</text:p>
          </table:table-cell>
          <table:table-cell office:value-type="string">
            <text:p>MG</text:p>
          </table:table-cell>
          <table:table-cell office:value-type="string">
            <text:p>http://2015.sofifa.org/15/players/60/200536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kjelbred</text:p>
          </table:table-cell>
          <table:table-cell office:value-type="string">
            <text:p>Per</text:p>
          </table:table-cell>
          <table:table-cell office:value-type="string">
            <text:p>MC</text:p>
          </table:table-cell>
          <table:table-cell office:value-type="string">
            <text:p>http://2015.sofifa.org/15/players/60/152996.png</text:p>
          </table:table-cell>
          <table:table-cell office:value-type="string">
            <text:p>Hertha BSC Berlin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raft</text:p>
          </table:table-cell>
          <table:table-cell office:value-type="string">
            <text:p>Thomas</text:p>
          </table:table-cell>
          <table:table-cell office:value-type="string">
            <text:p>G</text:p>
          </table:table-cell>
          <table:table-cell office:value-type="string">
            <text:p>http://2015.sofifa.org/15/players/60/179954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ukhtar</text:p>
          </table:table-cell>
          <table:table-cell office:value-type="string">
            <text:p>Hany</text:p>
          </table:table-cell>
          <table:table-cell office:value-type="string">
            <text:p>MOC</text:p>
          </table:table-cell>
          <table:table-cell office:value-type="string">
            <text:p>http://2015.sofifa.org/15/players/60/210021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lattenhardt</text:p>
          </table:table-cell>
          <table:table-cell office:value-type="string">
            <text:p>Marvin</text:p>
          </table:table-cell>
          <table:table-cell office:value-type="string">
            <text:p>DG</text:p>
          </table:table-cell>
          <table:table-cell office:value-type="string">
            <text:p>http://2015.sofifa.org/15/players/60/192557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arstein</text:p>
          </table:table-cell>
          <table:table-cell office:value-type="string">
            <text:p>Rune</text:p>
          </table:table-cell>
          <table:table-cell office:value-type="string">
            <text:p>G</text:p>
          </table:table-cell>
          <table:table-cell office:value-type="string">
            <text:p>http://2015.sofifa.org/15/players/60/104389.png</text:p>
          </table:table-cell>
          <table:table-cell office:value-type="string">
            <text:p>Hertha BSC Berlin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n-Hatira</text:p>
          </table:table-cell>
          <table:table-cell office:value-type="string">
            <text:p>Anis</text:p>
          </table:table-cell>
          <table:table-cell office:value-type="string">
            <text:p>MG</text:p>
          </table:table-cell>
          <table:table-cell office:value-type="string">
            <text:p>http://2015.sofifa.org/15/players/60/176627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Tunis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igerci</text:p>
          </table:table-cell>
          <table:table-cell office:value-type="string">
            <text:p>Tolga</text:p>
          </table:table-cell>
          <table:table-cell office:value-type="string">
            <text:p>MC</text:p>
          </table:table-cell>
          <table:table-cell office:value-type="string">
            <text:p>http://2015.sofifa.org/15/players/60/200754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sogai</text:p>
          </table:table-cell>
          <table:table-cell office:value-type="string">
            <text:p>Hajime</text:p>
          </table:table-cell>
          <table:table-cell office:value-type="string">
            <text:p>MDC</text:p>
          </table:table-cell>
          <table:table-cell office:value-type="string">
            <text:p>http://2015.sofifa.org/15/players/60/181106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ekarik</text:p>
          </table:table-cell>
          <table:table-cell office:value-type="string">
            <text:p>Peter</text:p>
          </table:table-cell>
          <table:table-cell office:value-type="string">
            <text:p>DD</text:p>
          </table:table-cell>
          <table:table-cell office:value-type="string">
            <text:p>http://2015.sofifa.org/15/players/60/190854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Slova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ustenberger</text:p>
          </table:table-cell>
          <table:table-cell office:value-type="string">
            <text:p>Fabian</text:p>
          </table:table-cell>
          <table:table-cell office:value-type="string">
            <text:p>DC</text:p>
          </table:table-cell>
          <table:table-cell office:value-type="string">
            <text:p>http://2015.sofifa.org/15/players/60/177019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erens</text:p>
          </table:table-cell>
          <table:table-cell office:value-type="string">
            <text:p>Roy</text:p>
          </table:table-cell>
          <table:table-cell office:value-type="string">
            <text:p>MDR</text:p>
          </table:table-cell>
          <table:table-cell office:value-type="string">
            <text:p>http://2015.sofifa.org/15/players/60/169978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Pays-Ba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egeler</text:p>
          </table:table-cell>
          <table:table-cell office:value-type="string">
            <text:p>Jens</text:p>
          </table:table-cell>
          <table:table-cell office:value-type="string">
            <text:p>MC</text:p>
          </table:table-cell>
          <table:table-cell office:value-type="string">
            <text:p>http://2015.sofifa.org/15/players/60/189235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agner</text:p>
          </table:table-cell>
          <table:table-cell office:value-type="string">
            <text:p>Sandro</text:p>
          </table:table-cell>
          <table:table-cell office:value-type="string">
            <text:p>BU</text:p>
          </table:table-cell>
          <table:table-cell office:value-type="string">
            <text:p>http://2015.sofifa.org/15/players/60/184069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djeng</text:p>
          </table:table-cell>
          <table:table-cell office:value-type="string">
            <text:p>Marcel</text:p>
          </table:table-cell>
          <table:table-cell office:value-type="string">
            <text:p>DD</text:p>
          </table:table-cell>
          <table:table-cell office:value-type="string">
            <text:p>http://2015.sofifa.org/15/players/60/150514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Camerou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iemeyer</text:p>
          </table:table-cell>
          <table:table-cell office:value-type="string">
            <text:p>Peter</text:p>
          </table:table-cell>
          <table:table-cell office:value-type="string">
            <text:p>MDC</text:p>
          </table:table-cell>
          <table:table-cell office:value-type="string">
            <text:p>http://2015.sofifa.org/15/players/60/54018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umjohann</text:p>
          </table:table-cell>
          <table:table-cell office:value-type="string">
            <text:p>Alexander</text:p>
          </table:table-cell>
          <table:table-cell office:value-type="string">
            <text:p>MOC</text:p>
          </table:table-cell>
          <table:table-cell office:value-type="string">
            <text:p>http://2015.sofifa.org/15/players/60/162223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van der Bergh</text:p>
          </table:table-cell>
          <table:table-cell office:value-type="string">
            <text:p>Johannes</text:p>
          </table:table-cell>
          <table:table-cell office:value-type="string">
            <text:p>DG</text:p>
          </table:table-cell>
          <table:table-cell office:value-type="string">
            <text:p>http://2015.sofifa.org/15/players/60/183490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anker</text:p>
          </table:table-cell>
          <table:table-cell office:value-type="string">
            <text:p>Christoph</text:p>
          </table:table-cell>
          <table:table-cell office:value-type="string">
            <text:p>DC</text:p>
          </table:table-cell>
          <table:table-cell office:value-type="string">
            <text:p>http://2015.sofifa.org/15/players/60/156443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araguchi</text:p>
          </table:table-cell>
          <table:table-cell office:value-type="string">
            <text:p>Genki</text:p>
          </table:table-cell>
          <table:table-cell office:value-type="string">
            <text:p>MG</text:p>
          </table:table-cell>
          <table:table-cell office:value-type="string">
            <text:p>http://2015.sofifa.org/15/players/60/217648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angkamp</text:p>
          </table:table-cell>
          <table:table-cell office:value-type="string">
            <text:p>Sebastian</text:p>
          </table:table-cell>
          <table:table-cell office:value-type="string">
            <text:p>DC</text:p>
          </table:table-cell>
          <table:table-cell office:value-type="string">
            <text:p>http://2015.sofifa.org/15/players/60/183568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urchet</text:p>
          </table:table-cell>
          <table:table-cell office:value-type="string">
            <text:p>Sascha</text:p>
          </table:table-cell>
          <table:table-cell office:value-type="string">
            <text:p>G</text:p>
          </table:table-cell>
          <table:table-cell office:value-type="string">
            <text:p>http://2015.sofifa.org/15/players/60/189061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ersbeck</text:p>
          </table:table-cell>
          <table:table-cell office:value-type="string">
            <text:p>Marius</text:p>
          </table:table-cell>
          <table:table-cell office:value-type="string">
            <text:p>G</text:p>
          </table:table-cell>
          <table:table-cell office:value-type="string">
            <text:p>http://2015.sofifa.org/15/players/60/213573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ndrich</text:p>
          </table:table-cell>
          <table:table-cell office:value-type="string">
            <text:p>Robert</text:p>
          </table:table-cell>
          <table:table-cell office:value-type="string">
            <text:p>MDC</text:p>
          </table:table-cell>
          <table:table-cell office:value-type="string">
            <text:p>http://2015.sofifa.org/15/players/60/212242.png</text:p>
          </table:table-cell>
          <table:table-cell office:value-type="string">
            <text:p>Hertha BSC Berlin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uricic</text:p>
          </table:table-cell>
          <table:table-cell office:value-type="string">
            <text:p>Filip</text:p>
          </table:table-cell>
          <table:table-cell office:value-type="string">
            <text:p>MOC</text:p>
          </table:table-cell>
          <table:table-cell office:value-type="string">
            <text:p>http://2015.sofifa.org/15/players/60/193881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eis</text:p>
          </table:table-cell>
          <table:table-cell office:value-type="string">
            <text:p>Johannes</text:p>
          </table:table-cell>
          <table:table-cell office:value-type="string">
            <text:p>MDC</text:p>
          </table:table-cell>
          <table:table-cell office:value-type="string">
            <text:p>http://2015.sofifa.org/15/players/60/202087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heol Koo</text:p>
          </table:table-cell>
          <table:table-cell office:value-type="string">
            <text:p>Ja</text:p>
          </table:table-cell>
          <table:table-cell office:value-type="string">
            <text:p>MOC</text:p>
          </table:table-cell>
          <table:table-cell office:value-type="string">
            <text:p>http://2015.sofifa.org/15/players/60/182152.png</text:p>
          </table:table-cell>
          <table:table-cell office:value-type="string">
            <text:p>1. FSV Mayence 05</text:p>
          </table:table-cell>
          <table:table-cell office:value-type="string">
            <text:p>Coree du Sud</text:p>
          </table:table-cell>
          <table:table-cell office:value-type="string">
            <text:p>Coree du Sud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kazaki</text:p>
          </table:table-cell>
          <table:table-cell office:value-type="string">
            <text:p>Shinji</text:p>
          </table:table-cell>
          <table:table-cell office:value-type="string">
            <text:p>BU</text:p>
          </table:table-cell>
          <table:table-cell office:value-type="string">
            <text:p>http://2015.sofifa.org/15/players/60/194365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apino</text:p>
          </table:table-cell>
          <table:table-cell office:value-type="string">
            <text:p>Stefanos</text:p>
          </table:table-cell>
          <table:table-cell office:value-type="string">
            <text:p>G</text:p>
          </table:table-cell>
          <table:table-cell office:value-type="string">
            <text:p>http://2015.sofifa.org/15/players/60/205878.png</text:p>
          </table:table-cell>
          <table:table-cell office:value-type="string">
            <text:p>1. FSV Mayence 05</text:p>
          </table:table-cell>
          <table:table-cell office:value-type="string">
            <text:p>Grece</text:p>
          </table:table-cell>
          <table:table-cell office:value-type="string">
            <text:p>Grec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fmann</text:p>
          </table:table-cell>
          <table:table-cell office:value-type="string">
            <text:p>Jonas</text:p>
          </table:table-cell>
          <table:table-cell office:value-type="string">
            <text:p>MDR</text:p>
          </table:table-cell>
          <table:table-cell office:value-type="string">
            <text:p>http://2015.sofifa.org/15/players/60/210324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arius</text:p>
          </table:table-cell>
          <table:table-cell office:value-type="string">
            <text:p>Loris</text:p>
          </table:table-cell>
          <table:table-cell office:value-type="string">
            <text:p>G</text:p>
          </table:table-cell>
          <table:table-cell office:value-type="string">
            <text:p>http://2015.sofifa.org/15/players/60/203775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iaz</text:p>
          </table:table-cell>
          <table:table-cell office:value-type="string">
            <text:p>Junior</text:p>
          </table:table-cell>
          <table:table-cell office:value-type="string">
            <text:p>DG</text:p>
          </table:table-cell>
          <table:table-cell office:value-type="string">
            <text:p>http://2015.sofifa.org/15/players/60/188013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Costa Rica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ara</text:p>
          </table:table-cell>
          <table:table-cell office:value-type="string">
            <text:p>Gonzalo</text:p>
          </table:table-cell>
          <table:table-cell office:value-type="string">
            <text:p>DD</text:p>
          </table:table-cell>
          <table:table-cell office:value-type="string">
            <text:p>http://2015.sofifa.org/15/players/60/194795.png</text:p>
          </table:table-cell>
          <table:table-cell office:value-type="string">
            <text:p>1. FSV Mayence 05</text:p>
          </table:table-cell>
          <table:table-cell table:number-columns-repeated="2" office:value-type="string">
            <text:p>Chili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airo</text:p>
          </table:table-cell>
          <table:table-cell/>
          <table:table-cell office:value-type="string">
            <text:p>MDR</text:p>
          </table:table-cell>
          <table:table-cell office:value-type="string">
            <text:p>http://2015.sofifa.org/15/players/60/205869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ollscheid</text:p>
          </table:table-cell>
          <table:table-cell office:value-type="string">
            <text:p>Philipp</text:p>
          </table:table-cell>
          <table:table-cell office:value-type="string">
            <text:p>DC</text:p>
          </table:table-cell>
          <table:table-cell office:value-type="string">
            <text:p>http://2015.sofifa.org/15/players/60/198202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umgartlinger</text:p>
          </table:table-cell>
          <table:table-cell office:value-type="string">
            <text:p>Julian</text:p>
          </table:table-cell>
          <table:table-cell office:value-type="string">
            <text:p>MDC</text:p>
          </table:table-cell>
          <table:table-cell office:value-type="string">
            <text:p>http://2015.sofifa.org/15/players/60/189606.png</text:p>
          </table:table-cell>
          <table:table-cell office:value-type="string">
            <text:p>1. FSV Mayence 05</text:p>
          </table:table-cell>
          <table:table-cell table:number-columns-repeated="2"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oto</text:p>
          </table:table-cell>
          <table:table-cell office:value-type="string">
            <text:p>Elkin</text:p>
          </table:table-cell>
          <table:table-cell office:value-type="string">
            <text:p>MC</text:p>
          </table:table-cell>
          <table:table-cell office:value-type="string">
            <text:p>http://2015.sofifa.org/15/players/60/168561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Colom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lli</text:p>
          </table:table-cell>
          <table:table-cell office:value-type="string">
            <text:p>Yunus</text:p>
          </table:table-cell>
          <table:table-cell office:value-type="string">
            <text:p>MOC</text:p>
          </table:table-cell>
          <table:table-cell office:value-type="string">
            <text:p>http://2015.sofifa.org/15/players/60/192565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ark</text:p>
          </table:table-cell>
          <table:table-cell office:value-type="string">
            <text:p>Joo Ho</text:p>
          </table:table-cell>
          <table:table-cell office:value-type="string">
            <text:p>DG</text:p>
          </table:table-cell>
          <table:table-cell office:value-type="string">
            <text:p>http://2015.sofifa.org/15/players/60/191566.png</text:p>
          </table:table-cell>
          <table:table-cell office:value-type="string">
            <text:p>1. FSV Mayence 05</text:p>
          </table:table-cell>
          <table:table-cell office:value-type="string">
            <text:p>Coree du Sud</text:p>
          </table:table-cell>
          <table:table-cell office:value-type="string">
            <text:p>Coree du Sud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oveski</text:p>
          </table:table-cell>
          <table:table-cell office:value-type="string">
            <text:p>Nikolce</text:p>
          </table:table-cell>
          <table:table-cell office:value-type="string">
            <text:p>DC</text:p>
          </table:table-cell>
          <table:table-cell office:value-type="string">
            <text:p>http://2015.sofifa.org/15/players/60/116620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Macedo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ll</text:p>
          </table:table-cell>
          <table:table-cell office:value-type="string">
            <text:p>Stefan</text:p>
          </table:table-cell>
          <table:table-cell office:value-type="string">
            <text:p>DC</text:p>
          </table:table-cell>
          <table:table-cell office:value-type="string">
            <text:p>http://2015.sofifa.org/15/players/60/198352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llagui</text:p>
          </table:table-cell>
          <table:table-cell office:value-type="string">
            <text:p>Sami</text:p>
          </table:table-cell>
          <table:table-cell office:value-type="string">
            <text:p>MDR</text:p>
          </table:table-cell>
          <table:table-cell office:value-type="string">
            <text:p>http://2015.sofifa.org/15/players/60/168950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Tunis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och</text:p>
          </table:table-cell>
          <table:table-cell office:value-type="string">
            <text:p>Julian</text:p>
          </table:table-cell>
          <table:table-cell office:value-type="string">
            <text:p>MDC</text:p>
          </table:table-cell>
          <table:table-cell office:value-type="string">
            <text:p>http://2015.sofifa.org/15/players/60/193313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oritz</text:p>
          </table:table-cell>
          <table:table-cell office:value-type="string">
            <text:p>Christoph</text:p>
          </table:table-cell>
          <table:table-cell office:value-type="string">
            <text:p>MC</text:p>
          </table:table-cell>
          <table:table-cell office:value-type="string">
            <text:p>http://2015.sofifa.org/15/players/60/194089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liskovic</text:p>
          </table:table-cell>
          <table:table-cell office:value-type="string">
            <text:p>Petar</text:p>
          </table:table-cell>
          <table:table-cell office:value-type="string">
            <text:p>BU</text:p>
          </table:table-cell>
          <table:table-cell office:value-type="string">
            <text:p>http://2015.sofifa.org/15/players/60/198195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Croat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edelev</text:p>
          </table:table-cell>
          <table:table-cell office:value-type="string">
            <text:p>Todor</text:p>
          </table:table-cell>
          <table:table-cell office:value-type="string">
            <text:p>MDR</text:p>
          </table:table-cell>
          <table:table-cell office:value-type="string">
            <text:p>http://2015.sofifa.org/15/players/60/216477.png</text:p>
          </table:table-cell>
          <table:table-cell office:value-type="string">
            <text:p>1. FSV Mayence 05</text:p>
          </table:table-cell>
          <table:table-cell table:number-columns-repeated="2" office:value-type="string">
            <text:p>Bulgar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rosinski</text:p>
          </table:table-cell>
          <table:table-cell office:value-type="string">
            <text:p>Daniel</text:p>
          </table:table-cell>
          <table:table-cell office:value-type="string">
            <text:p>DD</text:p>
          </table:table-cell>
          <table:table-cell office:value-type="string">
            <text:p>http://2015.sofifa.org/15/players/60/189043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ungert</text:p>
          </table:table-cell>
          <table:table-cell office:value-type="string">
            <text:p>Niko</text:p>
          </table:table-cell>
          <table:table-cell office:value-type="string">
            <text:p>DC</text:p>
          </table:table-cell>
          <table:table-cell office:value-type="string">
            <text:p>http://2015.sofifa.org/15/players/60/175962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ller</text:p>
          </table:table-cell>
          <table:table-cell office:value-type="string">
            <text:p>Benedikt</text:p>
          </table:table-cell>
          <table:table-cell office:value-type="string">
            <text:p>MC</text:p>
          </table:table-cell>
          <table:table-cell office:value-type="string">
            <text:p>http://2015.sofifa.org/15/players/60/210004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flucke</text:p>
          </table:table-cell>
          <table:table-cell office:value-type="string">
            <text:p>Patrick</text:p>
          </table:table-cell>
          <table:table-cell office:value-type="string">
            <text:p>MOC</text:p>
          </table:table-cell>
          <table:table-cell office:value-type="string">
            <text:p>http://2015.sofifa.org/15/players/60/224252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ilk</text:p>
          </table:table-cell>
          <table:table-cell office:value-type="string">
            <text:p>Tobias</text:p>
          </table:table-cell>
          <table:table-cell office:value-type="string">
            <text:p>DD</text:p>
          </table:table-cell>
          <table:table-cell office:value-type="string">
            <text:p>http://2015.sofifa.org/15/players/60/204762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arker</text:p>
          </table:table-cell>
          <table:table-cell office:value-type="string">
            <text:p>Devante</text:p>
          </table:table-cell>
          <table:table-cell office:value-type="string">
            <text:p>MG</text:p>
          </table:table-cell>
          <table:table-cell office:value-type="string">
            <text:p>http://2015.sofifa.org/15/players/60/224253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entner</text:p>
          </table:table-cell>
          <table:table-cell office:value-type="string">
            <text:p>Robin</text:p>
          </table:table-cell>
          <table:table-cell office:value-type="string">
            <text:p>G</text:p>
          </table:table-cell>
          <table:table-cell office:value-type="string">
            <text:p>http://2015.sofifa.org/15/players/60/224251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ossbach</text:p>
          </table:table-cell>
          <table:table-cell office:value-type="string">
            <text:p>Damian</text:p>
          </table:table-cell>
          <table:table-cell office:value-type="string">
            <text:p>DG</text:p>
          </table:table-cell>
          <table:table-cell office:value-type="string">
            <text:p>http://2015.sofifa.org/15/players/60/224250.png</text:p>
          </table:table-cell>
          <table:table-cell office:value-type="string">
            <text:p>1. FSV Mayence 05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e Blasis</text:p>
          </table:table-cell>
          <table:table-cell office:value-type="string">
            <text:p>Pablo</text:p>
          </table:table-cell>
          <table:table-cell office:value-type="string">
            <text:p>MOC</text:p>
          </table:table-cell>
          <table:table-cell/>
          <table:table-cell office:value-type="string">
            <text:p>1. FSV Mayence 05</text:p>
          </table:table-cell>
          <table:table-cell/>
          <table:table-cell office:value-type="string">
            <text:p>Argenti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odriguez</text:p>
          </table:table-cell>
          <table:table-cell office:value-type="string">
            <text:p>Ricardo</text:p>
          </table:table-cell>
          <table:table-cell office:value-type="string">
            <text:p>DG</text:p>
          </table:table-cell>
          <table:table-cell office:value-type="string">
            <text:p>http://2015.sofifa.org/15/players/60/193352.png</text:p>
          </table:table-cell>
          <table:table-cell office:value-type="string">
            <text:p>VfL Wolfsbourg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landa</text:p>
          </table:table-cell>
          <table:table-cell office:value-type="string">
            <text:p>Junior</text:p>
          </table:table-cell>
          <table:table-cell office:value-type="string">
            <text:p>MDC</text:p>
          </table:table-cell>
          <table:table-cell office:value-type="string">
            <text:p>http://2015.sofifa.org/15/players/60/210248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Belgi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e Bruyne</text:p>
          </table:table-cell>
          <table:table-cell office:value-type="string">
            <text:p>Kevin</text:p>
          </table:table-cell>
          <table:table-cell office:value-type="string">
            <text:p>MOC</text:p>
          </table:table-cell>
          <table:table-cell office:value-type="string">
            <text:p>http://2015.sofifa.org/15/players/60/192985.png</text:p>
          </table:table-cell>
          <table:table-cell office:value-type="string">
            <text:p>VfL Wolfsbourg</text:p>
          </table:table-cell>
          <table:table-cell table:number-columns-repeated="2" office:value-type="string">
            <text:p>Belgi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ndtner</text:p>
          </table:table-cell>
          <table:table-cell office:value-type="string">
            <text:p>Nicklas</text:p>
          </table:table-cell>
          <table:table-cell office:value-type="string">
            <text:p>BU</text:p>
          </table:table-cell>
          <table:table-cell office:value-type="string">
            <text:p>http://2015.sofifa.org/15/players/60/167706.png</text:p>
          </table:table-cell>
          <table:table-cell office:value-type="string">
            <text:p>VfL Wolfsbourg</text:p>
          </table:table-cell>
          <table:table-cell table:number-columns-repeated="2" office:value-type="string">
            <text:p>Danemark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ustavo</text:p>
          </table:table-cell>
          <table:table-cell office:value-type="string">
            <text:p>Luiz</text:p>
          </table:table-cell>
          <table:table-cell office:value-type="string">
            <text:p>MDC</text:p>
          </table:table-cell>
          <table:table-cell office:value-type="string">
            <text:p>http://2015.sofifa.org/15/players/60/185221.png</text:p>
          </table:table-cell>
          <table:table-cell office:value-type="string">
            <text:p>VfL Wolfsbourg</text:p>
          </table:table-cell>
          <table:table-cell office:value-type="string">
            <text:p>Bresil</text:p>
          </table:table-cell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ung</text:p>
          </table:table-cell>
          <table:table-cell office:value-type="string">
            <text:p>Sebastian</text:p>
          </table:table-cell>
          <table:table-cell office:value-type="string">
            <text:p>DD</text:p>
          </table:table-cell>
          <table:table-cell office:value-type="string">
            <text:p>http://2015.sofifa.org/15/players/60/192658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erisic</text:p>
          </table:table-cell>
          <table:table-cell office:value-type="string">
            <text:p>Ivan</text:p>
          </table:table-cell>
          <table:table-cell office:value-type="string">
            <text:p>MG</text:p>
          </table:table-cell>
          <table:table-cell office:value-type="string">
            <text:p>http://2015.sofifa.org/15/players/60/181458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Croat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uilavogui</text:p>
          </table:table-cell>
          <table:table-cell office:value-type="string">
            <text:p>Josuha</text:p>
          </table:table-cell>
          <table:table-cell office:value-type="string">
            <text:p>MDC</text:p>
          </table:table-cell>
          <table:table-cell office:value-type="string">
            <text:p>http://2015.sofifa.org/15/players/60/198118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Franc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enaglio</text:p>
          </table:table-cell>
          <table:table-cell office:value-type="string">
            <text:p>Diego</text:p>
          </table:table-cell>
          <table:table-cell office:value-type="string">
            <text:p>G</text:p>
          </table:table-cell>
          <table:table-cell office:value-type="string">
            <text:p>http://2015.sofifa.org/15/players/60/115533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rnold</text:p>
          </table:table-cell>
          <table:table-cell office:value-type="string">
            <text:p>Maximilian</text:p>
          </table:table-cell>
          <table:table-cell office:value-type="string">
            <text:p>MOC</text:p>
          </table:table-cell>
          <table:table-cell office:value-type="string">
            <text:p>http://2015.sofifa.org/15/players/60/206511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Vieirinha</text:p>
          </table:table-cell>
          <table:table-cell/>
          <table:table-cell office:value-type="string">
            <text:p>MDR</text:p>
          </table:table-cell>
          <table:table-cell office:value-type="string">
            <text:p>http://2015.sofifa.org/15/players/60/177553.png</text:p>
          </table:table-cell>
          <table:table-cell office:value-type="string">
            <text:p>VfL Wolfsbourg</text:p>
          </table:table-cell>
          <table:table-cell table:number-columns-repeated="2" office:value-type="string">
            <text:p>Portuga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lic</text:p>
          </table:table-cell>
          <table:table-cell office:value-type="string">
            <text:p>Ivica</text:p>
          </table:table-cell>
          <table:table-cell office:value-type="string">
            <text:p>BU</text:p>
          </table:table-cell>
          <table:table-cell office:value-type="string">
            <text:p>http://2015.sofifa.org/15/players/60/148138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Croat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Naldo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71919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noche</text:p>
          </table:table-cell>
          <table:table-cell office:value-type="string">
            <text:p>Robin</text:p>
          </table:table-cell>
          <table:table-cell office:value-type="string">
            <text:p>DC</text:p>
          </table:table-cell>
          <table:table-cell office:value-type="string">
            <text:p>http://2015.sofifa.org/15/players/60/203030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ost</text:p>
          </table:table-cell>
          <table:table-cell office:value-type="string">
            <text:p>Bas</text:p>
          </table:table-cell>
          <table:table-cell office:value-type="string">
            <text:p>BU</text:p>
          </table:table-cell>
          <table:table-cell office:value-type="string">
            <text:p>http://2015.sofifa.org/15/players/60/189068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Pays-Ba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unt</text:p>
          </table:table-cell>
          <table:table-cell office:value-type="string">
            <text:p>Aaron</text:p>
          </table:table-cell>
          <table:table-cell office:value-type="string">
            <text:p>MOC</text:p>
          </table:table-cell>
          <table:table-cell office:value-type="string">
            <text:p>http://2015.sofifa.org/15/players/60/158138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Trasch</text:p>
          </table:table-cell>
          <table:table-cell office:value-type="string">
            <text:p>Christian</text:p>
          </table:table-cell>
          <table:table-cell office:value-type="string">
            <text:p>DD</text:p>
          </table:table-cell>
          <table:table-cell office:value-type="string">
            <text:p>http://2015.sofifa.org/15/players/60/186912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lich</text:p>
          </table:table-cell>
          <table:table-cell office:value-type="string">
            <text:p>Mateusz</text:p>
          </table:table-cell>
          <table:table-cell office:value-type="string">
            <text:p>MC</text:p>
          </table:table-cell>
          <table:table-cell office:value-type="string">
            <text:p>http://2015.sofifa.org/15/players/60/192955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afer</text:p>
          </table:table-cell>
          <table:table-cell office:value-type="string">
            <text:p>Marcel</text:p>
          </table:table-cell>
          <table:table-cell office:value-type="string">
            <text:p>DG</text:p>
          </table:table-cell>
          <table:table-cell office:value-type="string">
            <text:p>http://2015.sofifa.org/15/players/60/155408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lose</text:p>
          </table:table-cell>
          <table:table-cell office:value-type="string">
            <text:p>Timm</text:p>
          </table:table-cell>
          <table:table-cell office:value-type="string">
            <text:p>DC</text:p>
          </table:table-cell>
          <table:table-cell office:value-type="string">
            <text:p>http://2015.sofifa.org/15/players/60/199383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chs</text:p>
          </table:table-cell>
          <table:table-cell office:value-type="string">
            <text:p>Patrick</text:p>
          </table:table-cell>
          <table:table-cell office:value-type="string">
            <text:p>DD</text:p>
          </table:table-cell>
          <table:table-cell office:value-type="string">
            <text:p>http://2015.sofifa.org/15/players/60/150532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aligiuri</text:p>
          </table:table-cell>
          <table:table-cell office:value-type="string">
            <text:p>Daniel</text:p>
          </table:table-cell>
          <table:table-cell office:value-type="string">
            <text:p>MG</text:p>
          </table:table-cell>
          <table:table-cell office:value-type="string">
            <text:p>http://2015.sofifa.org/15/players/60/197083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elipe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84820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Thoelke</text:p>
          </table:table-cell>
          <table:table-cell office:value-type="string">
            <text:p>Bjarne</text:p>
          </table:table-cell>
          <table:table-cell office:value-type="string">
            <text:p>DC</text:p>
          </table:table-cell>
          <table:table-cell office:value-type="string">
            <text:p>http://2015.sofifa.org/15/players/60/205096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run</text:p>
          </table:table-cell>
          <table:table-cell office:value-type="string">
            <text:p>Max</text:p>
          </table:table-cell>
          <table:table-cell office:value-type="string">
            <text:p>G</text:p>
          </table:table-cell>
          <table:table-cell office:value-type="string">
            <text:p>http://2015.sofifa.org/15/players/60/194050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rewes</text:p>
          </table:table-cell>
          <table:table-cell office:value-type="string">
            <text:p>Patrick</text:p>
          </table:table-cell>
          <table:table-cell office:value-type="string">
            <text:p>G</text:p>
          </table:table-cell>
          <table:table-cell office:value-type="string">
            <text:p>http://2015.sofifa.org/15/players/60/210772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eguin</text:p>
          </table:table-cell>
          <table:table-cell office:value-type="string">
            <text:p>Paul</text:p>
          </table:table-cell>
          <table:table-cell office:value-type="string">
            <text:p>MDC</text:p>
          </table:table-cell>
          <table:table-cell office:value-type="string">
            <text:p>http://2015.sofifa.org/15/players/60/221885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prenger</text:p>
          </table:table-cell>
          <table:table-cell office:value-type="string">
            <text:p>Moritz</text:p>
          </table:table-cell>
          <table:table-cell office:value-type="string">
            <text:p>DC</text:p>
          </table:table-cell>
          <table:table-cell office:value-type="string">
            <text:p>http://2015.sofifa.org/15/players/60/221663.png</text:p>
          </table:table-cell>
          <table:table-cell office:value-type="string">
            <text:p>VfL Wolf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awada</text:p>
          </table:table-cell>
          <table:table-cell office:value-type="string">
            <text:p>Oskar</text:p>
          </table:table-cell>
          <table:table-cell office:value-type="string">
            <text:p>BU</text:p>
          </table:table-cell>
          <table:table-cell/>
          <table:table-cell office:value-type="string">
            <text:p>VfL Wolfsbourg</text:p>
          </table:table-cell>
          <table:table-cell/>
          <table:table-cell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ittencourt</text:p>
          </table:table-cell>
          <table:table-cell office:value-type="string">
            <text:p>Leonardo</text:p>
          </table:table-cell>
          <table:table-cell office:value-type="string">
            <text:p>MG</text:p>
          </table:table-cell>
          <table:table-cell office:value-type="string">
            <text:p>http://2015.sofifa.org/15/players/60/203106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ieler</text:p>
          </table:table-cell>
          <table:table-cell office:value-type="string">
            <text:p>Ron-Robert</text:p>
          </table:table-cell>
          <table:table-cell office:value-type="string">
            <text:p>G</text:p>
          </table:table-cell>
          <table:table-cell office:value-type="string">
            <text:p>http://2015.sofifa.org/15/players/60/186148.png</text:p>
          </table:table-cell>
          <table:table-cell office:value-type="string">
            <text:p>Hanovre 96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Joselu</text:p>
          </table:table-cell>
          <table:table-cell/>
          <table:table-cell office:value-type="string">
            <text:p>BU</text:p>
          </table:table-cell>
          <table:table-cell office:value-type="string">
            <text:p>http://2015.sofifa.org/15/players/60/173608.png</text:p>
          </table:table-cell>
          <table:table-cell office:value-type="string">
            <text:p>Hanovre 96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indl</text:p>
          </table:table-cell>
          <table:table-cell office:value-type="string">
            <text:p>Lars</text:p>
          </table:table-cell>
          <table:table-cell office:value-type="string">
            <text:p>MDR</text:p>
          </table:table-cell>
          <table:table-cell office:value-type="string">
            <text:p>http://2015.sofifa.org/15/players/60/187072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iyotake</text:p>
          </table:table-cell>
          <table:table-cell office:value-type="string">
            <text:p>Hiroshi</text:p>
          </table:table-cell>
          <table:table-cell office:value-type="string">
            <text:p>MOC</text:p>
          </table:table-cell>
          <table:table-cell office:value-type="string">
            <text:p>http://2015.sofifa.org/15/players/60/210126.png</text:p>
          </table:table-cell>
          <table:table-cell office:value-type="string">
            <text:p>Hanovre 96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riand</text:p>
          </table:table-cell>
          <table:table-cell office:value-type="string">
            <text:p>Jimmy</text:p>
          </table:table-cell>
          <table:table-cell office:value-type="string">
            <text:p>BU</text:p>
          </table:table-cell>
          <table:table-cell office:value-type="string">
            <text:p>http://2015.sofifa.org/15/players/60/134779.png</text:p>
          </table:table-cell>
          <table:table-cell office:value-type="string">
            <text:p>Hanovre 96</text:p>
          </table:table-cell>
          <table:table-cell/>
          <table:table-cell office:value-type="string">
            <text:p>Franc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offmann</text:p>
          </table:table-cell>
          <table:table-cell office:value-type="string">
            <text:p>Andre</text:p>
          </table:table-cell>
          <table:table-cell office:value-type="string">
            <text:p>DC</text:p>
          </table:table-cell>
          <table:table-cell office:value-type="string">
            <text:p>http://2015.sofifa.org/15/players/60/199779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lbornoz</text:p>
          </table:table-cell>
          <table:table-cell office:value-type="string">
            <text:p>Miiko</text:p>
          </table:table-cell>
          <table:table-cell office:value-type="string">
            <text:p>DD</text:p>
          </table:table-cell>
          <table:table-cell office:value-type="string">
            <text:p>http://2015.sofifa.org/15/players/60/192128.png</text:p>
          </table:table-cell>
          <table:table-cell office:value-type="string">
            <text:p>Hanovre 96</text:p>
          </table:table-cell>
          <table:table-cell/>
          <table:table-cell office:value-type="string">
            <text:p>Chili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ander</text:p>
          </table:table-cell>
          <table:table-cell office:value-type="string">
            <text:p>Christian</text:p>
          </table:table-cell>
          <table:table-cell office:value-type="string">
            <text:p>DG</text:p>
          </table:table-cell>
          <table:table-cell office:value-type="string">
            <text:p>http://2015.sofifa.org/15/players/60/150368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ndreasen</text:p>
          </table:table-cell>
          <table:table-cell office:value-type="string">
            <text:p>Leon</text:p>
          </table:table-cell>
          <table:table-cell office:value-type="string">
            <text:p>MDC</text:p>
          </table:table-cell>
          <table:table-cell office:value-type="string">
            <text:p>http://2015.sofifa.org/15/players/60/130687.png</text:p>
          </table:table-cell>
          <table:table-cell office:value-type="string">
            <text:p>Hanovre 96</text:p>
          </table:table-cell>
          <table:table-cell/>
          <table:table-cell office:value-type="string">
            <text:p>Danemark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obiech</text:p>
          </table:table-cell>
          <table:table-cell office:value-type="string">
            <text:p>Artur</text:p>
          </table:table-cell>
          <table:table-cell office:value-type="string">
            <text:p>BU</text:p>
          </table:table-cell>
          <table:table-cell office:value-type="string">
            <text:p>http://2015.sofifa.org/15/players/60/189447.png</text:p>
          </table:table-cell>
          <table:table-cell office:value-type="string">
            <text:p>Hanovre 96</text:p>
          </table:table-cell>
          <table:table-cell/>
          <table:table-cell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lmer</text:p>
          </table:table-cell>
          <table:table-cell office:value-type="string">
            <text:p>Robert</text:p>
          </table:table-cell>
          <table:table-cell office:value-type="string">
            <text:p>G</text:p>
          </table:table-cell>
          <table:table-cell office:value-type="string">
            <text:p>http://2015.sofifa.org/15/players/60/163810.png</text:p>
          </table:table-cell>
          <table:table-cell office:value-type="string">
            <text:p>Hanovre 96</text:p>
          </table:table-cell>
          <table:table-cell table:number-columns-repeated="2"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miedebach</text:p>
          </table:table-cell>
          <table:table-cell office:value-type="string">
            <text:p>Manuel</text:p>
          </table:table-cell>
          <table:table-cell office:value-type="string">
            <text:p>MDC</text:p>
          </table:table-cell>
          <table:table-cell office:value-type="string">
            <text:p>http://2015.sofifa.org/15/players/60/193420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ulselam</text:p>
          </table:table-cell>
          <table:table-cell office:value-type="string">
            <text:p>Ceyhun</text:p>
          </table:table-cell>
          <table:table-cell office:value-type="string">
            <text:p>MDC</text:p>
          </table:table-cell>
          <table:table-cell office:value-type="string">
            <text:p>http://2015.sofifa.org/15/players/60/180409.png</text:p>
          </table:table-cell>
          <table:table-cell office:value-type="string">
            <text:p>Hanovre 96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kai</text:p>
          </table:table-cell>
          <table:table-cell office:value-type="string">
            <text:p>Hiroki</text:p>
          </table:table-cell>
          <table:table-cell office:value-type="string">
            <text:p>DD</text:p>
          </table:table-cell>
          <table:table-cell office:value-type="string">
            <text:p>http://2015.sofifa.org/15/players/60/208520.png</text:p>
          </table:table-cell>
          <table:table-cell office:value-type="string">
            <text:p>Hanovre 96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rcelo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80334.png</text:p>
          </table:table-cell>
          <table:table-cell office:value-type="string">
            <text:p>Hanovre 96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ane</text:p>
          </table:table-cell>
          <table:table-cell office:value-type="string">
            <text:p>Salif</text:p>
          </table:table-cell>
          <table:table-cell office:value-type="string">
            <text:p>DC</text:p>
          </table:table-cell>
          <table:table-cell office:value-type="string">
            <text:p>http://2015.sofifa.org/15/players/60/201956.png</text:p>
          </table:table-cell>
          <table:table-cell office:value-type="string">
            <text:p>Hanovre 96</text:p>
          </table:table-cell>
          <table:table-cell/>
          <table:table-cell office:value-type="string">
            <text:p>Senega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laudraff</text:p>
          </table:table-cell>
          <table:table-cell office:value-type="string">
            <text:p>Jan</text:p>
          </table:table-cell>
          <table:table-cell office:value-type="string">
            <text:p>MDR</text:p>
          </table:table-cell>
          <table:table-cell office:value-type="string">
            <text:p>http://2015.sofifa.org/15/players/60/126925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ankevicius</text:p>
          </table:table-cell>
          <table:table-cell office:value-type="string">
            <text:p>Marius</text:p>
          </table:table-cell>
          <table:table-cell office:value-type="string">
            <text:p>DC</text:p>
          </table:table-cell>
          <table:table-cell office:value-type="string">
            <text:p>http://2015.sofifa.org/15/players/60/49025.png</text:p>
          </table:table-cell>
          <table:table-cell office:value-type="string">
            <text:p>Hanovre 96</text:p>
          </table:table-cell>
          <table:table-cell/>
          <table:table-cell office:value-type="string">
            <text:p>Lituan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iller</text:p>
          </table:table-cell>
          <table:table-cell office:value-type="string">
            <text:p>Markus</text:p>
          </table:table-cell>
          <table:table-cell office:value-type="string">
            <text:p>G</text:p>
          </table:table-cell>
          <table:table-cell office:value-type="string">
            <text:p>http://2015.sofifa.org/15/players/60/101875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ierssen</text:p>
          </table:table-cell>
          <table:table-cell office:value-type="string">
            <text:p>Tim</text:p>
          </table:table-cell>
          <table:table-cell office:value-type="string">
            <text:p>MOC</text:p>
          </table:table-cell>
          <table:table-cell office:value-type="string">
            <text:p>http://2015.sofifa.org/15/players/60/221827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ankovic</text:p>
          </table:table-cell>
          <table:table-cell office:value-type="string">
            <text:p>Vladimir</text:p>
          </table:table-cell>
          <table:table-cell office:value-type="string">
            <text:p>MDR</text:p>
          </table:table-cell>
          <table:table-cell office:value-type="string">
            <text:p>http://2015.sofifa.org/15/players/60/212243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ulz</text:p>
          </table:table-cell>
          <table:table-cell office:value-type="string">
            <text:p>Christian</text:p>
          </table:table-cell>
          <table:table-cell office:value-type="string">
            <text:p>DC</text:p>
          </table:table-cell>
          <table:table-cell office:value-type="string">
            <text:p>http://2015.sofifa.org/15/players/60/121185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rib</text:p>
          </table:table-cell>
          <table:table-cell office:value-type="string">
            <text:p>Edgar</text:p>
          </table:table-cell>
          <table:table-cell office:value-type="string">
            <text:p>MC</text:p>
          </table:table-cell>
          <table:table-cell office:value-type="string">
            <text:p>http://2015.sofifa.org/15/players/60/192732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ulejmani</text:p>
          </table:table-cell>
          <table:table-cell office:value-type="string">
            <text:p>Valmir</text:p>
          </table:table-cell>
          <table:table-cell office:value-type="string">
            <text:p>AIG</text:p>
          </table:table-cell>
          <table:table-cell office:value-type="string">
            <text:p>http://2015.sofifa.org/15/players/60/220881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elipe</text:p>
          </table:table-cell>
          <table:table-cell/>
          <table:table-cell office:value-type="string">
            <text:p>DC</text:p>
          </table:table-cell>
          <table:table-cell office:value-type="string">
            <text:p>http://2015.sofifa.org/15/players/60/188234.png</text:p>
          </table:table-cell>
          <table:table-cell office:value-type="string">
            <text:p>Hanovre 96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araman</text:p>
          </table:table-cell>
          <table:table-cell office:value-type="string">
            <text:p>Kenan</text:p>
          </table:table-cell>
          <table:table-cell office:value-type="string">
            <text:p>BU</text:p>
          </table:table-cell>
          <table:table-cell office:value-type="string">
            <text:p>http://2015.sofifa.org/15/players/60/212240.png</text:p>
          </table:table-cell>
          <table:table-cell office:value-type="string">
            <text:p>Hanovre 96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Thesker</text:p>
          </table:table-cell>
          <table:table-cell office:value-type="string">
            <text:p>Stefan</text:p>
          </table:table-cell>
          <table:table-cell office:value-type="string">
            <text:p>DC</text:p>
          </table:table-cell>
          <table:table-cell office:value-type="string">
            <text:p>http://2015.sofifa.org/15/players/60/207531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chulze</text:p>
          </table:table-cell>
          <table:table-cell office:value-type="string">
            <text:p>Yannik</text:p>
          </table:table-cell>
          <table:table-cell office:value-type="string">
            <text:p>DC</text:p>
          </table:table-cell>
          <table:table-cell office:value-type="string">
            <text:p>http://2015.sofifa.org/15/players/60/210720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Ballas</text:p>
          </table:table-cell>
          <table:table-cell office:value-type="string">
            <text:p>Florian</text:p>
          </table:table-cell>
          <table:table-cell office:value-type="string">
            <text:p>DC</text:p>
          </table:table-cell>
          <table:table-cell office:value-type="string">
            <text:p>http://2015.sofifa.org/15/players/60/216284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Teichgraber</text:p>
          </table:table-cell>
          <table:table-cell office:value-type="string">
            <text:p>Nicklas</text:p>
          </table:table-cell>
          <table:table-cell office:value-type="string">
            <text:p>DC</text:p>
          </table:table-cell>
          <table:table-cell office:value-type="string">
            <text:p>http://2015.sofifa.org/15/players/60/223650.png</text:p>
          </table:table-cell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Ernst</text:p>
          </table:table-cell>
          <table:table-cell office:value-type="string">
            <text:p>Sebastian</text:p>
          </table:table-cell>
          <table:table-cell office:value-type="string">
            <text:p>MC</text:p>
          </table:table-cell>
          <table:table-cell/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irsch</text:p>
          </table:table-cell>
          <table:table-cell office:value-type="string">
            <text:p>Maurice</text:p>
          </table:table-cell>
          <table:table-cell office:value-type="string">
            <text:p>MDC</text:p>
          </table:table-cell>
          <table:table-cell/>
          <table:table-cell office:value-type="string">
            <text:p>Hanovre 96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Piazon</text:p>
          </table:table-cell>
          <table:table-cell office:value-type="string">
            <text:p>Lucas</text:p>
          </table:table-cell>
          <table:table-cell office:value-type="string">
            <text:p>AIG</text:p>
          </table:table-cell>
          <table:table-cell office:value-type="string">
            <text:p>http://2015.sofifa.org/15/players/60/203038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Trapp</text:p>
          </table:table-cell>
          <table:table-cell office:value-type="string">
            <text:p>Kevin</text:p>
          </table:table-cell>
          <table:table-cell office:value-type="string">
            <text:p>G</text:p>
          </table:table-cell>
          <table:table-cell office:value-type="string">
            <text:p>http://2015.sofifa.org/15/players/60/188943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eferovic</text:p>
          </table:table-cell>
          <table:table-cell office:value-type="string">
            <text:p>Haris</text:p>
          </table:table-cell>
          <table:table-cell office:value-type="string">
            <text:p>BU</text:p>
          </table:table-cell>
          <table:table-cell office:value-type="string">
            <text:p>http://2015.sofifa.org/15/players/60/193408.png</text:p>
          </table:table-cell>
          <table:table-cell office:value-type="string">
            <text:p>Eintracht Francfort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Stendera</text:p>
          </table:table-cell>
          <table:table-cell office:value-type="string">
            <text:p>Marc</text:p>
          </table:table-cell>
          <table:table-cell office:value-type="string">
            <text:p>MOC</text:p>
          </table:table-cell>
          <table:table-cell office:value-type="string">
            <text:p>http://2015.sofifa.org/15/players/60/210583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ambrano</text:p>
          </table:table-cell>
          <table:table-cell office:value-type="string">
            <text:p>Carlos</text:p>
          </table:table-cell>
          <table:table-cell office:value-type="string">
            <text:p>DC</text:p>
          </table:table-cell>
          <table:table-cell office:value-type="string">
            <text:p>http://2015.sofifa.org/15/players/60/187132.png</text:p>
          </table:table-cell>
          <table:table-cell office:value-type="string">
            <text:p>Eintracht Francfort</text:p>
          </table:table-cell>
          <table:table-cell office:value-type="string">
            <text:p>Perou</text:p>
          </table:table-cell>
          <table:table-cell office:value-type="string">
            <text:p>Perou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adlec</text:p>
          </table:table-cell>
          <table:table-cell office:value-type="string">
            <text:p>Vaclav</text:p>
          </table:table-cell>
          <table:table-cell office:value-type="string">
            <text:p>BU</text:p>
          </table:table-cell>
          <table:table-cell office:value-type="string">
            <text:p>http://2015.sofifa.org/15/players/60/189961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asebe</text:p>
          </table:table-cell>
          <table:table-cell office:value-type="string">
            <text:p>Makoto</text:p>
          </table:table-cell>
          <table:table-cell office:value-type="string">
            <text:p>MDC</text:p>
          </table:table-cell>
          <table:table-cell office:value-type="string">
            <text:p>http://2015.sofifa.org/15/players/60/181098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Valdez</text:p>
          </table:table-cell>
          <table:table-cell office:value-type="string">
            <text:p>Nelson</text:p>
          </table:table-cell>
          <table:table-cell office:value-type="string">
            <text:p>BU</text:p>
          </table:table-cell>
          <table:table-cell office:value-type="string">
            <text:p>http://2015.sofifa.org/15/players/60/121193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Paraguay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Oczipka</text:p>
          </table:table-cell>
          <table:table-cell office:value-type="string">
            <text:p>Bastian</text:p>
          </table:table-cell>
          <table:table-cell office:value-type="string">
            <text:p>DG</text:p>
          </table:table-cell>
          <table:table-cell office:value-type="string">
            <text:p>http://2015.sofifa.org/15/players/60/189390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eier</text:p>
          </table:table-cell>
          <table:table-cell office:value-type="string">
            <text:p>Alexander</text:p>
          </table:table-cell>
          <table:table-cell office:value-type="string">
            <text:p>MOC</text:p>
          </table:table-cell>
          <table:table-cell office:value-type="string">
            <text:p>http://2015.sofifa.org/15/players/60/121170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Kittel</text:p>
          </table:table-cell>
          <table:table-cell office:value-type="string">
            <text:p>Sonny</text:p>
          </table:table-cell>
          <table:table-cell office:value-type="string">
            <text:p>MOC</text:p>
          </table:table-cell>
          <table:table-cell office:value-type="string">
            <text:p>http://2015.sofifa.org/15/players/60/199912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aldschmidt</text:p>
          </table:table-cell>
          <table:table-cell office:value-type="string">
            <text:p>Gian-Luca</text:p>
          </table:table-cell>
          <table:table-cell office:value-type="string">
            <text:p>BU</text:p>
          </table:table-cell>
          <table:table-cell office:value-type="string">
            <text:p>http://2015.sofifa.org/15/players/60/220085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edojevic</text:p>
          </table:table-cell>
          <table:table-cell office:value-type="string">
            <text:p>Slobodan</text:p>
          </table:table-cell>
          <table:table-cell office:value-type="string">
            <text:p>MDC</text:p>
          </table:table-cell>
          <table:table-cell office:value-type="string">
            <text:p>http://2015.sofifa.org/15/players/60/207523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Chandler</text:p>
          </table:table-cell>
          <table:table-cell office:value-type="string">
            <text:p>Timothy</text:p>
          </table:table-cell>
          <table:table-cell office:value-type="string">
            <text:p>DD</text:p>
          </table:table-cell>
          <table:table-cell office:value-type="string">
            <text:p>http://2015.sofifa.org/15/players/60/202316.png</text:p>
          </table:table-cell>
          <table:table-cell office:value-type="string">
            <text:p>Eintracht Francfort</text:p>
          </table:table-cell>
          <table:table-cell office:value-type="string">
            <text:p>Etats-Unis</text:p>
          </table:table-cell>
          <table:table-cell office:value-type="string">
            <text:p>Etats-Unis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Wiedwald</text:p>
          </table:table-cell>
          <table:table-cell office:value-type="string">
            <text:p>Felix</text:p>
          </table:table-cell>
          <table:table-cell office:value-type="string">
            <text:p>G</text:p>
          </table:table-cell>
          <table:table-cell office:value-type="string">
            <text:p>http://2015.sofifa.org/15/players/60/197439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igner</text:p>
          </table:table-cell>
          <table:table-cell office:value-type="string">
            <text:p>Stefan</text:p>
          </table:table-cell>
          <table:table-cell office:value-type="string">
            <text:p>MDR</text:p>
          </table:table-cell>
          <table:table-cell office:value-type="string">
            <text:p>http://2015.sofifa.org/15/players/60/176790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Djakpa</text:p>
          </table:table-cell>
          <table:table-cell office:value-type="string">
            <text:p>Constant</text:p>
          </table:table-cell>
          <table:table-cell office:value-type="string">
            <text:p>DG</text:p>
          </table:table-cell>
          <table:table-cell office:value-type="string">
            <text:p>http://2015.sofifa.org/15/players/60/175894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Cote d'Ivoir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Inui</text:p>
          </table:table-cell>
          <table:table-cell office:value-type="string">
            <text:p>Takashi</text:p>
          </table:table-cell>
          <table:table-cell office:value-type="string">
            <text:p>MG</text:p>
          </table:table-cell>
          <table:table-cell office:value-type="string">
            <text:p>http://2015.sofifa.org/15/players/60/205114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Japon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Ignjovski</text:p>
          </table:table-cell>
          <table:table-cell office:value-type="string">
            <text:p>Aleksandar</text:p>
          </table:table-cell>
          <table:table-cell office:value-type="string">
            <text:p>DD</text:p>
          </table:table-cell>
          <table:table-cell office:value-type="string">
            <text:p>http://2015.sofifa.org/15/players/60/193211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Anderson</text:p>
          </table:table-cell>
          <table:table-cell office:value-type="string">
            <text:p>Bamba</text:p>
          </table:table-cell>
          <table:table-cell office:value-type="string">
            <text:p>DC</text:p>
          </table:table-cell>
          <table:table-cell office:value-type="string">
            <text:p>http://2015.sofifa.org/15/players/60/189488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Flum</text:p>
          </table:table-cell>
          <table:table-cell office:value-type="string">
            <text:p>Johannes</text:p>
          </table:table-cell>
          <table:table-cell office:value-type="string">
            <text:p>MDC</text:p>
          </table:table-cell>
          <table:table-cell office:value-type="string">
            <text:p>http://2015.sofifa.org/15/players/60/188586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osenthal</text:p>
          </table:table-cell>
          <table:table-cell office:value-type="string">
            <text:p>Jan</text:p>
          </table:table-cell>
          <table:table-cell office:value-type="string">
            <text:p>AT</text:p>
          </table:table-cell>
          <table:table-cell office:value-type="string">
            <text:p>http://2015.sofifa.org/15/players/60/175990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Lanig</text:p>
          </table:table-cell>
          <table:table-cell office:value-type="string">
            <text:p>Martin</text:p>
          </table:table-cell>
          <table:table-cell office:value-type="string">
            <text:p>MDC</text:p>
          </table:table-cell>
          <table:table-cell office:value-type="string">
            <text:p>http://2015.sofifa.org/15/players/60/135069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Madlung</text:p>
          </table:table-cell>
          <table:table-cell office:value-type="string">
            <text:p>Alexander</text:p>
          </table:table-cell>
          <table:table-cell office:value-type="string">
            <text:p>DC</text:p>
          </table:table-cell>
          <table:table-cell office:value-type="string">
            <text:p>http://2015.sofifa.org/15/players/60/53967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Russ</text:p>
          </table:table-cell>
          <table:table-cell office:value-type="string">
            <text:p>Marco</text:p>
          </table:table-cell>
          <table:table-cell office:value-type="string">
            <text:p>MDC</text:p>
          </table:table-cell>
          <table:table-cell office:value-type="string">
            <text:p>http://2015.sofifa.org/15/players/60/157716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Gerezgiher</text:p>
          </table:table-cell>
          <table:table-cell office:value-type="string">
            <text:p>Joel</text:p>
          </table:table-cell>
          <table:table-cell office:value-type="string">
            <text:p>MOC</text:p>
          </table:table-cell>
          <table:table-cell office:value-type="string">
            <text:p>http://2015.sofifa.org/15/players/60/223904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Zummack</text:p>
          </table:table-cell>
          <table:table-cell office:value-type="string">
            <text:p>Yannick</text:p>
          </table:table-cell>
          <table:table-cell office:value-type="string">
            <text:p>G</text:p>
          </table:table-cell>
          <table:table-cell/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2">
          <table:table-cell office:value-type="string">
            <text:p>Hildebrand</text:p>
          </table:table-cell>
          <table:table-cell office:value-type="string">
            <text:p>Timo</text:p>
          </table:table-cell>
          <table:table-cell office:value-type="string">
            <text:p>G</text:p>
          </table:table-cell>
          <table:table-cell office:value-type="string">
            <text:p>http://2015.sofifa.org/15/players/60/11769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Kinsombi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212625.png</text:p>
          </table:table-cell>
          <table:table-cell office:value-type="string">
            <text:p>Eintracht Francfort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Firmino</text:p>
          </table:table-cell>
          <table:table-cell office:value-type="string">
            <text:p>Roberto</text:p>
          </table:table-cell>
          <table:table-cell office:value-type="string">
            <text:p>MOC</text:p>
          </table:table-cell>
          <table:table-cell office:value-type="string">
            <text:p>http://2015.sofifa.org/15/players/60/201942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Volland</text:p>
          </table:table-cell>
          <table:table-cell office:value-type="string">
            <text:p>Kevin</text:p>
          </table:table-cell>
          <table:table-cell office:value-type="string">
            <text:p>MDR</text:p>
          </table:table-cell>
          <table:table-cell office:value-type="string">
            <text:p>http://2015.sofifa.org/15/players/60/200610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ule</text:p>
          </table:table-cell>
          <table:table-cell office:value-type="string">
            <text:p>Nicklas</text:p>
          </table:table-cell>
          <table:table-cell office:value-type="string">
            <text:p>DC</text:p>
          </table:table-cell>
          <table:table-cell office:value-type="string">
            <text:p>http://2015.sofifa.org/15/players/60/212190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alihovic</text:p>
          </table:table-cell>
          <table:table-cell office:value-type="string">
            <text:p>Sejad</text:p>
          </table:table-cell>
          <table:table-cell office:value-type="string">
            <text:p>MC</text:p>
          </table:table-cell>
          <table:table-cell office:value-type="string">
            <text:p>http://2015.sofifa.org/15/players/60/157430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Wiese</text:p>
          </table:table-cell>
          <table:table-cell office:value-type="string">
            <text:p>Tim</text:p>
          </table:table-cell>
          <table:table-cell office:value-type="string">
            <text:p>G</text:p>
          </table:table-cell>
          <table:table-cell office:value-type="string">
            <text:p>http://2015.sofifa.org/15/players/60/53012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Casteels</text:p>
          </table:table-cell>
          <table:table-cell office:value-type="string">
            <text:p>Koen</text:p>
          </table:table-cell>
          <table:table-cell office:value-type="string">
            <text:p>G</text:p>
          </table:table-cell>
          <table:table-cell office:value-type="string">
            <text:p>http://2015.sofifa.org/15/players/60/192984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Belgiqu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zalai</text:p>
          </table:table-cell>
          <table:table-cell office:value-type="string">
            <text:p>Adam</text:p>
          </table:table-cell>
          <table:table-cell office:value-type="string">
            <text:p>BU</text:p>
          </table:table-cell>
          <table:table-cell office:value-type="string">
            <text:p>http://2015.sofifa.org/15/players/60/184789.png</text:p>
          </table:table-cell>
          <table:table-cell office:value-type="string">
            <text:p>TSG 1899 Hoffenheim</text:p>
          </table:table-cell>
          <table:table-cell table:number-columns-repeated="2" office:value-type="string">
            <text:p>Hongr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Rudy</text:p>
          </table:table-cell>
          <table:table-cell office:value-type="string">
            <text:p>Sebastian</text:p>
          </table:table-cell>
          <table:table-cell office:value-type="string">
            <text:p>MC</text:p>
          </table:table-cell>
          <table:table-cell office:value-type="string">
            <text:p>http://2015.sofifa.org/15/players/60/189251.png</text:p>
          </table:table-cell>
          <table:table-cell office:value-type="string">
            <text:p>TSG 1899 Hoffenheim</text:p>
          </table:table-cell>
          <table:table-cell table:number-columns-repeated="2"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Zuber</text:p>
          </table:table-cell>
          <table:table-cell office:value-type="string">
            <text:p>Steven</text:p>
          </table:table-cell>
          <table:table-cell office:value-type="string">
            <text:p>MG</text:p>
          </table:table-cell>
          <table:table-cell office:value-type="string">
            <text:p>http://2015.sofifa.org/15/players/60/190059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aumann</text:p>
          </table:table-cell>
          <table:table-cell office:value-type="string">
            <text:p>Oliver</text:p>
          </table:table-cell>
          <table:table-cell office:value-type="string">
            <text:p>G</text:p>
          </table:table-cell>
          <table:table-cell office:value-type="string">
            <text:p>http://2015.sofifa.org/15/players/60/193698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Elyounoussi</text:p>
          </table:table-cell>
          <table:table-cell office:value-type="string">
            <text:p>Tarik</text:p>
          </table:table-cell>
          <table:table-cell office:value-type="string">
            <text:p>MG</text:p>
          </table:table-cell>
          <table:table-cell office:value-type="string">
            <text:p>http://2015.sofifa.org/15/players/60/169317.png</text:p>
          </table:table-cell>
          <table:table-cell office:value-type="string">
            <text:p>TSG 1899 Hoffenheim</text:p>
          </table:table-cell>
          <table:table-cell office:value-type="string">
            <text:p>Norvege</text:p>
          </table:table-cell>
          <table:table-cell office:value-type="string">
            <text:p>Norveg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Modeste</text:p>
          </table:table-cell>
          <table:table-cell office:value-type="string">
            <text:p>Anthony</text:p>
          </table:table-cell>
          <table:table-cell office:value-type="string">
            <text:p>BU</text:p>
          </table:table-cell>
          <table:table-cell office:value-type="string">
            <text:p>http://2015.sofifa.org/15/players/60/182212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Franc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Akpoguma</text:p>
          </table:table-cell>
          <table:table-cell office:value-type="string">
            <text:p>Kevin</text:p>
          </table:table-cell>
          <table:table-cell office:value-type="string">
            <text:p>DD</text:p>
          </table:table-cell>
          <table:table-cell office:value-type="string">
            <text:p>http://2015.sofifa.org/15/players/60/211856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chwegler</text:p>
          </table:table-cell>
          <table:table-cell office:value-type="string">
            <text:p>Pirmin</text:p>
          </table:table-cell>
          <table:table-cell office:value-type="string">
            <text:p>MDC</text:p>
          </table:table-cell>
          <table:table-cell office:value-type="string">
            <text:p>http://2015.sofifa.org/15/players/60/158905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Vestergaard</text:p>
          </table:table-cell>
          <table:table-cell office:value-type="string">
            <text:p>Jannick</text:p>
          </table:table-cell>
          <table:table-cell office:value-type="string">
            <text:p>DC</text:p>
          </table:table-cell>
          <table:table-cell office:value-type="string">
            <text:p>http://2015.sofifa.org/15/players/60/202849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Danemark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Hamad</text:p>
          </table:table-cell>
          <table:table-cell office:value-type="string">
            <text:p>Jiloan</text:p>
          </table:table-cell>
          <table:table-cell office:value-type="string">
            <text:p>MDR</text:p>
          </table:table-cell>
          <table:table-cell office:value-type="string">
            <text:p>http://2015.sofifa.org/15/players/60/187339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Sued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Polanski</text:p>
          </table:table-cell>
          <table:table-cell office:value-type="string">
            <text:p>Eugen</text:p>
          </table:table-cell>
          <table:table-cell office:value-type="string">
            <text:p>MDC</text:p>
          </table:table-cell>
          <table:table-cell office:value-type="string">
            <text:p>http://2015.sofifa.org/15/players/60/165174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Polo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eck</text:p>
          </table:table-cell>
          <table:table-cell office:value-type="string">
            <text:p>Andreas</text:p>
          </table:table-cell>
          <table:table-cell office:value-type="string">
            <text:p>DD</text:p>
          </table:table-cell>
          <table:table-cell office:value-type="string">
            <text:p>http://2015.sofifa.org/15/players/60/176687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Abraham</text:p>
          </table:table-cell>
          <table:table-cell office:value-type="string">
            <text:p>David</text:p>
          </table:table-cell>
          <table:table-cell office:value-type="string">
            <text:p>DC</text:p>
          </table:table-cell>
          <table:table-cell office:value-type="string">
            <text:p>http://2015.sofifa.org/15/players/60/160741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rgenti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icakcic</text:p>
          </table:table-cell>
          <table:table-cell office:value-type="string">
            <text:p>Ermin</text:p>
          </table:table-cell>
          <table:table-cell office:value-type="string">
            <text:p>DC</text:p>
          </table:table-cell>
          <table:table-cell office:value-type="string">
            <text:p>http://2015.sofifa.org/15/players/60/201860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trobl</text:p>
          </table:table-cell>
          <table:table-cell office:value-type="string">
            <text:p>Tobias</text:p>
          </table:table-cell>
          <table:table-cell office:value-type="string">
            <text:p>MDC</text:p>
          </table:table-cell>
          <table:table-cell office:value-type="string">
            <text:p>http://2015.sofifa.org/15/players/60/207894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Musona</text:p>
          </table:table-cell>
          <table:table-cell office:value-type="string">
            <text:p>Knowledge</text:p>
          </table:table-cell>
          <table:table-cell office:value-type="string">
            <text:p>AT</text:p>
          </table:table-cell>
          <table:table-cell office:value-type="string">
            <text:p>http://2015.sofifa.org/15/players/60/194171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Zimbabw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chipplock</text:p>
          </table:table-cell>
          <table:table-cell office:value-type="string">
            <text:p>Sven</text:p>
          </table:table-cell>
          <table:table-cell office:value-type="string">
            <text:p>BU</text:p>
          </table:table-cell>
          <table:table-cell office:value-type="string">
            <text:p>http://2015.sofifa.org/15/players/60/200922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Kim</text:p>
          </table:table-cell>
          <table:table-cell office:value-type="string">
            <text:p>Jin Su</text:p>
          </table:table-cell>
          <table:table-cell office:value-type="string">
            <text:p>DG</text:p>
          </table:table-cell>
          <table:table-cell office:value-type="string">
            <text:p>http://2015.sofifa.org/15/players/60/213317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Coree du Sud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Grahl</text:p>
          </table:table-cell>
          <table:table-cell office:value-type="string">
            <text:p>Jens</text:p>
          </table:table-cell>
          <table:table-cell office:value-type="string">
            <text:p>G</text:p>
          </table:table-cell>
          <table:table-cell office:value-type="string">
            <text:p>http://2015.sofifa.org/15/players/60/183513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Toljan</text:p>
          </table:table-cell>
          <table:table-cell office:value-type="string">
            <text:p>Jeremy</text:p>
          </table:table-cell>
          <table:table-cell office:value-type="string">
            <text:p>DG</text:p>
          </table:table-cell>
          <table:table-cell office:value-type="string">
            <text:p>http://2015.sofifa.org/15/players/60/214622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tolz</text:p>
          </table:table-cell>
          <table:table-cell office:value-type="string">
            <text:p>Alexander</text:p>
          </table:table-cell>
          <table:table-cell office:value-type="string">
            <text:p>G</text:p>
          </table:table-cell>
          <table:table-cell office:value-type="string">
            <text:p>http://2015.sofifa.org/15/players/60/183597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Herdling</text:p>
          </table:table-cell>
          <table:table-cell office:value-type="string">
            <text:p>Kai</text:p>
          </table:table-cell>
          <table:table-cell office:value-type="string">
            <text:p>MG</text:p>
          </table:table-cell>
          <table:table-cell office:value-type="string">
            <text:p>http://2015.sofifa.org/15/players/60/53555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assi</text:p>
          </table:table-cell>
          <table:table-cell office:value-type="string">
            <text:p>Ahmed</text:p>
          </table:table-cell>
          <table:table-cell office:value-type="string">
            <text:p>MOC</text:p>
          </table:table-cell>
          <table:table-cell office:value-type="string">
            <text:p>http://2015.sofifa.org/15/players/60/209745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Tunis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Haberer</text:p>
          </table:table-cell>
          <table:table-cell office:value-type="string">
            <text:p>Janik</text:p>
          </table:table-cell>
          <table:table-cell office:value-type="string">
            <text:p>BU</text:p>
          </table:table-cell>
          <table:table-cell office:value-type="string">
            <text:p>http://2015.sofifa.org/15/players/60/211879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chwabe</text:p>
          </table:table-cell>
          <table:table-cell office:value-type="string">
            <text:p>Marvin</text:p>
          </table:table-cell>
          <table:table-cell office:value-type="string">
            <text:p>G</text:p>
          </table:table-cell>
          <table:table-cell office:value-type="string">
            <text:p>http://2015.sofifa.org/15/players/60/224041.png</text:p>
          </table:table-cell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Amiri</text:p>
          </table:table-cell>
          <table:table-cell office:value-type="string">
            <text:p>Nadiem</text:p>
          </table:table-cell>
          <table:table-cell office:value-type="string">
            <text:p>MOC</text:p>
          </table:table-cell>
          <table:table-cell/>
          <table:table-cell office:value-type="string">
            <text:p>TSG 1899 Hoffenheim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Meha</text:p>
          </table:table-cell>
          <table:table-cell office:value-type="string">
            <text:p>Alban</text:p>
          </table:table-cell>
          <table:table-cell office:value-type="string">
            <text:p>MG</text:p>
          </table:table-cell>
          <table:table-cell office:value-type="string">
            <text:p>http://2015.sofifa.org/15/players/60/203822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ban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Kachunga</text:p>
          </table:table-cell>
          <table:table-cell office:value-type="string">
            <text:p>Elias</text:p>
          </table:table-cell>
          <table:table-cell office:value-type="string">
            <text:p>BU</text:p>
          </table:table-cell>
          <table:table-cell office:value-type="string">
            <text:p>http://2015.sofifa.org/15/players/60/201514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Ducksh</text:p>
          </table:table-cell>
          <table:table-cell office:value-type="string">
            <text:p>Marvin</text:p>
          </table:table-cell>
          <table:table-cell office:value-type="string">
            <text:p>BU</text:p>
          </table:table-cell>
          <table:table-cell office:value-type="string">
            <text:p>http://2015.sofifa.org/15/players/60/197031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Hunemeier</text:p>
          </table:table-cell>
          <table:table-cell office:value-type="string">
            <text:p>Uwe</text:p>
          </table:table-cell>
          <table:table-cell office:value-type="string">
            <text:p>DC</text:p>
          </table:table-cell>
          <table:table-cell office:value-type="string">
            <text:p>http://2015.sofifa.org/15/players/60/157703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Lopez</text:p>
          </table:table-cell>
          <table:table-cell office:value-type="string">
            <text:p>Rafael</text:p>
          </table:table-cell>
          <table:table-cell office:value-type="string">
            <text:p>DC</text:p>
          </table:table-cell>
          <table:table-cell office:value-type="string">
            <text:p>http://2015.sofifa.org/15/players/60/171067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Esp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Ouali</text:p>
          </table:table-cell>
          <table:table-cell office:value-type="string">
            <text:p>Idir</text:p>
          </table:table-cell>
          <table:table-cell office:value-type="string">
            <text:p>MG</text:p>
          </table:table-cell>
          <table:table-cell office:value-type="string">
            <text:p>http://2015.sofifa.org/15/players/60/184927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Franc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akalorz</text:p>
          </table:table-cell>
          <table:table-cell office:value-type="string">
            <text:p>Marvin</text:p>
          </table:table-cell>
          <table:table-cell office:value-type="string">
            <text:p>MDC</text:p>
          </table:table-cell>
          <table:table-cell office:value-type="string">
            <text:p>http://2015.sofifa.org/15/players/60/203979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Amedick</text:p>
          </table:table-cell>
          <table:table-cell office:value-type="string">
            <text:p>Martin</text:p>
          </table:table-cell>
          <table:table-cell office:value-type="string">
            <text:p>DC</text:p>
          </table:table-cell>
          <table:table-cell office:value-type="string">
            <text:p>http://2015.sofifa.org/15/players/60/52998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toppelkamp</text:p>
          </table:table-cell>
          <table:table-cell office:value-type="string">
            <text:p>Moritz</text:p>
          </table:table-cell>
          <table:table-cell office:value-type="string">
            <text:p>MDR</text:p>
          </table:table-cell>
          <table:table-cell office:value-type="string">
            <text:p>http://2015.sofifa.org/15/players/60/157528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Vrancic</text:p>
          </table:table-cell>
          <table:table-cell office:value-type="string">
            <text:p>Mario</text:p>
          </table:table-cell>
          <table:table-cell office:value-type="string">
            <text:p>MC</text:p>
          </table:table-cell>
          <table:table-cell office:value-type="string">
            <text:p>http://2015.sofifa.org/15/players/60/177896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Bosnie-Herzegovi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ruckner</text:p>
          </table:table-cell>
          <table:table-cell office:value-type="string">
            <text:p>Daniel</text:p>
          </table:table-cell>
          <table:table-cell office:value-type="string">
            <text:p>DG</text:p>
          </table:table-cell>
          <table:table-cell office:value-type="string">
            <text:p>http://2015.sofifa.org/15/players/60/158132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aglik</text:p>
          </table:table-cell>
          <table:table-cell office:value-type="string">
            <text:p>Mahir</text:p>
          </table:table-cell>
          <table:table-cell office:value-type="string">
            <text:p>BU</text:p>
          </table:table-cell>
          <table:table-cell office:value-type="string">
            <text:p>http://2015.sofifa.org/15/players/60/122040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Wemmer</text:p>
          </table:table-cell>
          <table:table-cell office:value-type="string">
            <text:p>Jens</text:p>
          </table:table-cell>
          <table:table-cell office:value-type="string">
            <text:p>DD</text:p>
          </table:table-cell>
          <table:table-cell office:value-type="string">
            <text:p>http://2015.sofifa.org/15/players/60/191259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Kruse</text:p>
          </table:table-cell>
          <table:table-cell office:value-type="string">
            <text:p>Lukas</text:p>
          </table:table-cell>
          <table:table-cell office:value-type="string">
            <text:p>G</text:p>
          </table:table-cell>
          <table:table-cell office:value-type="string">
            <text:p>http://2015.sofifa.org/15/players/60/121988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trohdiek</text:p>
          </table:table-cell>
          <table:table-cell office:value-type="string">
            <text:p>Christian</text:p>
          </table:table-cell>
          <table:table-cell office:value-type="string">
            <text:p>DC</text:p>
          </table:table-cell>
          <table:table-cell office:value-type="string">
            <text:p>http://2015.sofifa.org/15/players/60/183640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Rupp</text:p>
          </table:table-cell>
          <table:table-cell office:value-type="string">
            <text:p>Lukas</text:p>
          </table:table-cell>
          <table:table-cell office:value-type="string">
            <text:p>MDR</text:p>
          </table:table-cell>
          <table:table-cell office:value-type="string">
            <text:p>http://2015.sofifa.org/15/players/60/200469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Kutschke</text:p>
          </table:table-cell>
          <table:table-cell office:value-type="string">
            <text:p>Stefan</text:p>
          </table:table-cell>
          <table:table-cell office:value-type="string">
            <text:p>BU</text:p>
          </table:table-cell>
          <table:table-cell office:value-type="string">
            <text:p>http://2015.sofifa.org/15/players/60/216377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Hartherz</text:p>
          </table:table-cell>
          <table:table-cell office:value-type="string">
            <text:p>Florian</text:p>
          </table:table-cell>
          <table:table-cell office:value-type="string">
            <text:p>DG</text:p>
          </table:table-cell>
          <table:table-cell office:value-type="string">
            <text:p>http://2015.sofifa.org/15/players/60/202512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ertels</text:p>
          </table:table-cell>
          <table:table-cell office:value-type="string">
            <text:p>Thomas</text:p>
          </table:table-cell>
          <table:table-cell office:value-type="string">
            <text:p>DG</text:p>
          </table:table-cell>
          <table:table-cell office:value-type="string">
            <text:p>http://2015.sofifa.org/15/players/60/203823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Ziegler</text:p>
          </table:table-cell>
          <table:table-cell office:value-type="string">
            <text:p>Patrick</text:p>
          </table:table-cell>
          <table:table-cell office:value-type="string">
            <text:p>DC</text:p>
          </table:table-cell>
          <table:table-cell office:value-type="string">
            <text:p>http://2015.sofifa.org/15/players/60/210280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Pepic</text:p>
          </table:table-cell>
          <table:table-cell office:value-type="string">
            <text:p>Mirnes</text:p>
          </table:table-cell>
          <table:table-cell office:value-type="string">
            <text:p>MDC</text:p>
          </table:table-cell>
          <table:table-cell office:value-type="string">
            <text:p>http://2015.sofifa.org/15/players/60/219449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Luck</text:p>
          </table:table-cell>
          <table:table-cell office:value-type="string">
            <text:p>Daniel</text:p>
          </table:table-cell>
          <table:table-cell office:value-type="string">
            <text:p>G</text:p>
          </table:table-cell>
          <table:table-cell office:value-type="string">
            <text:p>http://2015.sofifa.org/15/players/60/212227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urchet</text:p>
          </table:table-cell>
          <table:table-cell office:value-type="string">
            <text:p>Nico</text:p>
          </table:table-cell>
          <table:table-cell office:value-type="string">
            <text:p>G</text:p>
          </table:table-cell>
          <table:table-cell office:value-type="string">
            <text:p>http://2015.sofifa.org/15/players/60/191253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Koc</text:p>
          </table:table-cell>
          <table:table-cell office:value-type="string">
            <text:p>Suleyman</text:p>
          </table:table-cell>
          <table:table-cell office:value-type="string">
            <text:p>MDR</text:p>
          </table:table-cell>
          <table:table-cell office:value-type="string">
            <text:p>http://2015.sofifa.org/15/players/60/211815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Welker</text:p>
          </table:table-cell>
          <table:table-cell office:value-type="string">
            <text:p>Tim</text:p>
          </table:table-cell>
          <table:table-cell office:value-type="string">
            <text:p>DC</text:p>
          </table:table-cell>
          <table:table-cell office:value-type="string">
            <text:p>http://2015.sofifa.org/15/players/60/211815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Vucinovic</text:p>
          </table:table-cell>
          <table:table-cell office:value-type="string">
            <text:p>Marc</text:p>
          </table:table-cell>
          <table:table-cell office:value-type="string">
            <text:p>MDR</text:p>
          </table:table-cell>
          <table:table-cell office:value-type="string">
            <text:p>http://2015.sofifa.org/15/players/60/216386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Heinloth</text:p>
          </table:table-cell>
          <table:table-cell office:value-type="string">
            <text:p>Michael</text:p>
          </table:table-cell>
          <table:table-cell office:value-type="string">
            <text:p>DD</text:p>
          </table:table-cell>
          <table:table-cell office:value-type="string">
            <text:p>http://2015.sofifa.org/15/players/60/219448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Maier</text:p>
          </table:table-cell>
          <table:table-cell office:value-type="string">
            <text:p>Viktor</text:p>
          </table:table-cell>
          <table:table-cell office:value-type="string">
            <text:p>BU</text:p>
          </table:table-cell>
          <table:table-cell office:value-type="string">
            <text:p>http://2015.sofifa.org/15/players/60/223884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Nubel</text:p>
          </table:table-cell>
          <table:table-cell office:value-type="string">
            <text:p>Alexander</text:p>
          </table:table-cell>
          <table:table-cell office:value-type="string">
            <text:p>G</text:p>
          </table:table-cell>
          <table:table-cell office:value-type="string">
            <text:p>http://2015.sofifa.org/15/players/60/223885.png</text:p>
          </table:table-cell>
          <table:table-cell office:value-type="string">
            <text:p>SC Paderborn 07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Parker</text:p>
          </table:table-cell>
          <table:table-cell office:value-type="string">
            <text:p>Shawn</text:p>
          </table:table-cell>
          <table:table-cell office:value-type="string">
            <text:p>BU</text:p>
          </table:table-cell>
          <table:table-cell office:value-type="string">
            <text:p>http://2015.sofifa.org/15/players/60/204427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Verhaegh</text:p>
          </table:table-cell>
          <table:table-cell office:value-type="string">
            <text:p>Paul</text:p>
          </table:table-cell>
          <table:table-cell office:value-type="string">
            <text:p>DD</text:p>
          </table:table-cell>
          <table:table-cell office:value-type="string">
            <text:p>http://2015.sofifa.org/15/players/60/148839.png</text:p>
          </table:table-cell>
          <table:table-cell office:value-type="string">
            <text:p>FC Augsbourg</text:p>
          </table:table-cell>
          <table:table-cell table:number-columns-repeated="2" office:value-type="string">
            <text:p>Pays-Bas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Hong</text:p>
          </table:table-cell>
          <table:table-cell office:value-type="string">
            <text:p>Jeong Ho</text:p>
          </table:table-cell>
          <table:table-cell office:value-type="string">
            <text:p>DC</text:p>
          </table:table-cell>
          <table:table-cell office:value-type="string">
            <text:p>http://2015.sofifa.org/15/players/60/200588.png</text:p>
          </table:table-cell>
          <table:table-cell office:value-type="string">
            <text:p>FC Augsbourg</text:p>
          </table:table-cell>
          <table:table-cell/>
          <table:table-cell office:value-type="string">
            <text:p>Coree du Sud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Esswein</text:p>
          </table:table-cell>
          <table:table-cell office:value-type="string">
            <text:p>Alexander</text:p>
          </table:table-cell>
          <table:table-cell office:value-type="string">
            <text:p>MG</text:p>
          </table:table-cell>
          <table:table-cell office:value-type="string">
            <text:p>http://2015.sofifa.org/15/players/60/189272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Matavz</text:p>
          </table:table-cell>
          <table:table-cell office:value-type="string">
            <text:p>Tim</text:p>
          </table:table-cell>
          <table:table-cell office:value-type="string">
            <text:p>BU</text:p>
          </table:table-cell>
          <table:table-cell office:value-type="string">
            <text:p>http://2015.sofifa.org/15/players/60/181780.png</text:p>
          </table:table-cell>
          <table:table-cell office:value-type="string">
            <text:p>FC Augsbourg</text:p>
          </table:table-cell>
          <table:table-cell office:value-type="string">
            <text:p>Slovenie</text:p>
          </table:table-cell>
          <table:table-cell office:value-type="string">
            <text:p>Sloven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Durdic</text:p>
          </table:table-cell>
          <table:table-cell office:value-type="string">
            <text:p>Nikola</text:p>
          </table:table-cell>
          <table:table-cell office:value-type="string">
            <text:p>BU</text:p>
          </table:table-cell>
          <table:table-cell office:value-type="string">
            <text:p>http://2015.sofifa.org/15/players/60/198611.png</text:p>
          </table:table-cell>
          <table:table-cell office:value-type="string">
            <text:p>FC Augsbourg</text:p>
          </table:table-cell>
          <table:table-cell/>
          <table:table-cell office:value-type="string">
            <text:p>Serb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aba</text:p>
          </table:table-cell>
          <table:table-cell office:value-type="string">
            <text:p>Abdul</text:p>
          </table:table-cell>
          <table:table-cell office:value-type="string">
            <text:p>DG</text:p>
          </table:table-cell>
          <table:table-cell office:value-type="string">
            <text:p>http://2015.sofifa.org/15/players/60/209620.png</text:p>
          </table:table-cell>
          <table:table-cell office:value-type="string">
            <text:p>FC Augsbourg</text:p>
          </table:table-cell>
          <table:table-cell/>
          <table:table-cell office:value-type="string">
            <text:p>Ghana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Altintop</text:p>
          </table:table-cell>
          <table:table-cell office:value-type="string">
            <text:p>Halil</text:p>
          </table:table-cell>
          <table:table-cell office:value-type="string">
            <text:p>MOC</text:p>
          </table:table-cell>
          <table:table-cell office:value-type="string">
            <text:p>http://2015.sofifa.org/15/players/60/107651.png</text:p>
          </table:table-cell>
          <table:table-cell office:value-type="string">
            <text:p>FC Augsbourg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obadilla</text:p>
          </table:table-cell>
          <table:table-cell office:value-type="string">
            <text:p>Raul</text:p>
          </table:table-cell>
          <table:table-cell office:value-type="string">
            <text:p>BU</text:p>
          </table:table-cell>
          <table:table-cell office:value-type="string">
            <text:p>http://2015.sofifa.org/15/players/60/183249.png</text:p>
          </table:table-cell>
          <table:table-cell office:value-type="string">
            <text:p>FC Augsbourg</text:p>
          </table:table-cell>
          <table:table-cell/>
          <table:table-cell office:value-type="string">
            <text:p>Argenti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Manninger</text:p>
          </table:table-cell>
          <table:table-cell office:value-type="string">
            <text:p>Alexander</text:p>
          </table:table-cell>
          <table:table-cell office:value-type="string">
            <text:p>G</text:p>
          </table:table-cell>
          <table:table-cell office:value-type="string">
            <text:p>http://2015.sofifa.org/15/players/60/6895.png</text:p>
          </table:table-cell>
          <table:table-cell office:value-type="string">
            <text:p>FC Augsbourg</text:p>
          </table:table-cell>
          <table:table-cell/>
          <table:table-cell office:value-type="string">
            <text:p>Autrich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Klavan</text:p>
          </table:table-cell>
          <table:table-cell office:value-type="string">
            <text:p>Ragnar</text:p>
          </table:table-cell>
          <table:table-cell office:value-type="string">
            <text:p>DC</text:p>
          </table:table-cell>
          <table:table-cell office:value-type="string">
            <text:p>http://2015.sofifa.org/15/players/60/140620.png</text:p>
          </table:table-cell>
          <table:table-cell office:value-type="string">
            <text:p>FC Augsbourg</text:p>
          </table:table-cell>
          <table:table-cell/>
          <table:table-cell office:value-type="string">
            <text:p>Eston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Hitz</text:p>
          </table:table-cell>
          <table:table-cell office:value-type="string">
            <text:p>Marwin</text:p>
          </table:table-cell>
          <table:table-cell office:value-type="string">
            <text:p>G</text:p>
          </table:table-cell>
          <table:table-cell office:value-type="string">
            <text:p>http://2015.sofifa.org/15/players/60/190243.png</text:p>
          </table:table-cell>
          <table:table-cell office:value-type="string">
            <text:p>FC Augsbourg</text:p>
          </table:table-cell>
          <table:table-cell table:number-columns-repeated="2" office:value-type="string">
            <text:p>Suiss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Caiuby</text:p>
          </table:table-cell>
          <table:table-cell/>
          <table:table-cell office:value-type="string">
            <text:p>MG</text:p>
          </table:table-cell>
          <table:table-cell office:value-type="string">
            <text:p>http://2015.sofifa.org/15/players/60/189196.png</text:p>
          </table:table-cell>
          <table:table-cell office:value-type="string">
            <text:p>FC Augsbourg</text:p>
          </table:table-cell>
          <table:table-cell/>
          <table:table-cell office:value-type="string">
            <text:p>Bresil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Baier</text:p>
          </table:table-cell>
          <table:table-cell office:value-type="string">
            <text:p>Daniel</text:p>
          </table:table-cell>
          <table:table-cell office:value-type="string">
            <text:p>MDC</text:p>
          </table:table-cell>
          <table:table-cell office:value-type="string">
            <text:p>http://2015.sofifa.org/15/players/60/137351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Feulner</text:p>
          </table:table-cell>
          <table:table-cell office:value-type="string">
            <text:p>Markus</text:p>
          </table:table-cell>
          <table:table-cell office:value-type="string">
            <text:p>MC</text:p>
          </table:table-cell>
          <table:table-cell office:value-type="string">
            <text:p>http://2015.sofifa.org/15/players/60/102356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Callsen-Bracker</text:p>
          </table:table-cell>
          <table:table-cell office:value-type="string">
            <text:p>Jan-Ingwer</text:p>
          </table:table-cell>
          <table:table-cell office:value-type="string">
            <text:p>DC</text:p>
          </table:table-cell>
          <table:table-cell office:value-type="string">
            <text:p>http://2015.sofifa.org/15/players/60/137449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Kohr</text:p>
          </table:table-cell>
          <table:table-cell office:value-type="string">
            <text:p>Dominik</text:p>
          </table:table-cell>
          <table:table-cell office:value-type="string">
            <text:p>MDC</text:p>
          </table:table-cell>
          <table:table-cell office:value-type="string">
            <text:p>http://2015.sofifa.org/15/players/60/212212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Moravek</text:p>
          </table:table-cell>
          <table:table-cell office:value-type="string">
            <text:p>Jan</text:p>
          </table:table-cell>
          <table:table-cell office:value-type="string">
            <text:p>MC</text:p>
          </table:table-cell>
          <table:table-cell office:value-type="string">
            <text:p>http://2015.sofifa.org/15/players/60/183220.png</text:p>
          </table:table-cell>
          <table:table-cell office:value-type="string">
            <text:p>FC Augsbourg</text:p>
          </table:table-cell>
          <table:table-cell/>
          <table:table-cell office:value-type="string">
            <text:p>Republique Tchequ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Werner</text:p>
          </table:table-cell>
          <table:table-cell office:value-type="string">
            <text:p>Tobias</text:p>
          </table:table-cell>
          <table:table-cell office:value-type="string">
            <text:p>MG</text:p>
          </table:table-cell>
          <table:table-cell office:value-type="string">
            <text:p>http://2015.sofifa.org/15/players/60/177100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de Jong</text:p>
          </table:table-cell>
          <table:table-cell office:value-type="string">
            <text:p>Marcel</text:p>
          </table:table-cell>
          <table:table-cell office:value-type="string">
            <text:p>DG</text:p>
          </table:table-cell>
          <table:table-cell office:value-type="string">
            <text:p>http://2015.sofifa.org/15/players/60/164581.png</text:p>
          </table:table-cell>
          <table:table-cell office:value-type="string">
            <text:p>FC Augsbourg</text:p>
          </table:table-cell>
          <table:table-cell/>
          <table:table-cell office:value-type="string">
            <text:p>Canada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Gelios</text:p>
          </table:table-cell>
          <table:table-cell office:value-type="string">
            <text:p>Ioannis</text:p>
          </table:table-cell>
          <table:table-cell office:value-type="string">
            <text:p>G</text:p>
          </table:table-cell>
          <table:table-cell office:value-type="string">
            <text:p>http://2015.sofifa.org/15/players/60/204334.png</text:p>
          </table:table-cell>
          <table:table-cell office:value-type="string">
            <text:p>FC Augsbourg</text:p>
          </table:table-cell>
          <table:table-cell/>
          <table:table-cell office:value-type="string">
            <text:p>Grec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Ekin</text:p>
          </table:table-cell>
          <table:table-cell office:value-type="string">
            <text:p>Arif</text:p>
          </table:table-cell>
          <table:table-cell office:value-type="string">
            <text:p>MG</text:p>
          </table:table-cell>
          <table:table-cell office:value-type="string">
            <text:p>http://2015.sofifa.org/15/players/60/216278.png</text:p>
          </table:table-cell>
          <table:table-cell office:value-type="string">
            <text:p>FC Augsbourg</text:p>
          </table:table-cell>
          <table:table-cell/>
          <table:table-cell office:value-type="string">
            <text:p>Turqu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Molders</text:p>
          </table:table-cell>
          <table:table-cell office:value-type="string">
            <text:p>Sascha</text:p>
          </table:table-cell>
          <table:table-cell office:value-type="string">
            <text:p>BU</text:p>
          </table:table-cell>
          <table:table-cell office:value-type="string">
            <text:p>http://2015.sofifa.org/15/players/60/183712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Reinhardt</text:p>
          </table:table-cell>
          <table:table-cell office:value-type="string">
            <text:p>Dominik</text:p>
          </table:table-cell>
          <table:table-cell office:value-type="string">
            <text:p>DD</text:p>
          </table:table-cell>
          <table:table-cell office:value-type="string">
            <text:p>http://2015.sofifa.org/15/players/60/137261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Philp</text:p>
          </table:table-cell>
          <table:table-cell office:value-type="string">
            <text:p>Ronny</text:p>
          </table:table-cell>
          <table:table-cell office:value-type="string">
            <text:p>DD</text:p>
          </table:table-cell>
          <table:table-cell office:value-type="string">
            <text:p>http://2015.sofifa.org/15/players/60/208959.png</text:p>
          </table:table-cell>
          <table:table-cell office:value-type="string">
            <text:p>FC Augsbourg</text:p>
          </table:table-cell>
          <table:table-cell/>
          <table:table-cell office:value-type="string">
            <text:p>Rouman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Uhde</text:p>
          </table:table-cell>
          <table:table-cell office:value-type="string">
            <text:p>Maik</text:p>
          </table:table-cell>
          <table:table-cell office:value-type="string">
            <text:p>DC</text:p>
          </table:table-cell>
          <table:table-cell office:value-type="string">
            <text:p>http://2015.sofifa.org/15/players/60/216274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Thommy</text:p>
          </table:table-cell>
          <table:table-cell office:value-type="string">
            <text:p>Erik</text:p>
          </table:table-cell>
          <table:table-cell office:value-type="string">
            <text:p>MG</text:p>
          </table:table-cell>
          <table:table-cell office:value-type="string">
            <text:p>http://2015.sofifa.org/15/players/60/221797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Framberger</text:p>
          </table:table-cell>
          <table:table-cell office:value-type="string">
            <text:p>Raphael</text:p>
          </table:table-cell>
          <table:table-cell office:value-type="string">
            <text:p>DD</text:p>
          </table:table-cell>
          <table:table-cell office:value-type="string">
            <text:p>http://2015.sofifa.org/15/players/60/216282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Reinthaler</text:p>
          </table:table-cell>
          <table:table-cell office:value-type="string">
            <text:p>Max</text:p>
          </table:table-cell>
          <table:table-cell office:value-type="string">
            <text:p>MC</text:p>
          </table:table-cell>
          <table:table-cell/>
          <table:table-cell office:value-type="string">
            <text:p>FC Augsbourg</text:p>
          </table:table-cell>
          <table:table-cell/>
          <table:table-cell office:value-type="string">
            <text:p>Itali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Schuster</text:p>
          </table:table-cell>
          <table:table-cell office:value-type="string">
            <text:p>Marco</text:p>
          </table:table-cell>
          <table:table-cell office:value-type="string">
            <text:p>MDC</text:p>
          </table:table-cell>
          <table:table-cell office:value-type="string">
            <text:p>http://2015.sofifa.org/15/players/60/223680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  <table:table-row table:style-name="ro3">
          <table:table-cell office:value-type="string">
            <text:p>Rieder</text:p>
          </table:table-cell>
          <table:table-cell office:value-type="string">
            <text:p>Tim</text:p>
          </table:table-cell>
          <table:table-cell office:value-type="string">
            <text:p>DC</text:p>
          </table:table-cell>
          <table:table-cell office:value-type="string">
            <text:p>http://2015.sofifa.org/15/players/60/223679.png</text:p>
          </table:table-cell>
          <table:table-cell office:value-type="string">
            <text:p>FC Augsbourg</text:p>
          </table:table-cell>
          <table:table-cell/>
          <table:table-cell office:value-type="string">
            <text:p>Allemagne</text:p>
          </table:table-cell>
          <table:table-cell office:value-type="string">
            <text:p>Bundesliga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9">29/10/2014</text:date>, <text:time>17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x Boss</meta:initial-creator>
    <meta:creation-date>2014-10-25T17:02:36.07</meta:creation-date>
    <dc:date>2014-10-29T17:09:58.54</dc:date>
    <dc:creator>Max Boss</dc:creator>
    <meta:editing-duration>PT3H55M2S</meta:editing-duration>
    <meta:editing-cycles>22</meta:editing-cycles>
    <meta:generator>OpenOffice.org/3.3$Win32 OpenOffice.org_project/330m20$Build-9567</meta:generator>
    <meta:document-statistic meta:table-count="3" meta:cell-count="3832" meta:object-count="0"/>
  </office:meta>
</office:document-meta>
</file>